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Franklin Gothic Medium" svg:font-family="'Franklin Gothic Medium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3mm"/>
    </style:style>
    <style:style style:name="co2" style:family="table-column">
      <style:table-column-properties fo:break-before="auto" style:column-width="11.61mm"/>
    </style:style>
    <style:style style:name="co3" style:family="table-column">
      <style:table-column-properties fo:break-before="auto" style:column-width="11.32mm"/>
    </style:style>
    <style:style style:name="co4" style:family="table-column">
      <style:table-column-properties fo:break-before="auto" style:column-width="1.59mm"/>
    </style:style>
    <style:style style:name="co5" style:family="table-column">
      <style:table-column-properties fo:break-before="auto" style:column-width="7.94mm"/>
    </style:style>
    <style:style style:name="co6" style:family="table-column">
      <style:table-column-properties fo:break-before="auto" style:column-width="6.35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6.93mm"/>
    </style:style>
    <style:style style:name="co10" style:family="table-column">
      <style:table-column-properties fo:break-before="auto" style:column-width="10.58mm"/>
    </style:style>
    <style:style style:name="co11" style:family="table-column">
      <style:table-column-properties fo:break-before="auto" style:column-width="14.29mm"/>
    </style:style>
    <style:style style:name="co12" style:family="table-column">
      <style:table-column-properties fo:break-before="auto" style:column-width="24.87mm"/>
    </style:style>
    <style:style style:name="co13" style:family="table-column">
      <style:table-column-properties fo:break-before="auto" style:column-width="16.3mm"/>
    </style:style>
    <style:style style:name="co14" style:family="table-column">
      <style:table-column-properties fo:break-before="auto" style:column-width="17.13mm"/>
    </style:style>
    <style:style style:name="co15" style:family="table-column">
      <style:table-column-properties fo:break-before="auto" style:column-width="11.11mm"/>
    </style:style>
    <style:style style:name="co16" style:family="table-column">
      <style:table-column-properties fo:break-before="auto" style:column-width="15.08mm"/>
    </style:style>
    <style:style style:name="co17" style:family="table-column">
      <style:table-column-properties fo:break-before="auto" style:column-width="20.18mm"/>
    </style:style>
    <style:style style:name="co18" style:family="table-column">
      <style:table-column-properties fo:break-before="auto" style:column-width="12.44mm"/>
    </style:style>
    <style:style style:name="co19" style:family="table-column">
      <style:table-column-properties fo:break-before="auto" style:column-width="17.46mm"/>
    </style:style>
    <style:style style:name="co20" style:family="table-column">
      <style:table-column-properties fo:break-before="auto" style:column-width="30.96mm"/>
    </style:style>
    <style:style style:name="co21" style:family="table-column">
      <style:table-column-properties fo:break-before="auto" style:column-width="47.38mm"/>
    </style:style>
    <style:style style:name="co22" style:family="table-column">
      <style:table-column-properties fo:break-before="auto" style:column-width="2.72mm"/>
    </style:style>
    <style:style style:name="co23" style:family="table-column">
      <style:table-column-properties fo:break-before="auto" style:column-width="23.55mm"/>
    </style:style>
    <style:style style:name="co24" style:family="table-column">
      <style:table-column-properties fo:break-before="auto" style:column-width="0.53mm"/>
    </style:style>
    <style:style style:name="co25" style:family="table-column">
      <style:table-column-properties fo:break-before="auto" style:column-width="75.71mm"/>
    </style:style>
    <style:style style:name="co26" style:family="table-column">
      <style:table-column-properties fo:break-before="auto" style:column-width="5.29mm"/>
    </style:style>
    <style:style style:name="co27" style:family="table-column">
      <style:table-column-properties fo:break-before="auto" style:column-width="15.35mm"/>
    </style:style>
    <style:style style:name="co28" style:family="table-column">
      <style:table-column-properties fo:break-before="auto" style:column-width="19.84mm"/>
    </style:style>
    <style:style style:name="co29" style:family="table-column">
      <style:table-column-properties fo:break-before="auto" style:column-width="4.23mm"/>
    </style:style>
    <style:style style:name="co30" style:family="table-column">
      <style:table-column-properties fo:break-before="auto" style:column-width="9.26mm"/>
    </style:style>
    <style:style style:name="co31" style:family="table-column">
      <style:table-column-properties fo:break-before="auto" style:column-width="8.73mm"/>
    </style:style>
    <style:style style:name="co32" style:family="table-column">
      <style:table-column-properties fo:break-before="auto" style:column-width="18.26mm"/>
    </style:style>
    <style:style style:name="co33" style:family="table-column">
      <style:table-column-properties fo:break-before="auto" style:column-width="13.4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4.57mm" fo:break-before="auto" style:use-optimal-row-height="false"/>
    </style:style>
    <style:style style:name="ro4" style:family="table-row">
      <style:table-row-properties style:row-height="6.05mm" fo:break-before="auto" style:use-optimal-row-height="false"/>
    </style:style>
    <style:style style:name="ro5" style:family="table-row">
      <style:table-row-properties style:row-height="7.36mm" fo:break-before="auto" style:use-optimal-row-height="true"/>
    </style:style>
    <style:style style:name="ro6" style:family="table-row">
      <style:table-row-properties style:row-height="2.38mm" fo:break-before="auto" style:use-optimal-row-height="false"/>
    </style:style>
    <style:style style:name="ro7" style:family="table-row">
      <style:table-row-properties style:row-height="2.12mm" fo:break-before="auto" style:use-optimal-row-height="false"/>
    </style:style>
    <style:style style:name="ro8" style:family="table-row">
      <style:table-row-properties style:row-height="4.76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0" style:family="table-cell" style:parent-style-name="Default" style:data-style-name="N0">
      <style:text-properties style:font-name="Franklin Gothic Medium" style:font-name-asian="Franklin Gothic Medium" style:font-name-complex="Franklin Gothic Medium"/>
    </style:style>
    <style:style style:name="ce5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weight="bold" style:font-name-asian="Franklin Gothic Medium" style:font-weight-asian="bold" style:font-name-complex="Franklin Gothic Medium" style:font-weight-complex="bold"/>
    </style:style>
    <style:style style:name="ce59" style:family="table-cell" style:parent-style-name="Default" style:data-style-name="N0">
      <style:table-cell-properties fo:background-color="#d9d9d9" style:text-align-source="fix" style:repeat-content="false" fo:border="0.06pt solid #000000" style:vertical-align="middle"/>
      <style:paragraph-properties fo:text-align="start" fo:margin-left="0mm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61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style:rotation-angle="90" fo:border-top="0.06pt solid #000000" style:vertical-align="middle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5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top"/>
      <style:paragraph-properties fo:text-align="start" fo:margin-left="0mm"/>
      <style:text-properties style:font-name="Franklin Gothic Medium" style:font-name-asian="Franklin Gothic Medium" style:font-name-complex="Franklin Gothic Medium"/>
    </style:style>
    <style:style style:name="ce6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Franklin Gothic Medium" fo:font-size="12pt" fo:font-weight="bold" style:font-name-asian="Franklin Gothic Medium" style:font-size-asian="12pt" style:font-weight-asian="bold" style:font-name-complex="Franklin Gothic Medium" style:font-size-complex="12pt" style:font-weight-complex="bold"/>
    </style:style>
    <style:style style:name="ce64" style:family="table-cell" style:parent-style-name="Default" style:data-style-name="N0">
      <style:table-cell-properties fo:border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67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Franklin Gothic Medium" style:font-name-asian="Franklin Gothic Medium" style:font-name-complex="Franklin Gothic Medium"/>
    </style:style>
    <style:style style:name="ce68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Franklin Gothic Medium" style:font-name-asian="Franklin Gothic Medium" style:font-name-complex="Franklin Gothic Medium"/>
    </style:style>
    <style:style style:name="ce71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1" style:family="table-cell" style:parent-style-name="Default" style:data-style-name="N0">
      <style:table-cell-properties style:cell-protect="none" style:print-content="true" fo:border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7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Franklin Gothic Medium" fo:font-weight="bold" style:font-name-asian="Franklin Gothic Medium" style:font-weight-asian="bold" style:font-name-complex="Franklin Gothic Medium" style:font-weight-complex="bold"/>
    </style:style>
    <style:style style:name="ce75" style:family="table-cell" style:parent-style-name="Default">
      <style:table-cell-properties fo:border="0.06pt solid #000000"/>
    </style:style>
    <style:style style:name="ce76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automatic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77" style:family="table-cell" style:parent-style-name="Default" style:data-style-name="N0">
      <style:table-cell-properties fo:border="0.06pt solid #000000"/>
      <style:text-properties style:font-name="Franklin Gothic Medium" style:font-name-asian="Franklin Gothic Medium" style:font-name-complex="Franklin Gothic Medium"/>
    </style:style>
    <style:style style:name="ce80" style:family="table-cell" style:parent-style-name="Default" style:data-style-name="N0"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82" style:family="table-cell" style:parent-style-name="Default" style:data-style-name="N0">
      <style:table-cell-properties style:text-align-source="fix" style:repeat-content="false" fo:wrap-option="wrap" fo:border="0.06pt solid #000000" style:rotation-angle="90" style:vertical-align="middle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84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89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Franklin Gothic Medium" style:font-name-asian="Franklin Gothic Medium" style:font-name-complex="Franklin Gothic Medium"/>
    </style:style>
    <style:style style:name="ce91" style:family="table-cell" style:parent-style-name="Vírgula" style:data-style-name="N115">
      <style:table-cell-properties fo:background-color="#d9d9d9" fo:border="0.06pt solid #000000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93" style:family="table-cell" style:parent-style-name="Default" style:data-style-name="N2">
      <style:table-cell-properties style:cell-protect="none" style:print-content="true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9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96" style:family="table-cell" style:parent-style-name="Default" style:data-style-name="N0">
      <style:table-cell-properties fo:background-color="#d9d9d9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01" style:family="table-cell" style:parent-style-name="Default" style:data-style-name="N2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02" style:family="table-cell" style:parent-style-name="Moeda" style:data-style-name="N111">
      <style:table-cell-properties fo:background-color="#c0c0c0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03" style:family="table-cell" style:parent-style-name="Vírgula" style:data-style-name="N115">
      <style:table-cell-properties fo:background-color="#c0c0c0" fo:border="0.06pt solid #000000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08" style:family="table-cell" style:parent-style-name="Default" style:data-style-name="N36">
      <style:table-cell-properties style:cell-protect="none" style:print-content="true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09" style:family="table-cell" style:parent-style-name="Vírgula" style:data-style-name="N115">
      <style:table-cell-properties fo:background-color="#d9d9d9" fo:border="0.06pt solid #000000" style:vertical-align="middl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d4" style:font-name="Franklin Gothic Medium" style:font-name-asian="Franklin Gothic Medium" style:font-name-complex="Franklin Gothic Medium"/>
    </style:style>
    <style:style style:name="ce18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weight="bold" style:font-name-asian="Franklin Gothic Medium" style:font-weight-asian="bold" style:font-name-complex="Franklin Gothic Medium" style:font-weight-complex="bold"/>
    </style:style>
    <style:style style:name="ce32" style:family="table-cell" style:parent-style-name="Default" style:data-style-name="N0"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33" style:family="table-cell" style:parent-style-name="Default" style:data-style-name="N0">
      <style:table-cell-properties fo:background-color="#c0c0c0" style:text-align-source="fix" style:repeat-content="false" fo:border="0.06pt solid #000000" style:vertical-align="middle"/>
      <style:paragraph-properties fo:text-align="start" fo:margin-left="0mm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35" style:family="table-cell" style:parent-style-name="Default" style:data-style-name="N0">
      <style:table-cell-properties fo:background-color="#c0c0c0" fo:border="0.06pt solid #000000" style:vertical-align="middl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34" style:family="table-cell" style:parent-style-name="Default" style:data-style-name="N0">
      <style:table-cell-properties fo:background-color="#808080" style:text-align-source="fix" style:repeat-content="false" fo:wrap-option="wrap" fo:border="0.06pt solid #000000" style:vertical-align="middle"/>
      <style:paragraph-properties fo:text-align="center"/>
      <style:text-properties fo:color="#ffffff" style:font-name="Franklin Gothic Medium" fo:font-size="8pt" style:font-name-asian="Franklin Gothic Medium" style:font-size-asian="8pt" style:font-name-complex="Franklin Gothic Medium" style:font-size-complex="8pt"/>
    </style:style>
    <style:style style:name="ce39" style:family="table-cell" style:parent-style-name="Default" style:data-style-name="N0">
      <style:table-cell-properties fo:background-color="#00a933"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font-name="Arial1" fo:font-size="8pt" fo:language="none" fo:country="none" fo:font-weight="bold" style:font-name-asian="DejaVu Sans" style:font-size-asian="8pt" style:language-asian="none" style:country-asian="none" style:font-weight-asian="bold" style:font-name-complex="Arial" style:font-size-complex="8pt" style:language-complex="none" style:country-complex="none" style:font-weight-complex="bold"/>
    </style:style>
    <style:style style:name="ce60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40" style:family="table-cell" style:parent-style-name="Default" style:data-style-name="N0">
      <style:table-cell-properties fo:background-color="#00a933" style:text-align-source="fix" style:repeat-content="false" fo:border="0.06pt solid #000000" style:vertical-align="middle"/>
      <style:paragraph-properties fo:text-align="start" fo:margin-left="0mm"/>
      <style:text-properties fo:color="#000000" style:font-name="Arial1" fo:font-size="8pt" fo:language="none" fo:country="none" fo:font-weight="bold" style:font-name-asian="DejaVu Sans" style:font-size-asian="8pt" style:language-asian="none" style:country-asian="none" style:font-weight-asian="bold" style:font-name-complex="Arial" style:font-size-complex="8pt" style:language-complex="none" style:country-complex="none" style:font-weight-complex="bold"/>
    </style:style>
    <style:style style:name="ce42" style:family="table-cell" style:parent-style-name="Default" style:data-style-name="N0">
      <style:table-cell-properties fo:background-color="#00a933" style:text-align-source="fix" style:repeat-content="false" fo:border="0.06pt solid #000000" style:vertical-align="top"/>
      <style:paragraph-properties fo:text-align="start" fo:margin-left="0mm"/>
      <style:text-properties fo:color="#000000" style:font-name="Arial1" fo:font-size="8pt" fo:language="none" fo:country="none" fo:font-weight="bold" style:font-name-asian="DejaVu Sans" style:font-size-asian="8pt" style:language-asian="none" style:country-asian="none" style:font-weight-asian="bold" style:font-name-complex="Arial" style:font-size-complex="8pt" style:language-complex="none" style:country-complex="none" style:font-weight-complex="bold"/>
    </style:style>
    <style:style style:name="ce45" style:family="table-cell" style:parent-style-name="Default" style:data-style-name="N0">
      <style:table-cell-properties fo:background-color="#00a933" style:text-align-source="fix" style:repeat-content="false" fo:border="0.06pt solid #000000" style:vertical-align="middle"/>
      <style:paragraph-properties fo:text-align="start" fo:margin-left="0mm"/>
      <style:text-properties fo:color="#000000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49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start" fo:margin-left="0mm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47" style:family="table-cell" style:parent-style-name="Default" style:data-style-name="N0">
      <style:table-cell-properties fo:background-color="#00a933"/>
      <style:text-properties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51" style:family="table-cell" style:parent-style-name="Default">
      <style:table-cell-properties fo:background-color="#00a933"/>
      <style:text-properties style:font-name="Arial1" fo:font-size="8pt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ackground-color="#b2b2b2"/>
    </style:style>
    <style:style style:name="ce56" style:family="table-cell" style:parent-style-name="Default" style:data-style-name="N0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46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color="#ffffff" style:font-name="Franklin Gothic Medium" fo:font-size="8pt" style:font-name-asian="Franklin Gothic Medium" style:font-size-asian="8pt" style:font-name-complex="Franklin Gothic Medium" style:font-size-complex="8pt"/>
    </style:style>
    <style:style style:name="ce83" style:family="table-cell" style:parent-style-name="Default" style:data-style-name="N0">
      <style:table-cell-properties fo:background-color="#00a933" style:text-align-source="fix" style:repeat-content="false" fo:border="0.06pt solid #000000" style:vertical-align="middle"/>
      <style:paragraph-properties fo:text-align="center"/>
      <style:text-properties fo:color="#ffffff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66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70" style:family="table-cell" style:parent-style-name="Default" style:data-style-name="N0">
      <style:table-cell-properties fo:background-color="#00a933" style:text-align-source="fix" style:repeat-content="false" fo:border="0.06pt solid #000000" style:vertical-align="automatic"/>
      <style:paragraph-properties fo:text-align="center"/>
      <style:text-properties fo:color="#000000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74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1" style:base-cell-address="Funções.G9"/>
      <style:map style:condition="cell-content()=&quot;A&quot;" style:apply-style-name="cf2" style:base-cell-address="Funções.G9"/>
      <style:map style:condition="cell-content()=&quot;E&quot;" style:apply-style-name="cf3" style:base-cell-address="Funções.G9"/>
    </style:style>
    <style:style style:name="ce168" style:family="table-cell" style:parent-style-name="Default" style:data-style-name="N0">
      <style:table-cell-properties fo:background-color="#00a933" style:text-align-source="fix" style:repeat-content="false" fo:border="0.06pt solid #000000" style:vertical-align="automatic"/>
      <style:paragraph-properties fo:text-align="center"/>
      <style:text-properties fo:color="#000000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  <style:map style:condition="cell-content()=&quot;I&quot;" style:apply-style-name="cf1" style:base-cell-address="Funções.G9"/>
      <style:map style:condition="cell-content()=&quot;A&quot;" style:apply-style-name="cf2" style:base-cell-address="Funções.G9"/>
      <style:map style:condition="cell-content()=&quot;E&quot;" style:apply-style-name="cf3" style:base-cell-address="Funções.G9"/>
    </style:style>
    <style:style style:name="ce69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  <style:text-properties fo:color="#ffffff" style:font-name="Franklin Gothic Medium" fo:font-size="8pt" style:font-name-asian="Franklin Gothic Medium" style:font-size-asian="8pt" style:font-name-complex="Franklin Gothic Medium" style:font-size-complex="8pt"/>
    </style:style>
    <style:style style:name="ce179" style:family="table-cell" style:parent-style-name="Default" style:data-style-name="N0">
      <style:table-cell-properties fo:background-color="#00a933" style:text-align-source="fix" style:repeat-content="false" fo:border="0.06pt solid #000000" style:vertical-align="automatic"/>
      <style:paragraph-properties fo:text-align="center"/>
      <style:text-properties fo:color="#ffffff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66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6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automatic"/>
      <style:paragraph-properties fo:text-align="center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187" style:family="table-cell" style:parent-style-name="Default" style:data-style-name="N0">
      <style:table-cell-properties fo:background-color="#00a933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90" style:family="table-cell" style:parent-style-name="Default" style:data-style-name="N0">
      <style:table-cell-properties fo:background-color="#f79646" style:text-align-source="fix" style:repeat-content="false" fo:border="0.06pt solid #000000" style:vertical-align="middle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96" style:family="table-cell" style:parent-style-name="Default" style:data-style-name="N4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194" style:family="table-cell" style:parent-style-name="Default" style:data-style-name="N4">
      <style:table-cell-properties fo:background-color="#00a933" style:text-align-source="fix" style:repeat-content="false" fo:border="0.06pt solid #000000" style:vertical-align="automatic"/>
      <style:paragraph-properties fo:text-align="center"/>
      <style:text-properties fo:color="#000000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11" style:family="table-cell" style:parent-style-name="Default" style:data-style-name="N0">
      <style:table-cell-properties fo:wrap-option="wrap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78" style:family="table-cell" style:parent-style-name="Default" style:data-style-name="N0">
      <style:table-cell-properties fo:background-color="#bfbfbf" style:text-align-source="fix" style:repeat-content="false" fo:wrap-option="wrap" fo:border="0.06pt solid #000000" style:vertical-align="middle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79" style:family="table-cell" style:parent-style-name="Default" style:data-style-name="N0">
      <style:table-cell-properties fo:background-color="#808080" style:text-align-source="fix" style:repeat-content="false" fo:wrap-option="wrap" fo:border="0.06pt solid #000000" style:vertical-align="automatic"/>
      <style:paragraph-properties fo:text-align="center"/>
      <style:text-properties fo:color="#ffffff" style:font-name="Franklin Gothic Medium" fo:font-size="8pt" style:font-name-asian="Franklin Gothic Medium" style:font-size-asian="8pt" style:font-name-complex="Franklin Gothic Medium" style:font-size-complex="8pt"/>
    </style:style>
    <style:style style:name="ce203" style:family="table-cell" style:parent-style-name="Default" style:data-style-name="N0">
      <style:table-cell-properties fo:background-color="#00a933" style:text-align-source="fix" style:repeat-content="false" fo:wrap-option="wrap" fo:border="0.06pt solid #000000" style:vertical-align="automatic"/>
      <style:paragraph-properties fo:text-align="center"/>
      <style:text-properties fo:color="#ffffff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7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209" style:family="table-cell" style:parent-style-name="Default" style:data-style-name="N0">
      <style:table-cell-properties fo:background-color="#00a933"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213" style:family="table-cell" style:parent-style-name="Default" style:data-style-name="N0">
      <style:table-cell-properties fo:background-color="#00a933" fo:wrap-option="wrap"/>
      <style:text-properties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7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mm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216" style:family="table-cell" style:parent-style-name="Default" style:data-style-name="N0">
      <style:table-cell-properties fo:background-color="#00a933" style:text-align-source="fix" style:repeat-content="false" fo:wrap-option="wrap" style:vertical-align="automatic"/>
      <style:paragraph-properties fo:text-align="start" fo:margin-left="0mm"/>
      <style:text-properties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9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Franklin Gothic Medium" fo:font-weight="bold" style:font-name-asian="Franklin Gothic Medium" style:font-weight-asian="bold" style:font-name-complex="Franklin Gothic Medium" style:font-weight-complex="bold"/>
    </style:style>
    <style:style style:name="ce98" style:family="table-cell" style:parent-style-name="Default" style:data-style-name="N0">
      <style:table-cell-properties fo:background-color="transparent" style:vertical-align="middl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9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00" style:family="table-cell" style:parent-style-name="Default" style:data-style-name="N0">
      <style:table-cell-properties fo:background-color="transparent" style:vertical-align="automatic"/>
      <style:text-properties fo:color="#ffffff" style:font-name="Franklin Gothic Medium" fo:font-size="8pt" style:font-name-asian="Franklin Gothic Medium" style:font-size-asian="8pt" style:font-name-complex="Franklin Gothic Medium" style:font-size-complex="8pt"/>
    </style:style>
    <style:style style:name="ce223" style:family="table-cell" style:parent-style-name="Default" style:data-style-name="N0">
      <style:table-cell-properties fo:background-color="#00a933" style:vertical-align="automatic"/>
      <style:text-properties fo:color="#ffffff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7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191" style:family="table-cell" style:parent-style-name="Default" style:data-style-name="N0">
      <style:table-cell-properties fo:background-color="#00a933" style:text-align-source="fix" style:repeat-content="false" style:vertical-align="middle"/>
      <style:paragraph-properties fo:text-align="start" fo:margin-left="0mm"/>
      <style:text-properties fo:color="#000000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9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mm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105" style:family="table-cell" style:parent-style-name="Default" style:data-style-name="N0">
      <style:table-cell-properties fo:background-color="transparent"/>
      <style:text-properties style:font-name="Franklin Gothic Medium" style:font-name-asian="Franklin Gothic Medium" style:font-name-complex="Franklin Gothic Medium"/>
    </style:style>
    <style:style style:name="ce106" style:family="table-cell" style:parent-style-name="Default" style:data-style-name="N0">
      <style:table-cell-properties fo:background-color="transparent" style:vertical-align="middle"/>
      <style:text-properties style:font-name="Franklin Gothic Medium" style:font-name-asian="Franklin Gothic Medium" style:font-name-complex="Franklin Gothic Medium"/>
    </style:style>
    <style:style style:name="ce107" style:family="table-cell" style:parent-style-name="Default" style:data-style-name="N0">
      <style:table-cell-properties fo:background-color="transparent" style:vertical-align="middle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231" style:family="table-cell" style:parent-style-name="Default" style:data-style-name="N0">
      <style:table-cell-properties fo:background-color="#00a933" style:vertical-align="middle"/>
      <style:text-properties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77" style:family="table-cell" style:parent-style-name="Default" style:data-style-name="N0">
      <style:table-cell-properties fo:background-color="transparent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202" style:family="table-cell" style:parent-style-name="Default" style:data-style-name="N0">
      <style:table-cell-properties fo:background-color="#00a933"/>
      <style:text-properties fo:color="#000000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205" style:family="table-cell" style:parent-style-name="Default" style:data-style-name="N0">
      <style:table-cell-properties fo:background-color="#ffffff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112" style:family="table-cell" style:parent-style-name="Default" style:data-style-name="N0">
      <style:table-cell-properties style:vertical-align="middle"/>
      <style:text-properties style:font-name="Franklin Gothic Medium" style:font-name-asian="Franklin Gothic Medium" style:font-name-complex="Franklin Gothic Medium"/>
    </style:style>
    <style:style style:name="ce113" style:family="table-cell" style:parent-style-name="Default" style:data-style-name="N0">
      <style:table-cell-properties style:vertical-align="middle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14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style:font-name="Franklin Gothic Medium" fo:font-weight="bold" style:font-name-asian="Franklin Gothic Medium" style:font-weight-asian="bold" style:font-name-complex="Franklin Gothic Medium" style:font-weight-complex="bold"/>
    </style:style>
    <style:style style:name="ce115" style:family="table-cell" style:parent-style-name="Default" style:data-style-name="N0">
      <style:table-cell-properties fo:border-bottom="0.06pt solid #000000" fo:background-color="#c0c0c0" style:text-align-source="fix" style:repeat-content="false" fo:border-left="2.01pt solid #000000" fo:border-right="0.06pt solid #000000" fo:border-top="0.06pt solid #000000" style:vertical-align="middle"/>
      <style:paragraph-properties fo:text-align="start" fo:margin-left="0mm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16" style:family="table-cell" style:parent-style-name="Default" style:data-style-name="N0">
      <style:table-cell-properties fo:border-bottom="0.06pt solid #000000" fo:background-color="#c0c0c0" fo:border-left="2.01pt solid #000000" fo:border-right="none" fo:border-top="0.06pt solid #000000" style:vertical-align="middl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17" style:family="table-cell" style:parent-style-name="Default" style:data-style-name="N0">
      <style:table-cell-properties fo:border-bottom="0.06pt solid #000000" fo:background-color="#808080" style:text-align-source="fix" style:repeat-content="false" fo:wrap-option="wrap" fo:border-left="2.01pt solid #000000" fo:border-right="none" fo:border-top="0.06pt solid #000000" style:vertical-align="middle"/>
      <style:paragraph-properties fo:text-align="center"/>
      <style:text-properties fo:color="#ffffff" style:font-name="Franklin Gothic Medium" fo:font-size="9pt" style:font-name-asian="Franklin Gothic Medium" style:font-size-asian="9pt" style:font-name-complex="Franklin Gothic Medium" style:font-size-complex="9pt"/>
    </style:style>
    <style:style style:name="ce118" style:family="table-cell" style:parent-style-name="Default" style:data-style-name="N0">
      <style:table-cell-properties fo:border-bottom="none" fo:border-left="2.01pt solid #000000" fo:border-right="none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19" style:family="table-cell" style:parent-style-name="Default" style:data-style-name="N0">
      <style:table-cell-properties fo:border-bottom="none" fo:border-left="2.01pt solid #000000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20" style:family="table-cell" style:parent-style-name="Default" style:data-style-name="N0">
      <style:table-cell-properties fo:border-bottom="0.06pt solid #000000" fo:border-left="2.01pt solid #000000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21" style:family="table-cell" style:parent-style-name="Default" style:data-style-name="N0">
      <style:table-cell-properties fo:border-bottom="2.01pt solid #000000" fo:border-left="2.01pt solid #000000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22" style:family="table-cell" style:parent-style-name="Default" style:data-style-name="N0">
      <style:table-cell-properties fo:border-bottom="0.06pt solid #000000" fo:background-color="#c0c0c0" fo:border-left="none" fo:border-right="none" fo:border-top="0.06pt solid #000000" style:vertical-align="middl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23" style:family="table-cell" style:parent-style-name="Default" style:data-style-name="N0">
      <style:table-cell-properties fo:border-bottom="none" fo:border-left="none" fo:border-right="none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24" style:family="table-cell" style:parent-style-name="Default" style:data-style-name="N0">
      <style:table-cell-properties fo:background-color="transparent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25" style:family="table-cell" style:parent-style-name="Default" style:data-style-name="N0">
      <style:table-cell-properties fo:border-bottom="0.06pt solid #000000" fo:border-left="none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2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27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29" style:family="table-cell" style:parent-style-name="Default" style:data-style-name="N0">
      <style:table-cell-properties fo:border-bottom="0.06pt solid #000000" fo:background-color="#808080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Franklin Gothic Medium" fo:font-size="9pt" style:font-name-asian="Franklin Gothic Medium" style:font-size-asian="9pt" style:font-name-complex="Franklin Gothic Medium" style:font-size-complex="9pt"/>
    </style:style>
    <style:style style:name="ce130" style:family="table-cell" style:parent-style-name="Default" style:data-style-name="N0">
      <style:table-cell-properties fo:border-bottom="none" fo:background-color="transparent" fo:border-left="none" fo:border-right="none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1" style:family="table-cell" style:parent-style-name="Default" style:data-style-name="N0">
      <style:table-cell-properties fo:border-bottom="0.06pt solid #000000" fo:background-color="transparent" fo:border-left="none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2" style:family="table-cell" style:parent-style-name="Default" style:data-style-name="N0">
      <style:table-cell-properties fo:background-color="transparent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3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5" style:family="table-cell" style:parent-style-name="Default" style:data-style-name="N0">
      <style:table-cell-properties fo:background-color="#c0c0c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6" style:family="table-cell" style:parent-style-name="Default" style:data-style-name="N0">
      <style:table-cell-properties fo:border-bottom="2.01pt solid #000000" fo:border-left="none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20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7" style:family="table-cell" style:parent-style-name="Default" style:data-style-name="N2">
      <style:table-cell-properties fo:background-color="#c0c0c0" style:text-align-source="fix" style:repeat-content="false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8" style:family="table-cell" style:parent-style-name="Default" style:data-style-name="N2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9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0" style:family="table-cell" style:parent-style-name="Default" style:data-style-name="N0">
      <style:table-cell-properties fo:border-bottom="0.06pt solid #000000" fo:background-color="#c0c0c0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mm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1" style:family="table-cell" style:parent-style-name="Default" style:data-style-name="N0">
      <style:table-cell-properties fo:border-bottom="0.06pt solid #000000" fo:background-color="#80808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color="#ffffff" style:font-name="Franklin Gothic Medium" fo:font-size="9pt" style:font-name-asian="Franklin Gothic Medium" style:font-size-asian="9pt" style:font-name-complex="Franklin Gothic Medium" style:font-size-complex="9pt"/>
    </style:style>
    <style:style style:name="ce142" style:family="table-cell" style:parent-style-name="Porcentagem" style:data-style-name="N2">
      <style:table-cell-properties fo:background-color="#c0c0c0" style:text-align-source="fix" style:repeat-content="false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3" style:family="table-cell" style:parent-style-name="Porcentagem" style:data-style-name="N2">
      <style:table-cell-properties fo:border-bottom="2.01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4" style:family="table-cell" style:parent-style-name="Porcentagem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5" style:family="table-cell" style:parent-style-name="Porcentagem" style:data-style-name="N2">
      <style:table-cell-properties fo:background-color="transparent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6" style:family="table-cell" style:parent-style-name="Porcentagem" style:data-style-name="N2">
      <style:table-cell-properties fo:border-bottom="2.01pt solid #000000" fo:background-color="transparent" fo:border-left="none" fo:border-right="none" fo:border-top="none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7" style:family="table-cell" style:parent-style-name="Default" style:data-style-name="N0">
      <style:table-cell-properties fo:border-bottom="0.06pt solid #000000" fo:background-color="#808080" style:text-align-source="fix" style:repeat-content="false" fo:wrap-option="wrap" fo:border-left="none" fo:border-right="2.01pt solid #000000" fo:border-top="0.06pt solid #000000" style:vertical-align="middle"/>
      <style:paragraph-properties fo:text-align="center"/>
      <style:text-properties fo:color="#ffffff" style:font-name="Franklin Gothic Medium" fo:font-size="9pt" style:font-name-asian="Franklin Gothic Medium" style:font-size-asian="9pt" style:font-name-complex="Franklin Gothic Medium" style:font-size-complex="9pt"/>
    </style:style>
    <style:style style:name="ce148" style:family="table-cell" style:parent-style-name="Porcentagem" style:data-style-name="N116">
      <style:table-cell-properties fo:background-color="transparent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9" style:family="table-cell" style:parent-style-name="Porcentagem" style:data-style-name="N116">
      <style:table-cell-properties fo:background-color="#99ccff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0" style:family="table-cell" style:parent-style-name="Porcentagem" style:data-style-name="N116">
      <style:table-cell-properties fo:background-color="#cc99ff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1" style:family="table-cell" style:parent-style-name="Porcentagem" style:data-style-name="N116">
      <style:table-cell-properties fo:background-color="#ffff99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2" style:family="table-cell" style:parent-style-name="Porcentagem" style:data-style-name="N116">
      <style:table-cell-properties fo:background-color="#00abea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3" style:family="table-cell" style:parent-style-name="Porcentagem" style:data-style-name="N116">
      <style:table-cell-properties fo:background-color="#993366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4" style:family="table-cell" style:parent-style-name="Default" style:data-style-name="N0">
      <style:table-cell-properties fo:border-bottom="0.06pt solid #000000" fo:background-color="#fcf305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5" style:family="table-cell" style:parent-style-name="Default" style:data-style-name="N0">
      <style:table-cell-properties fo:border-bottom="0.06pt solid #000000" fo:background-color="#808080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  <style:text-properties fo:color="#ffffff" style:font-name="Franklin Gothic Medium" fo:font-size="9pt" style:font-name-asian="Franklin Gothic Medium" style:font-size-asian="9pt" style:font-name-complex="Franklin Gothic Medium" style:font-size-complex="9pt"/>
    </style:style>
    <style:style style:name="ce156" style:family="table-cell" style:parent-style-name="Porcentagem" style:data-style-name="N2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7" style:family="table-cell" style:parent-style-name="Porcentagem" style:data-style-name="N2">
      <style:table-cell-properties fo:background-color="#fcf305" fo:border="0.06pt solid #000000" style:vertical-align="automatic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58" style:family="table-cell" style:parent-style-name="Porcentagem" style:data-style-name="N2">
      <style:table-cell-properties fo:border-bottom="2.01pt solid #000000" fo:background-color="transparent" fo:border-left="none" fo:border-right="none" fo:border-top="none" style:vertical-align="automatic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59" style:family="table-cell" style:parent-style-name="Porcentagem" style:data-style-name="N2">
      <style:table-cell-properties fo:background-color="transparent" style:vertical-align="automatic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60" style:family="table-cell" style:parent-style-name="Default" style:data-style-name="N0">
      <style:table-cell-properties fo:border-bottom="none" fo:border-left="none" fo:border-right="2.01pt solid #000000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1" style:family="table-cell" style:parent-style-name="Default" style:data-style-name="N0">
      <style:table-cell-properties fo:border-bottom="none" fo:border-left="none" fo:border-right="2.01pt solid #000000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2" style:family="table-cell" style:parent-style-name="Default" style:data-style-name="N11">
      <style:table-cell-properties fo:border-bottom="none" fo:border-left="none" fo:border-right="2.01pt solid #000000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3" style:family="table-cell" style:parent-style-name="Default" style:data-style-name="N0">
      <style:table-cell-properties fo:border-bottom="0.06pt solid #000000" fo:border-left="none" fo:border-right="2.01pt solid #000000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4" style:family="table-cell" style:parent-style-name="Default" style:data-style-name="N0">
      <style:table-cell-properties fo:border-bottom="2.01pt solid #000000" fo:border-left="none" fo:border-right="2.01pt solid #000000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5" style:family="table-cell" style:parent-style-name="Porcentagem" style:data-style-name="N10">
      <style:table-cell-properties fo:background-color="transparent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gr1" style:family="graphic">
      <style:graphic-properties draw:stroke="solid" svg:stroke-color="#000000" draw:marker-start="Arrowhead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Times New Roman'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Times New Roman'" style:font-size-asian="8pt" style:language-asian="zh" style:country-asian="CN" style:font-style-asian="normal" style:font-weight-asian="normal" style:font-family-complex="'Times New Roman'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'Times New Roman'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'Times New Roman'" style:font-size-asian="8pt" style:language-asian="zh" style:country-asian="CN" style:font-style-asian="normal" style:font-weight-asian="bold" style:font-family-complex="'Times New Roman'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ALI&quot;;&quot;AIE&quot;;&quot;EE&quot;;&quot;SE&quot;;&quot;CE&quot;)" table:allow-empty-cell="true" table:display-list="unsorted" table:base-cell-address="Contagem.A1">
          <table:help-message table:title="Tipo da Função" table:display="false">
            <text:p>ALI, AIE, EE, SE, CE</text:p>
          </table:help-message>
          <table:error-message table:message-type="stop" table:display="true"/>
        </table:content-validation>
        <table:content-validation table:name="val2" table:condition="of:cell-content-is-in-list(&quot;I&quot;;&quot;A&quot;;&quot;E&quot;;&quot;T&quot;)" table:allow-empty-cell="true" table:display-list="unsorted" table:base-cell-address="Contagem.A1">
          <table:help-message table:title="Tipo da Manutenção na Função" table:display="fals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table:table-column table:style-name="co1" table:number-columns-repeated="7" table:default-cell-style-name="ce50"/>
        <table:table-column table:style-name="co2" table:default-cell-style-name="ce50"/>
        <table:table-column table:style-name="co1" table:number-columns-repeated="2" table:default-cell-style-name="ce50"/>
        <table:table-column table:style-name="co3" table:default-cell-style-name="ce50"/>
        <table:table-column table:style-name="co1" table:number-columns-repeated="4" table:default-cell-style-name="ce50"/>
        <table:table-column table:style-name="co4" table:default-cell-style-name="ce50"/>
        <table:table-column table:style-name="co1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1" table:number-columns-repeated="9" table:default-cell-style-name="ce50"/>
        <table:table-column table:style-name="co1" table:visibility="collapse" table:number-columns-repeated="46" table:default-cell-style-name="ce50"/>
        <table:table-column table:style-name="co9" table:visibility="collapse" table:number-columns-repeated="948" table:default-cell-style-name="ce50"/>
        <table:table-row table:style-name="ro1" table:number-rows-repeated="3">
          <table:table-cell table:number-columns-repeated="1024"/>
        </table:table-row>
        <table:table-row table:style-name="ro2">
          <table:table-cell table:style-name="ce58" office:value-type="string" calcext:value-type="string" table:number-columns-spanned="28" table:number-rows-spanned="3">
            <text:p>Identificação da Contagem</text:p>
          </table:table-cell>
          <table:covered-table-cell table:number-columns-repeated="27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1">
          <table:table-cell table:style-name="ce59" office:value-type="string" calcext:value-type="string" table:number-columns-spanned="5" table:number-rows-spanned="1">
            <text:p>Empresa</text:p>
          </table:table-cell>
          <table:covered-table-cell table:number-columns-repeated="4"/>
          <table:table-cell table:style-name="ce71" office:value-type="string" calcext:value-type="string" table:number-columns-spanned="12" table:number-rows-spanned="1">
            <text:p>LightBase Consultoria em Software Público</text:p>
          </table:table-cell>
          <table:covered-table-cell table:number-columns-repeated="11"/>
          <table:table-cell table:style-name="ce18" office:value-type="string" calcext:value-type="string" table:number-columns-spanned="2" table:number-rows-spanned="1">
            <text:p>R$/PF</text:p>
          </table:table-cell>
          <table:covered-table-cell/>
          <table:table-cell table:style-name="ce93" office:value-type="float" office:value="576" calcext:value-type="float">
            <text:p>576,00</text:p>
          </table:table-cell>
          <table:table-cell table:style-name="ce95" office:value-type="string" calcext:value-type="string" table:number-columns-spanned="2" table:number-rows-spanned="1">
            <text:p>Custo</text:p>
          </table:table-cell>
          <table:covered-table-cell/>
          <table:table-cell table:style-name="ce102" table:formula="of:=[.W8]*[.T7]" office:value-type="currency" office:currency="BRL" office:value="41241.6" calcext:value-type="currency" table:number-columns-spanned="6" table:number-rows-spanned="1">
            <text:p>R$41.241,60 </text:p>
          </table:table-cell>
          <table:covered-table-cell table:number-columns-repeated="5"/>
          <table:table-cell table:number-columns-repeated="996"/>
        </table:table-row>
        <table:table-row table:style-name="ro1">
          <table:table-cell table:style-name="ce59" office:value-type="string" calcext:value-type="string" table:number-columns-spanned="5" table:number-rows-spanned="1">
            <text:p>Aplicação</text:p>
          </table:table-cell>
          <table:covered-table-cell table:number-columns-repeated="4"/>
          <table:table-cell table:style-name="ce11" office:value-type="string" calcext:value-type="string" table:number-columns-spanned="15" table:number-rows-spanned="1">
            <text:p>SINJ CADASTRO</text:p>
          </table:table-cell>
          <table:covered-table-cell table:number-columns-repeated="14"/>
          <table:table-cell table:style-name="ce95" office:value-type="string" calcext:value-type="string" table:number-columns-spanned="2" table:number-rows-spanned="1">
            <text:p>PF</text:p>
          </table:table-cell>
          <table:covered-table-cell/>
          <table:table-cell table:style-name="ce103" table:formula="of:=SUM([.Y14:.Y17])" office:value-type="float" office:value="71.6" calcext:value-type="float" table:number-columns-spanned="6" table:number-rows-spanned="1">
            <text:p>71,60 </text:p>
          </table:table-cell>
          <table:covered-table-cell table:number-columns-repeated="5"/>
          <table:table-cell table:number-columns-repeated="996"/>
        </table:table-row>
        <table:table-row table:style-name="ro1">
          <table:table-cell table:style-name="ce59" office:value-type="string" calcext:value-type="string" table:number-columns-spanned="5" table:number-rows-spanned="1">
            <text:p>Projeto</text:p>
          </table:table-cell>
          <table:covered-table-cell table:number-columns-repeated="4"/>
          <table:table-cell table:style-name="ce11" office:value-type="string" calcext:value-type="string" table:number-columns-spanned="23" table:number-rows-spanned="1">
            <text:p>SINJ – DF</text:p>
          </table:table-cell>
          <table:covered-table-cell table:number-columns-repeated="22"/>
          <table:table-cell table:number-columns-repeated="996"/>
        </table:table-row>
        <table:table-row table:style-name="ro1">
          <table:table-cell table:style-name="ce59" office:value-type="string" calcext:value-type="string" table:number-columns-spanned="5" table:number-rows-spanned="1">
            <text:p>Responsável</text:p>
          </table:table-cell>
          <table:covered-table-cell table:number-columns-repeated="4"/>
          <table:table-cell table:style-name="ce11" office:value-type="string" calcext:value-type="string" table:number-columns-spanned="15" table:number-rows-spanned="1">
            <text:p>João Henrique Ferreira</text:p>
          </table:table-cell>
          <table:covered-table-cell table:number-columns-repeated="14"/>
          <table:table-cell table:style-name="ce96" office:value-type="string" calcext:value-type="string" table:number-columns-spanned="3" table:number-rows-spanned="1">
            <text:p>Criação</text:p>
          </table:table-cell>
          <table:covered-table-cell table:number-columns-repeated="2"/>
          <table:table-cell table:style-name="ce108" office:value-type="date" office:date-value="2019-08-13" calcext:value-type="date" table:number-columns-spanned="5" table:number-rows-spanned="1">
            <text:p>13/08/2019</text:p>
          </table:table-cell>
          <table:covered-table-cell table:number-columns-repeated="4"/>
          <table:table-cell table:number-columns-repeated="996"/>
        </table:table-row>
        <table:table-row table:style-name="ro1">
          <table:table-cell table:style-name="ce59" office:value-type="string" calcext:value-type="string" table:number-columns-spanned="5" table:number-rows-spanned="1">
            <text:p>Revisor</text:p>
          </table:table-cell>
          <table:covered-table-cell table:number-columns-repeated="4"/>
          <table:table-cell table:style-name="ce11" table:number-columns-spanned="15" table:number-rows-spanned="1"/>
          <table:covered-table-cell table:number-columns-repeated="14"/>
          <table:table-cell table:style-name="ce96" office:value-type="string" calcext:value-type="string" table:number-columns-spanned="3" table:number-rows-spanned="1">
            <text:p>Revisão</text:p>
          </table:table-cell>
          <table:covered-table-cell table:number-columns-repeated="2"/>
          <table:table-cell table:style-name="ce108" table:number-columns-spanned="5" table:number-rows-spanned="1"/>
          <table:covered-table-cell table:number-columns-repeated="4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3">
          <table:table-cell table:style-name="ce61" office:value-type="string" calcext:value-type="string" table:number-columns-spanned="2" table:number-rows-spanned="5">
            <text:p>Tipo de contagem</text:p>
          </table:table-cell>
          <table:covered-table-cell/>
          <table:table-cell table:style-name="ce64" office:value-type="string" calcext:value-type="string" table:number-columns-spanned="9" table:number-rows-spanned="1">
            <text:p>Estimativa</text:p>
          </table:table-cell>
          <table:covered-table-cell table:number-columns-repeated="8"/>
          <table:table-cell table:style-name="ce75"/>
          <table:table-cell table:style-name="ce80" table:number-columns-repeated="2"/>
          <table:table-cell table:style-name="ce82" office:value-type="string" calcext:value-type="string" table:number-columns-spanned="2" table:number-rows-spanned="5">
            <text:p>Sumário</text:p>
          </table:table-cell>
          <table:covered-table-cell/>
          <table:table-cell table:style-name="ce18" office:value-type="string" calcext:value-type="string" table:number-columns-spanned="4" table:number-rows-spanned="1">
            <text:p>PF não Ajustado</text:p>
          </table:table-cell>
          <table:covered-table-cell table:number-columns-repeated="3"/>
          <table:table-cell table:style-name="ce18" office:value-type="string" calcext:value-type="string" table:number-columns-spanned="4" table:number-rows-spanned="1">
            <text:p>Deflator</text:p>
          </table:table-cell>
          <table:covered-table-cell table:number-columns-repeated="3"/>
          <table:table-cell table:style-name="ce18" office:value-type="string" calcext:value-type="string" table:number-columns-spanned="4" table:number-rows-spanned="1">
            <text:p>PF Local</text:p>
          </table:table-cell>
          <table:covered-table-cell table:number-columns-repeated="3"/>
          <table:table-cell table:style-name="ce110" table:number-columns-repeated="2"/>
          <table:table-cell table:number-columns-repeated="994"/>
        </table:table-row>
        <table:table-row table:style-name="ro1">
          <table:covered-table-cell table:number-columns-repeated="2"/>
          <table:table-cell table:style-name="ce64" office:value-type="string" calcext:value-type="string" table:number-columns-spanned="9" table:number-rows-spanned="1">
            <text:p>Projeto de Desenvolvimento</text:p>
          </table:table-cell>
          <table:covered-table-cell table:number-columns-repeated="8"/>
          <table:table-cell table:style-name="ce75"/>
          <table:table-cell table:style-name="ce80" table:number-columns-repeated="2"/>
          <table:covered-table-cell table:number-columns-repeated="2"/>
          <table:table-cell table:style-name="ce84" office:value-type="string" calcext:value-type="string" table:number-columns-spanned="2" table:number-rows-spanned="1">
            <text:p>ADD</text:p>
          </table:table-cell>
          <table:covered-table-cell/>
          <table:table-cell table:style-name="ce91" table:formula="of:=[Sumário.E55]" office:value-type="float" office:value="20" calcext:value-type="float" table:number-columns-spanned="2" table:number-rows-spanned="1">
            <text:p>20,00 </text:p>
          </table:table-cell>
          <table:covered-table-cell/>
          <table:table-cell table:style-name="ce101" office:value-type="float" office:value="1" calcext:value-type="float" table:number-columns-spanned="4" table:number-rows-spanned="1">
            <text:p>1,00</text:p>
          </table:table-cell>
          <table:covered-table-cell table:number-columns-repeated="3"/>
          <table:table-cell table:style-name="ce109" table:formula="of:=[.S14]*[.U14]" office:value-type="float" office:value="20" calcext:value-type="float" table:number-columns-spanned="4" table:number-rows-spanned="1">
            <text:p>20,00 </text:p>
          </table:table-cell>
          <table:covered-table-cell table:number-columns-repeated="3"/>
          <table:table-cell table:number-columns-repeated="996"/>
        </table:table-row>
        <table:table-row table:style-name="ro1">
          <table:covered-table-cell table:number-columns-repeated="2"/>
          <table:table-cell table:style-name="ce64" office:value-type="string" calcext:value-type="string" table:number-columns-spanned="9" table:number-rows-spanned="1">
            <text:p>Projeto de Melhoria</text:p>
          </table:table-cell>
          <table:covered-table-cell table:number-columns-repeated="8"/>
          <table:table-cell table:style-name="ce76" office:value-type="string" calcext:value-type="string">
            <text:p>X</text:p>
          </table:table-cell>
          <table:table-cell table:style-name="ce80" table:number-columns-repeated="2"/>
          <table:covered-table-cell table:number-columns-repeated="2"/>
          <table:table-cell table:style-name="ce84" office:value-type="string" calcext:value-type="string" table:number-columns-spanned="2" table:number-rows-spanned="1">
            <text:p>CHG</text:p>
          </table:table-cell>
          <table:covered-table-cell/>
          <table:table-cell table:style-name="ce91" table:formula="of:=[Sumário.E56]" office:value-type="float" office:value="86" calcext:value-type="float" table:number-columns-spanned="2" table:number-rows-spanned="1">
            <text:p>86,00 </text:p>
          </table:table-cell>
          <table:covered-table-cell/>
          <table:table-cell table:style-name="ce101" office:value-type="float" office:value="0.6" calcext:value-type="float" table:number-columns-spanned="4" table:number-rows-spanned="1">
            <text:p>0,60</text:p>
          </table:table-cell>
          <table:covered-table-cell table:number-columns-repeated="3"/>
          <table:table-cell table:style-name="ce109" table:formula="of:=[.S15]*[.U15]" office:value-type="float" office:value="51.6" calcext:value-type="float" table:number-columns-spanned="4" table:number-rows-spanned="1">
            <text:p>51,60 </text:p>
          </table:table-cell>
          <table:covered-table-cell table:number-columns-repeated="3"/>
          <table:table-cell table:number-columns-repeated="996"/>
        </table:table-row>
        <table:table-row table:style-name="ro1">
          <table:covered-table-cell table:number-columns-repeated="2"/>
          <table:table-cell table:style-name="ce64" office:value-type="string" calcext:value-type="string" table:number-columns-spanned="9" table:number-rows-spanned="1">
            <text:p>Aplicação ( Baseline )</text:p>
          </table:table-cell>
          <table:covered-table-cell table:number-columns-repeated="8"/>
          <table:table-cell table:style-name="ce76"/>
          <table:table-cell table:style-name="ce80" table:number-columns-repeated="2"/>
          <table:covered-table-cell table:number-columns-repeated="2"/>
          <table:table-cell table:style-name="ce84" office:value-type="string" calcext:value-type="string" table:number-columns-spanned="2" table:number-rows-spanned="1">
            <text:p>DEL</text:p>
          </table:table-cell>
          <table:covered-table-cell/>
          <table:table-cell table:style-name="ce91" table:formula="of:=[Sumário.E57]" office:value-type="float" office:value="0" calcext:value-type="float" table:number-columns-spanned="2" table:number-rows-spanned="1">
            <text:p>-00 </text:p>
          </table:table-cell>
          <table:covered-table-cell/>
          <table:table-cell table:style-name="ce101" office:value-type="float" office:value="0.4" calcext:value-type="float" table:number-columns-spanned="4" table:number-rows-spanned="1">
            <text:p>0,40</text:p>
          </table:table-cell>
          <table:covered-table-cell table:number-columns-repeated="3"/>
          <table:table-cell table:style-name="ce109" table:formula="of:=[.S16]*[.U16]" office:value-type="float" office:value="0" calcext:value-type="float" table:number-columns-spanned="4" table:number-rows-spanned="1">
            <text:p>-00 </text:p>
          </table:table-cell>
          <table:covered-table-cell table:number-columns-repeated="3"/>
          <table:table-cell table:number-columns-repeated="996"/>
        </table:table-row>
        <table:table-row table:style-name="ro1">
          <table:covered-table-cell table:number-columns-repeated="2"/>
          <table:table-cell table:style-name="ce67"/>
          <table:table-cell table:style-name="ce68" table:number-columns-repeated="8"/>
          <table:table-cell table:style-name="ce77"/>
          <table:table-cell table:style-name="ce80" table:number-columns-repeated="2"/>
          <table:covered-table-cell table:number-columns-repeated="2"/>
          <table:table-cell table:style-name="ce84" office:value-type="string" calcext:value-type="string" table:number-columns-spanned="2" table:number-rows-spanned="1">
            <text:p>Outros</text:p>
          </table:table-cell>
          <table:covered-table-cell/>
          <table:table-cell table:style-name="ce91" table:formula="of:=[Sumário.E58]" office:value-type="float" office:value="0" calcext:value-type="float" table:number-columns-spanned="2" table:number-rows-spanned="1">
            <text:p>-00 </text:p>
          </table:table-cell>
          <table:covered-table-cell/>
          <table:table-cell table:style-name="ce101" office:value-type="float" office:value="0.6" calcext:value-type="float" table:number-columns-spanned="4" table:number-rows-spanned="1">
            <text:p>0,60</text:p>
          </table:table-cell>
          <table:covered-table-cell table:number-columns-repeated="3"/>
          <table:table-cell table:style-name="ce109" table:formula="of:=[.S17]*[.U17]" office:value-type="float" office:value="0" calcext:value-type="float" table:number-columns-spanned="4" table:number-rows-spanned="1">
            <text:p>-00 </text:p>
          </table:table-cell>
          <table:covered-table-cell table:number-columns-repeated="3"/>
          <table:table-cell table:number-columns-repeated="996"/>
        </table:table-row>
        <table:table-row table:style-name="ro2">
          <table:table-cell table:number-columns-repeated="17"/>
          <table:table-cell table:style-name="ce89"/>
          <table:table-cell table:number-columns-repeated="1006"/>
        </table:table-row>
        <table:table-row table:style-name="ro2">
          <table:table-cell/>
          <table:table-cell table:style-name="ce63" table:number-columns-repeated="2"/>
          <table:table-cell table:number-columns-repeated="2"/>
          <table:table-cell table:style-name="ce63" table:number-columns-repeated="4"/>
          <table:table-cell/>
          <table:table-cell table:style-name="ce73" office:value-type="string" calcext:value-type="string" table:number-columns-spanned="9" table:number-rows-spanned="1">
            <office:annotation draw:style-name="gr1" draw:text-style-name="P2" svg:width="56.62mm" svg:height="39.16mm" svg:x="108.66mm" svg:y="89.66mm" draw:caption-point-x="0.42mm" draw:caption-point-y="-9.36mm">
              <dc:date>2016-03-10T00:00:00</dc:date>
              <text:p text:style-name="P1"><text:span text:style-name="T1">O propósito de uma contagem de pontos de função, é fornecer uma resposta a um problema de negócios.</text:span></text:p>
              <text:p text:style-name="P1"><text:span text:style-name="T1">Este propósito : <text:s/></text:span></text:p>
              <text:p text:style-name="P1"><text:span text:style-name="T1">- Determina o tipo de contagem de pontos de função e o escopo da contagem necessária à obtenção da resposta da questão em análise;</text:span></text:p>
              <text:p text:style-name="P1"><text:span text:style-name="T1">- Influencia o posicionamento da fronteira entre o sistema em análise e seu ambiente.</text:span></text:p>
            </office:annotation>
            <text:p>Propósito da Contagem</text:p>
          </table:table-cell>
          <table:covered-table-cell table:number-columns-repeated="8"/>
          <table:table-cell table:number-columns-repeated="1005"/>
        </table:table-row>
        <table:table-row table:style-name="ro2">
          <table:table-cell table:style-name="ce5" office:value-type="string" calcext:value-type="string" table:number-columns-spanned="28" table:number-rows-spanned="15">
            <text:p>Estimar o custo para desenvolvimento de evolutivas do sistema SINJ.</text:p>
          </table:table-cell>
          <table:covered-table-cell table:number-columns-repeated="27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"/>
          <table:table-cell table:style-name="ce73" office:value-type="string" calcext:value-type="string" table:number-columns-spanned="9" table:number-rows-spanned="1">
            <text:p>Escopo da Contagem</text:p>
          </table:table-cell>
          <table:covered-table-cell table:number-columns-repeated="8"/>
          <table:table-cell table:number-columns-repeated="1005"/>
        </table:table-row>
        <table:table-row table:style-name="ro2">
          <table:table-cell table:style-name="ce5" table:number-columns-spanned="28" table:number-rows-spanned="13"/>
          <table:covered-table-cell table:number-columns-repeated="27"/>
          <table:table-cell table:number-columns-repeated="996"/>
        </table:table-row>
        <table:table-row table:style-name="ro2">
          <table:covered-table-cell office:value-type="string" calcext:value-type="string">
            <text:p>4. Impedir a possibilidade de alteração dos campos do sistema após o prazo recursal;</text:p>
          </table:covered-table-cell>
          <table:covered-table-cell table:number-columns-repeated="27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office:value-type="string" calcext:value-type="string">
            <text:p>5. Retirar do sistema as Coordenações que não possuem lotação de Procuradores (p. ex. CGA e CTI);</text:p>
          </table:covered-table-cell>
          <table:covered-table-cell table:number-columns-repeated="27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1">
          <table:covered-table-cell office:value-type="string" calcext:value-type="string">
            <text:p>6. Ao lado dos campos, poderia existir algo como um botão de ajuda (que vemos em sites na internet representado pelo símbolo de interrogação "?"), com explicações sobre a inserção de dados.</text:p>
          </table:covered-table-cell>
          <table:covered-table-cell table:number-columns-repeated="27"/>
          <table:table-cell table:number-columns-repeated="996"/>
        </table:table-row>
        <table:table-row table:style-name="ro1">
          <table:covered-table-cell table:number-columns-repeated="28"/>
          <table:table-cell table:number-columns-repeated="996"/>
        </table:table-row>
        <table:table-row table:style-name="ro1">
          <table:covered-table-cell table:number-columns-repeated="28"/>
          <table:table-cell table:number-columns-repeated="996"/>
        </table:table-row>
        <table:table-row table:style-name="ro1">
          <table:covered-table-cell table:number-columns-repeated="28"/>
          <table:table-cell table:number-columns-repeated="996"/>
        </table:table-row>
        <table:table-row table:style-name="ro1">
          <table:covered-table-cell table:number-columns-repeated="28"/>
          <table:table-cell table:number-columns-repeated="996"/>
        </table:table-row>
        <table:table-row table:style-name="ro1">
          <table:covered-table-cell table:number-columns-repeated="28"/>
          <table:table-cell table:number-columns-repeated="996"/>
        </table:table-row>
        <table:table-row table:style-name="ro1">
          <table:covered-table-cell table:number-columns-repeated="28"/>
          <table:table-cell table:number-columns-repeated="996"/>
        </table:table-row>
        <table:table-row table:style-name="ro1">
          <table:covered-table-cell table:number-columns-repeated="28"/>
          <table:table-cell table:number-columns-repeated="996"/>
        </table:table-row>
        <table:table-row table:style-name="ro2" table:number-rows-repeated="7">
          <table:table-cell table:number-columns-repeated="1024"/>
        </table:table-row>
        <table:table-row table:style-name="ro2" table:visibility="collapse" table:number-rows-repeated="46">
          <table:table-cell table:number-columns-repeated="1024"/>
        </table:table-row>
        <table:table-row table:style-name="ro2" table:visibility="collapse">
          <table:table-cell table:style-name="ce63" table:number-columns-repeated="10"/>
          <table:table-cell table:number-columns-repeated="1014"/>
        </table:table-row>
        <table:table-row table:style-name="ro2" table:visibility="collapse" table:number-rows-repeated="57">
          <table:table-cell table:number-columns-repeated="1024"/>
        </table:table-row>
        <table:table-row table:style-name="ro2" table:visibility="collapse">
          <table:table-cell table:style-name="ce63" table:number-columns-repeated="10"/>
          <table:table-cell table:number-columns-repeated="1014"/>
        </table:table-row>
        <table:table-row table:style-name="ro2" table:visibility="collapse" table:number-rows-repeated="56">
          <table:table-cell table:number-columns-repeated="1024"/>
        </table:table-row>
        <table:table-row table:style-name="ro1" table:visibility="collapse" table:number-rows-repeated="1048358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Funções" table:style-name="ta2">
        <table:table-column table:style-name="co10" table:default-cell-style-name="ce32"/>
        <table:table-column table:style-name="co11" table:number-columns-repeated="3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visibility="collapse" table:number-columns-repeated="2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20" table:default-cell-style-name="ce111"/>
        <table:table-column table:style-name="co21" table:default-cell-style-name="ce111"/>
        <table:table-column table:style-name="co22" table:default-cell-style-name="ce32"/>
        <table:table-column table:style-name="co23" table:visibility="collapse" table:default-cell-style-name="ce32"/>
        <table:table-column table:style-name="co8" table:visibility="collapse" table:number-columns-repeated="237" table:default-cell-style-name="ce32"/>
        <table:table-column table:style-name="co24" table:visibility="collapse" table:default-cell-style-name="ce32"/>
        <table:table-column table:style-name="co9" table:visibility="collapse" table:number-columns-repeated="767" table:default-cell-style-name="ce32"/>
        <table:table-column table:style-name="co25" table:visibility="collapse" table:default-cell-style-name="ce32"/>
        <table:table-row table:style-name="ro2">
          <table:table-cell table:style-name="ce188" office:value-type="string" calcext:value-type="string" table:number-columns-spanned="16" table:number-rows-spanned="3">
            <text:p>PPF - Planilha de Contagem de Ponto de Função </text:p>
          </table:table-cell>
          <table:covered-table-cell table:number-columns-repeated="15"/>
          <table:table-cell table:style-name="ce97"/>
          <table:table-cell table:style-name="ce105"/>
          <table:table-cell table:style-name="ce50" table:number-columns-repeated="1006"/>
        </table:table-row>
        <table:table-row table:style-name="ro2">
          <table:covered-table-cell table:number-columns-repeated="16"/>
          <table:table-cell table:style-name="ce97"/>
          <table:table-cell table:style-name="ce105"/>
          <table:table-cell table:style-name="ce50" table:number-columns-repeated="1006"/>
        </table:table-row>
        <table:table-row table:style-name="ro2">
          <table:covered-table-cell table:number-columns-repeated="16"/>
          <table:table-cell table:style-name="ce97"/>
          <table:table-cell table:style-name="ce105"/>
          <table:table-cell table:style-name="ce50" table:number-columns-repeated="1006"/>
        </table:table-row>
        <table:table-row table:style-name="ro2">
          <table:table-cell table:style-name="ce33" table:formula="of:=[Contagem.A8]&amp;&quot; : &quot;&amp;[Contagem.F8]" office:value-type="string" office:string-value="Aplicação : SINJ CADASTRO" calcext:value-type="string" table:number-columns-spanned="5" table:number-rows-spanned="1">
            <text:p>Aplicação : SINJ CADASTRO</text:p>
          </table:table-cell>
          <table:covered-table-cell table:number-columns-repeated="4"/>
          <table:table-cell table:style-name="ce56" table:formula="of:=[Contagem.A9]&amp;&quot; : &quot;&amp;[Contagem.F9]" office:value-type="string" office:string-value="Projeto : SINJ – DF" calcext:value-type="string" table:number-columns-spanned="11" table:number-rows-spanned="1">
            <text:p>Projeto : SINJ – DF</text:p>
          </table:table-cell>
          <table:covered-table-cell table:number-columns-repeated="10"/>
          <table:table-cell table:style-name="ce98"/>
          <table:table-cell table:style-name="ce105"/>
          <table:table-cell table:style-name="ce50" table:number-columns-repeated="1006"/>
        </table:table-row>
        <table:table-row table:style-name="ro2">
          <table:table-cell table:style-name="ce35" table:formula="of:=[Contagem.A10]&amp;&quot; : &quot;&amp;[Contagem.F10]" office:value-type="string" office:string-value="Responsável : João Henrique Ferreira" calcext:value-type="string" table:number-columns-spanned="5" table:number-rows-spanned="1">
            <text:p>Responsável : João Henrique Ferreira</text:p>
          </table:table-cell>
          <table:covered-table-cell table:number-columns-repeated="4"/>
          <table:table-cell table:style-name="ce56" table:formula="of:=[Contagem.A11]&amp;&quot; : &quot;&amp;[Contagem.F11]" office:value-type="string" office:string-value="Revisor : " calcext:value-type="string" table:number-columns-spanned="11" table:number-rows-spanned="1">
            <text:p>Revisor : </text:p>
          </table:table-cell>
          <table:covered-table-cell table:number-columns-repeated="10"/>
          <table:table-cell table:style-name="ce98"/>
          <table:table-cell table:style-name="ce106"/>
          <table:table-cell table:style-name="ce112" table:number-columns-repeated="1006"/>
        </table:table-row>
        <table:table-row table:style-name="ro2">
          <table:table-cell table:style-name="ce35" table:formula="of:=[Contagem.A7]&amp;&quot; : &quot;&amp;[Contagem.F7]" office:value-type="string" office:string-value="Empresa : LightBase Consultoria em Software Público" calcext:value-type="string" table:number-columns-spanned="4" table:number-rows-spanned="1">
            <text:p>Empresa : LightBase Consultoria em Software Público</text:p>
          </table:table-cell>
          <table:covered-table-cell table:number-columns-repeated="3"/>
          <table:table-cell table:style-name="ce33" table:formula="of:=[Contagem.R7]&amp;&quot; = &quot;&amp;VALUE([Contagem.T7])" office:value-type="string" office:string-value="R$/PF = 576" calcext:value-type="string" table:number-columns-spanned="2" table:number-rows-spanned="1">
            <text:p>R$/PF = 576</text:p>
          </table:table-cell>
          <table:covered-table-cell/>
          <table:table-cell table:style-name="ce56" table:formula="of:=&quot; Custo= &quot;&amp;DOLLAR([Contagem.W7])" office:value-type="string" office:string-value=" Custo= R$ 41.241,60" calcext:value-type="string" table:number-columns-spanned="6" table:number-rows-spanned="1">
            <text:p><text:s/>Custo= R$ 41.241,60</text:p>
          </table:table-cell>
          <table:covered-table-cell table:number-columns-repeated="5"/>
          <table:table-cell table:style-name="ce90" table:formula="of:=&quot;PF  = &quot;&amp;VALUE([Contagem.W8])" office:value-type="string" office:string-value="PF  = 71,6" calcext:value-type="string" table:number-columns-spanned="2" table:number-rows-spanned="1">
            <text:p>PF <text:s/>= 71,6</text:p>
          </table:table-cell>
          <table:covered-table-cell/>
          <table:table-cell table:style-name="ce78" table:number-columns-spanned="2" table:number-rows-spanned="1"/>
          <table:covered-table-cell/>
          <table:table-cell table:style-name="ce99"/>
          <table:table-cell table:style-name="ce106"/>
          <table:table-cell table:style-name="ce112" table:number-columns-repeated="1006"/>
        </table:table-row>
        <table:table-row table:style-name="ro2">
          <table:table-cell table:style-name="ce34" office:value-type="string" calcext:value-type="string" table:number-columns-spanned="5" table:number-rows-spanned="1">
            <office:annotation draw:style-name="gr1" draw:text-style-name="P2" svg:width="49.48mm" svg:height="19.05mm" svg:x="82.02mm" svg:y="25.39mm" draw:caption-point-x="-3.81mm" draw:caption-point-y="0.11mm">
              <dc:date>2016-03-10T00:00:00</dc:date>
              <text:p text:style-name="P1"><text:span text:style-name="T1">O processo é a menor unidade de atividade significativa para o usuário?</text:span></text:p>
              <text:p text:style-name="P1"><text:span text:style-name="T1"/></text:p>
              <text:p text:style-name="P1"><text:span text:style-name="T1">É auto-contido e deixa o negócio da aplicação em um estado consistente?</text:span></text:p>
            </office:annotation>
            <text:p>Processo Elementar ou Grupo de Dados</text:p>
          </table:table-cell>
          <table:covered-table-cell table:number-columns-repeated="4"/>
          <table:table-cell table:style-name="ce46" office:value-type="string" calcext:value-type="string">
            <office:annotation draw:style-name="gr1" draw:text-style-name="P2" svg:width="41.01mm" svg:height="7.94mm" svg:x="205.74mm" svg:y="22.74mm" draw:caption-point-x="-111.23mm" draw:caption-point-y="2.76mm">
              <dc:date>2016-03-10T00:00:00</dc:date>
              <text:p text:style-name="P1"><text:span text:style-name="T1">Tipo de Função:</text:span></text:p>
              <text:p text:style-name="P1"><text:span text:style-name="T1">ALI, AIE, EE, SE, CE</text:span></text:p>
            </office:annotation>
            <text:p>Tipo</text:p>
          </table:table-cell>
          <table:table-cell table:style-name="ce46" office:value-type="string" calcext:value-type="string">
            <office:annotation draw:style-name="gr1" draw:text-style-name="P2" svg:width="85.2mm" svg:height="12.44mm" svg:x="67.56mm" svg:y="32.8mm" draw:caption-point-x="44.08mm" draw:caption-point-y="-7.3mm">
              <dc:date>2016-03-10T00:00:00</dc:date>
              <text:p text:style-name="P1"><text:span text:style-name="T2">Tipo de Manutenção na função:</text:span></text:p>
              <text:p text:style-name="P1"><text:span text:style-name="T2"/></text:p>
              <text:p text:style-name="P1"><text:span text:style-name="T2">I</text:span><text:span text:style-name="T1"> -Inclusão <text:s/></text:span><text:span text:style-name="T2">A</text:span><text:span text:style-name="T1"> - Alteração <text:s/></text:span><text:span text:style-name="T2">E</text:span><text:span text:style-name="T1"> - Exclusão <text:s/></text:span><text:span text:style-name="T2">T</text:span><text:span text:style-name="T1">- Teste</text:span></text:p>
            </office:annotation>
            <text:p>(I/A/E/T)</text:p>
          </table:table-cell>
          <table:table-cell table:style-name="ce69" office:value-type="string" calcext:value-type="string">
            <office:annotation draw:style-name="gr1" draw:text-style-name="P2" svg:width="12.96mm" svg:height="4.76mm" svg:x="115.44mm" svg:y="21.16mm" draw:caption-point-x="7.31mm" draw:caption-point-y="4.34mm">
              <dc:date>2016-03-10T00:00:00</dc:date>
              <text:p text:style-name="P1"><text:span text:style-name="T1">Tipos de Dados (DETs)</text:span></text:p>
            </office:annotation>
            <text:p>TD</text:p>
          </table:table-cell>
          <table:table-cell table:style-name="ce69" office:value-type="string" calcext:value-type="string">
            <office:annotation draw:style-name="gr1" draw:text-style-name="P2" svg:width="37.84mm" svg:height="6.88mm" svg:x="137.67mm" svg:y="18.25mm" draw:caption-point-x="0.16mm" draw:caption-point-y="7.25mm">
              <dc:date>2016-03-10T00:00:00</dc:date>
              <text:p text:style-name="P1"><text:span text:style-name="T1">Arquivos Referenciados/ Tipos de Registro</text:span></text:p>
            </office:annotation>
            <text:p>AR/TR</text:p>
          </table:table-cell>
          <table:table-cell table:style-name="ce69" office:value-type="string" calcext:value-type="string">
            <text:p>ctl</text:p>
          </table:table-cell>
          <table:table-cell table:style-name="ce69" office:value-type="string" calcext:value-type="string">
            <text:p>C</text:p>
          </table:table-cell>
          <table:table-cell table:style-name="ce69" office:value-type="string" calcext:value-type="string">
            <text:p>Complex.</text:p>
          </table:table-cell>
          <table:table-cell table:style-name="ce69" office:value-type="string" calcext:value-type="string">
            <text:p>PF</text:p>
          </table:table-cell>
          <table:table-cell table:style-name="ce69" office:value-type="string" calcext:value-type="string">
            <text:p>PF Local</text:p>
          </table:table-cell>
          <table:table-cell table:style-name="ce79" office:value-type="string" calcext:value-type="string" table:number-columns-spanned="2" table:number-rows-spanned="1">
            <text:p>Observações</text:p>
          </table:table-cell>
          <table:covered-table-cell/>
          <table:table-cell table:style-name="ce100"/>
          <table:table-cell table:style-name="ce107"/>
          <table:table-cell table:style-name="ce113" table:number-columns-repeated="1006"/>
        </table:table-row>
        <table:table-row table:style-name="ro2">
          <table:table-cell table:style-name="ce39" office:value-type="string" calcext:value-type="string" table:number-columns-spanned="16" table:number-rows-spanned="1">
            <text:p>Funções de Dados</text:p>
          </table:table-cell>
          <table:covered-table-cell table:number-columns-repeated="4" table:style-name="ce47"/>
          <table:covered-table-cell table:number-columns-repeated="2" table:style-name="ce83"/>
          <table:covered-table-cell table:number-columns-repeated="7" table:style-name="ce179"/>
          <table:covered-table-cell table:style-name="ce203"/>
          <table:covered-table-cell table:style-name="ce213"/>
          <table:table-cell table:style-name="ce223"/>
          <table:table-cell table:style-name="ce231" table:number-columns-repeated="1007"/>
        </table:table-row>
        <table:table-row table:style-name="ro2">
          <table:table-cell table:style-name="ce60" office:value-type="string" calcext:value-type="string" table:number-columns-spanned="5" table:number-rows-spanned="1">
            <text:p>Norma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ALI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9];[.K9])" office:value-type="string" office:string-value="ALIL" calcext:value-type="string">
            <text:p>ALIL</text:p>
          </table:table-cell>
          <table:table-cell table:style-name="ce62" table:formula="of:=IF(OR(ISBLANK([.H9]);ISBLANK([.I9]));IF(OR([.F9]=&quot;ALI&quot;;[.F9]=&quot;AIE&quot;);&quot;L&quot;;IF(ISBLANK([.F9]);&quot;&quot;;&quot;A&quot;));IF([.F9]=&quot;EE&quot;;IF([.I9]&gt;=3;IF([.H9]&gt;=5;&quot;H&quot;;&quot;A&quot;);IF([.I9]&gt;=2;IF([.H9]&gt;=16;&quot;H&quot;;IF([.H9]&lt;=4;&quot;L&quot;;&quot;A&quot;));IF([.H9]&lt;=15;&quot;L&quot;;&quot;A&quot;)));IF(OR([.F9]=&quot;SE&quot;;[.F9]=&quot;CE&quot;);IF([.I9]&gt;=4;IF([.H9]&gt;=6;&quot;H&quot;;&quot;A&quot;);IF([.I9]&gt;=2;IF([.H9]&gt;=20;&quot;H&quot;;IF([.H9]&lt;=5;&quot;L&quot;;&quot;A&quot;));IF([.H9]&lt;=19;&quot;L&quot;;&quot;A&quot;)));IF(OR([.F9]=&quot;ALI&quot;;[.F9]=&quot;AIE&quot;);IF([.I9]&gt;=6;IF([.H9]&gt;=20;&quot;H&quot;;&quot;A&quot;);IF([.I9]&gt;=2;IF([.H9]&gt;=51;&quot;H&quot;;IF([.H9]&lt;=19;&quot;L&quot;;&quot;A&quot;));IF([.H9]&lt;=50;&quot;L&quot;;&quot;A&quot;)))))))" office:value-type="string" office:string-value="L" calcext:value-type="string">
            <text:p>L</text:p>
          </table:table-cell>
          <table:table-cell table:style-name="ce62" table:formula="of:=IF([.K9]=&quot;L&quot;;&quot;Baixa&quot;;IF([.K9]=&quot;A&quot;;&quot;Média&quot;;IF([.K9]=&quot;&quot;;&quot;&quot;;&quot;Alta&quot;)))" office:value-type="string" office:string-value="Baixa" calcext:value-type="string">
            <text:p>Baixa</text:p>
          </table:table-cell>
          <table:table-cell table:style-name="ce166" table:formula="of:=IF(ISBLANK([.F9]);&quot;&quot;;IF([.F9]=&quot;ALI&quot;;IF([.K9]=&quot;L&quot;;7;IF([.K9]=&quot;A&quot;;10;15));IF([.F9]=&quot;AIE&quot;;IF([.K9]=&quot;L&quot;;5;IF([.K9]=&quot;A&quot;;7;10));IF([.F9]=&quot;SE&quot;;IF([.K9]=&quot;L&quot;;4;IF([.K9]=&quot;A&quot;;5;7));IF(OR([.F9]=&quot;EE&quot;;[.F9]=&quot;CE&quot;);IF([.K9]=&quot;L&quot;;3;IF([.K9]=&quot;A&quot;;4;6)))))))" office:value-type="float" office:value="7" calcext:value-type="float">
            <text:p>7</text:p>
          </table:table-cell>
          <table:table-cell table:style-name="ce196" table:formula="of:=IF([.G9]=&quot;I&quot;;[.M9]*[Contagem.$U$14];IF([.G9]=&quot;E&quot;;[.M9]*[Contagem.$U$16];IF([.G9]=&quot;A&quot;;[.M9]*[Contagem.$U$15];IF([.G9]=&quot;T&quot;;[.M9]*[Contagem.$U$17];&quot;&quot;))))" office:value-type="float" office:value="4.2" calcext:value-type="float">
            <text:p>4,20</text:p>
          </table:table-cell>
          <table:table-cell table:style-name="ce172" table:number-columns-spanned="2" table:number-rows-spanned="1"/>
          <table:covered-table-cell table:style-name="ce178"/>
          <table:table-cell table:style-name="ce171"/>
          <table:table-cell table:style-name="ce177" table:number-columns-repeated="1007"/>
        </table:table-row>
        <table:table-row table:style-name="ro2">
          <table:table-cell table:style-name="ce60" office:value-type="string" calcext:value-type="string" table:number-columns-spanned="5" table:number-rows-spanned="1">
            <text:p>Diário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ALI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10];[.K10])" office:value-type="string" office:string-value="ALIL" calcext:value-type="string">
            <text:p>ALIL</text:p>
          </table:table-cell>
          <table:table-cell table:style-name="ce62" table:formula="of:=IF(OR(ISBLANK([.H10]);ISBLANK([.I10]));IF(OR([.F10]=&quot;ALI&quot;;[.F10]=&quot;AIE&quot;);&quot;L&quot;;IF(ISBLANK([.F10]);&quot;&quot;;&quot;A&quot;));IF([.F10]=&quot;EE&quot;;IF([.I10]&gt;=3;IF([.H10]&gt;=5;&quot;H&quot;;&quot;A&quot;);IF([.I10]&gt;=2;IF([.H10]&gt;=16;&quot;H&quot;;IF([.H10]&lt;=4;&quot;L&quot;;&quot;A&quot;));IF([.H10]&lt;=15;&quot;L&quot;;&quot;A&quot;)));IF(OR([.F10]=&quot;SE&quot;;[.F10]=&quot;CE&quot;);IF([.I10]&gt;=4;IF([.H10]&gt;=6;&quot;H&quot;;&quot;A&quot;);IF([.I10]&gt;=2;IF([.H10]&gt;=20;&quot;H&quot;;IF([.H10]&lt;=5;&quot;L&quot;;&quot;A&quot;));IF([.H10]&lt;=19;&quot;L&quot;;&quot;A&quot;)));IF(OR([.F10]=&quot;ALI&quot;;[.F10]=&quot;AIE&quot;);IF([.I10]&gt;=6;IF([.H10]&gt;=20;&quot;H&quot;;&quot;A&quot;);IF([.I10]&gt;=2;IF([.H10]&gt;=51;&quot;H&quot;;IF([.H10]&lt;=19;&quot;L&quot;;&quot;A&quot;));IF([.H10]&lt;=50;&quot;L&quot;;&quot;A&quot;)))))))" office:value-type="string" office:string-value="L" calcext:value-type="string">
            <text:p>L</text:p>
          </table:table-cell>
          <table:table-cell table:style-name="ce62" table:formula="of:=IF([.K10]=&quot;L&quot;;&quot;Baixa&quot;;IF([.K10]=&quot;A&quot;;&quot;Média&quot;;IF([.K10]=&quot;&quot;;&quot;&quot;;&quot;Alta&quot;)))" office:value-type="string" office:string-value="Baixa" calcext:value-type="string">
            <text:p>Baixa</text:p>
          </table:table-cell>
          <table:table-cell table:style-name="ce166" table:formula="of:=IF(ISBLANK([.F10]);&quot;&quot;;IF([.F10]=&quot;ALI&quot;;IF([.K10]=&quot;L&quot;;7;IF([.K10]=&quot;A&quot;;10;15));IF([.F10]=&quot;AIE&quot;;IF([.K10]=&quot;L&quot;;5;IF([.K10]=&quot;A&quot;;7;10));IF([.F10]=&quot;SE&quot;;IF([.K10]=&quot;L&quot;;4;IF([.K10]=&quot;A&quot;;5;7));IF(OR([.F10]=&quot;EE&quot;;[.F10]=&quot;CE&quot;);IF([.K10]=&quot;L&quot;;3;IF([.K10]=&quot;A&quot;;4;6)))))))" office:value-type="float" office:value="7" calcext:value-type="float">
            <text:p>7</text:p>
          </table:table-cell>
          <table:table-cell table:style-name="ce196" table:formula="of:=IF([.G10]=&quot;I&quot;;[.M10]*[Contagem.$U$14];IF([.G10]=&quot;E&quot;;[.M10]*[Contagem.$U$16];IF([.G10]=&quot;A&quot;;[.M10]*[Contagem.$U$15];IF([.G10]=&quot;T&quot;;[.M10]*[Contagem.$U$17];&quot;&quot;))))" office:value-type="float" office:value="4.2" calcext:value-type="float">
            <text:p>4,20</text:p>
          </table:table-cell>
          <table:table-cell table:style-name="ce172" table:number-columns-spanned="2" table:number-rows-spanned="1"/>
          <table:covered-table-cell table:style-name="ce178"/>
          <table:table-cell table:style-name="ce171"/>
          <table:table-cell table:style-name="ce177" table:number-columns-repeated="1007"/>
        </table:table-row>
        <table:table-row table:style-name="ro2">
          <table:table-cell table:style-name="ce39" office:value-type="string" calcext:value-type="string" table:number-columns-spanned="16" table:number-rows-spanned="1">
            <text:p>Funções de Transação</text:p>
          </table:table-cell>
          <table:covered-table-cell table:number-columns-repeated="4" table:style-name="ce47"/>
          <table:covered-table-cell table:number-columns-repeated="2" table:style-name="ce83"/>
          <table:covered-table-cell table:number-columns-repeated="7" table:style-name="ce179"/>
          <table:covered-table-cell table:style-name="ce203"/>
          <table:covered-table-cell table:style-name="ce213"/>
          <table:table-cell table:style-name="ce223"/>
          <table:table-cell table:style-name="ce231" table:number-columns-repeated="1007"/>
        </table:table-row>
        <table:table-row table:style-name="ro1">
          <table:table-cell table:style-name="ce40" office:value-type="string" calcext:value-type="string" table:number-columns-spanned="16" table:number-rows-spanned="1">
            <text:p>Reestruturação da Mensagem Notifique-me</text:p>
          </table:table-cell>
          <table:covered-table-cell table:number-columns-repeated="4" table:style-name="ce51"/>
          <table:covered-table-cell table:style-name="ce70" table:content-validation-name="val1"/>
          <table:covered-table-cell table:style-name="ce168" table:content-validation-name="val2"/>
          <table:covered-table-cell table:number-columns-repeated="3" table:style-name="ce70"/>
          <table:covered-table-cell table:number-columns-repeated="2" table:style-name="ce187"/>
          <table:covered-table-cell table:style-name="ce70"/>
          <table:covered-table-cell table:style-name="ce194"/>
          <table:covered-table-cell table:style-name="ce209"/>
          <table:covered-table-cell table:style-name="ce216"/>
          <table:table-cell table:style-name="ce191"/>
          <table:table-cell table:style-name="ce202" table:number-columns-repeated="1007"/>
        </table:table-row>
        <table:table-row table:style-name="ro2">
          <table:table-cell table:style-name="ce60" office:value-type="string" calcext:value-type="string" table:number-columns-spanned="5" table:number-rows-spanned="1">
            <text:p>Consultar normas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C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13];[.K13])" office:value-type="string" office:string-value="CEA" calcext:value-type="string">
            <text:p>CEA</text:p>
          </table:table-cell>
          <table:table-cell table:style-name="ce62" table:formula="of:=IF(OR(ISBLANK([.H13]);ISBLANK([.I13]));IF(OR([.F13]=&quot;ALI&quot;;[.F13]=&quot;AIE&quot;);&quot;L&quot;;IF(ISBLANK([.F13]);&quot;&quot;;&quot;A&quot;));IF([.F13]=&quot;EE&quot;;IF([.I13]&gt;=3;IF([.H13]&gt;=5;&quot;H&quot;;&quot;A&quot;);IF([.I13]&gt;=2;IF([.H13]&gt;=16;&quot;H&quot;;IF([.H13]&lt;=4;&quot;L&quot;;&quot;A&quot;));IF([.H13]&lt;=15;&quot;L&quot;;&quot;A&quot;)));IF(OR([.F13]=&quot;SE&quot;;[.F13]=&quot;CE&quot;);IF([.I13]&gt;=4;IF([.H13]&gt;=6;&quot;H&quot;;&quot;A&quot;);IF([.I13]&gt;=2;IF([.H13]&gt;=20;&quot;H&quot;;IF([.H13]&lt;=5;&quot;L&quot;;&quot;A&quot;));IF([.H13]&lt;=19;&quot;L&quot;;&quot;A&quot;)));IF(OR([.F13]=&quot;ALI&quot;;[.F13]=&quot;AIE&quot;);IF([.I13]&gt;=6;IF([.H13]&gt;=20;&quot;H&quot;;&quot;A&quot;);IF([.I13]&gt;=2;IF([.H13]&gt;=51;&quot;H&quot;;IF([.H13]&lt;=19;&quot;L&quot;;&quot;A&quot;));IF([.H13]&lt;=50;&quot;L&quot;;&quot;A&quot;)))))))" office:value-type="string" office:string-value="A" calcext:value-type="string">
            <text:p>A</text:p>
          </table:table-cell>
          <table:table-cell table:style-name="ce62" table:formula="of:=IF([.K13]=&quot;L&quot;;&quot;Baixa&quot;;IF([.K13]=&quot;A&quot;;&quot;Média&quot;;IF([.K13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13]);&quot;&quot;;IF([.F13]=&quot;ALI&quot;;IF([.K13]=&quot;L&quot;;7;IF([.K13]=&quot;A&quot;;10;15));IF([.F13]=&quot;AIE&quot;;IF([.K13]=&quot;L&quot;;5;IF([.K13]=&quot;A&quot;;7;10));IF([.F13]=&quot;SE&quot;;IF([.K13]=&quot;L&quot;;4;IF([.K13]=&quot;A&quot;;5;7));IF(OR([.F13]=&quot;EE&quot;;[.F13]=&quot;CE&quot;);IF([.K13]=&quot;L&quot;;3;IF([.K13]=&quot;A&quot;;4;6)))))))" office:value-type="float" office:value="4" calcext:value-type="float">
            <text:p>4</text:p>
          </table:table-cell>
          <table:table-cell table:style-name="ce196" table:formula="of:=IF([.G13]=&quot;I&quot;;[.M13]*[Contagem.$U$14];IF([.G13]=&quot;E&quot;;[.M13]*[Contagem.$U$16];IF([.G13]=&quot;A&quot;;[.M13]*[Contagem.$U$15];IF([.G13]=&quot;T&quot;;[.M13]*[Contagem.$U$17];&quot;&quot;))))" office:value-type="float" office:value="2.4" calcext:value-type="float">
            <text:p>2,40</text:p>
          </table:table-cell>
          <table:table-cell table:style-name="ce175" table:number-columns-spanned="2" table:number-rows-spanned="2"/>
          <table:covered-table-cell table:style-name="ce178"/>
          <table:table-cell table:style-name="ce171"/>
          <table:table-cell table:style-name="ce177" table:number-columns-repeated="1007"/>
        </table:table-row>
        <table:table-row table:style-name="ro2">
          <table:table-cell table:style-name="ce60" office:value-type="string" calcext:value-type="string" table:number-columns-spanned="5" table:number-rows-spanned="1">
            <text:p>Enviar e-mail notifique-me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C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14];[.K14])" office:value-type="string" office:string-value="CEA" calcext:value-type="string">
            <text:p>CEA</text:p>
          </table:table-cell>
          <table:table-cell table:style-name="ce62" table:formula="of:=IF(OR(ISBLANK([.H14]);ISBLANK([.I14]));IF(OR([.F14]=&quot;ALI&quot;;[.F14]=&quot;AIE&quot;);&quot;L&quot;;IF(ISBLANK([.F14]);&quot;&quot;;&quot;A&quot;));IF([.F14]=&quot;EE&quot;;IF([.I14]&gt;=3;IF([.H14]&gt;=5;&quot;H&quot;;&quot;A&quot;);IF([.I14]&gt;=2;IF([.H14]&gt;=16;&quot;H&quot;;IF([.H14]&lt;=4;&quot;L&quot;;&quot;A&quot;));IF([.H14]&lt;=15;&quot;L&quot;;&quot;A&quot;)));IF(OR([.F14]=&quot;SE&quot;;[.F14]=&quot;CE&quot;);IF([.I14]&gt;=4;IF([.H14]&gt;=6;&quot;H&quot;;&quot;A&quot;);IF([.I14]&gt;=2;IF([.H14]&gt;=20;&quot;H&quot;;IF([.H14]&lt;=5;&quot;L&quot;;&quot;A&quot;));IF([.H14]&lt;=19;&quot;L&quot;;&quot;A&quot;)));IF(OR([.F14]=&quot;ALI&quot;;[.F14]=&quot;AIE&quot;);IF([.I14]&gt;=6;IF([.H14]&gt;=20;&quot;H&quot;;&quot;A&quot;);IF([.I14]&gt;=2;IF([.H14]&gt;=51;&quot;H&quot;;IF([.H14]&lt;=19;&quot;L&quot;;&quot;A&quot;));IF([.H14]&lt;=50;&quot;L&quot;;&quot;A&quot;)))))))" office:value-type="string" office:string-value="A" calcext:value-type="string">
            <text:p>A</text:p>
          </table:table-cell>
          <table:table-cell table:style-name="ce62" table:formula="of:=IF([.K14]=&quot;L&quot;;&quot;Baixa&quot;;IF([.K14]=&quot;A&quot;;&quot;Média&quot;;IF([.K14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14]);&quot;&quot;;IF([.F14]=&quot;ALI&quot;;IF([.K14]=&quot;L&quot;;7;IF([.K14]=&quot;A&quot;;10;15));IF([.F14]=&quot;AIE&quot;;IF([.K14]=&quot;L&quot;;5;IF([.K14]=&quot;A&quot;;7;10));IF([.F14]=&quot;SE&quot;;IF([.K14]=&quot;L&quot;;4;IF([.K14]=&quot;A&quot;;5;7));IF(OR([.F14]=&quot;EE&quot;;[.F14]=&quot;CE&quot;);IF([.K14]=&quot;L&quot;;3;IF([.K14]=&quot;A&quot;;4;6)))))))" office:value-type="float" office:value="4" calcext:value-type="float">
            <text:p>4</text:p>
          </table:table-cell>
          <table:table-cell table:style-name="ce196" table:formula="of:=IF([.G14]=&quot;I&quot;;[.M14]*[Contagem.$U$14];IF([.G14]=&quot;E&quot;;[.M14]*[Contagem.$U$16];IF([.G14]=&quot;A&quot;;[.M14]*[Contagem.$U$15];IF([.G14]=&quot;T&quot;;[.M14]*[Contagem.$U$17];&quot;&quot;))))" office:value-type="float" office:value="2.4" calcext:value-type="float">
            <text:p>2,40</text:p>
          </table:table-cell>
          <table:covered-table-cell table:style-name="ce172"/>
          <table:covered-table-cell table:style-name="ce178"/>
          <table:table-cell table:style-name="ce171"/>
          <table:table-cell table:style-name="ce177" table:number-columns-repeated="1007"/>
        </table:table-row>
        <table:table-row table:style-name="ro2">
          <table:table-cell table:style-name="ce40" office:value-type="string" calcext:value-type="string" table:number-columns-spanned="16" table:number-rows-spanned="1">
            <text:p>Criar campo com link</text:p>
          </table:table-cell>
          <table:covered-table-cell table:number-columns-repeated="4" table:style-name="ce51"/>
          <table:covered-table-cell table:style-name="ce70" table:content-validation-name="val1"/>
          <table:covered-table-cell table:style-name="ce168" table:content-validation-name="val2"/>
          <table:covered-table-cell table:number-columns-repeated="3" table:style-name="ce70"/>
          <table:covered-table-cell table:number-columns-repeated="2" table:style-name="ce187"/>
          <table:covered-table-cell table:style-name="ce70"/>
          <table:covered-table-cell table:style-name="ce194"/>
          <table:covered-table-cell table:style-name="ce209"/>
          <table:covered-table-cell table:style-name="ce216"/>
          <table:table-cell table:style-name="ce191"/>
          <table:table-cell table:style-name="ce202" table:number-columns-repeated="1007"/>
        </table:table-row>
        <table:table-row table:style-name="ro2">
          <table:table-cell table:style-name="ce60" office:value-type="string" calcext:value-type="string" table:number-columns-spanned="5" table:number-rows-spanned="1">
            <text:p>Cadastrar Norma 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E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16];[.K16])" office:value-type="string" office:string-value="EEA" calcext:value-type="string">
            <text:p>EEA</text:p>
          </table:table-cell>
          <table:table-cell table:style-name="ce62" table:formula="of:=IF(OR(ISBLANK([.H16]);ISBLANK([.I16]));IF(OR([.F16]=&quot;ALI&quot;;[.F16]=&quot;AIE&quot;);&quot;L&quot;;IF(ISBLANK([.F16]);&quot;&quot;;&quot;A&quot;));IF([.F16]=&quot;EE&quot;;IF([.I16]&gt;=3;IF([.H16]&gt;=5;&quot;H&quot;;&quot;A&quot;);IF([.I16]&gt;=2;IF([.H16]&gt;=16;&quot;H&quot;;IF([.H16]&lt;=4;&quot;L&quot;;&quot;A&quot;));IF([.H16]&lt;=15;&quot;L&quot;;&quot;A&quot;)));IF(OR([.F16]=&quot;SE&quot;;[.F16]=&quot;CE&quot;);IF([.I16]&gt;=4;IF([.H16]&gt;=6;&quot;H&quot;;&quot;A&quot;);IF([.I16]&gt;=2;IF([.H16]&gt;=20;&quot;H&quot;;IF([.H16]&lt;=5;&quot;L&quot;;&quot;A&quot;));IF([.H16]&lt;=19;&quot;L&quot;;&quot;A&quot;)));IF(OR([.F16]=&quot;ALI&quot;;[.F16]=&quot;AIE&quot;);IF([.I16]&gt;=6;IF([.H16]&gt;=20;&quot;H&quot;;&quot;A&quot;);IF([.I16]&gt;=2;IF([.H16]&gt;=51;&quot;H&quot;;IF([.H16]&lt;=19;&quot;L&quot;;&quot;A&quot;));IF([.H16]&lt;=50;&quot;L&quot;;&quot;A&quot;)))))))" office:value-type="string" office:string-value="A" calcext:value-type="string">
            <text:p>A</text:p>
          </table:table-cell>
          <table:table-cell table:style-name="ce62" table:formula="of:=IF([.K16]=&quot;L&quot;;&quot;Baixa&quot;;IF([.K16]=&quot;A&quot;;&quot;Média&quot;;IF([.K16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16]);&quot;&quot;;IF([.F16]=&quot;ALI&quot;;IF([.K16]=&quot;L&quot;;7;IF([.K16]=&quot;A&quot;;10;15));IF([.F16]=&quot;AIE&quot;;IF([.K16]=&quot;L&quot;;5;IF([.K16]=&quot;A&quot;;7;10));IF([.F16]=&quot;SE&quot;;IF([.K16]=&quot;L&quot;;4;IF([.K16]=&quot;A&quot;;5;7));IF(OR([.F16]=&quot;EE&quot;;[.F16]=&quot;CE&quot;);IF([.K16]=&quot;L&quot;;3;IF([.K16]=&quot;A&quot;;4;6)))))))" office:value-type="float" office:value="4" calcext:value-type="float">
            <text:p>4</text:p>
          </table:table-cell>
          <table:table-cell table:style-name="ce196" table:formula="of:=IF([.G16]=&quot;I&quot;;[.M16]*[Contagem.$U$14];IF([.G16]=&quot;E&quot;;[.M16]*[Contagem.$U$16];IF([.G16]=&quot;A&quot;;[.M16]*[Contagem.$U$15];IF([.G16]=&quot;T&quot;;[.M16]*[Contagem.$U$17];&quot;&quot;))))" office:value-type="float" office:value="2.4" calcext:value-type="float">
            <text:p>2,40</text:p>
          </table:table-cell>
          <table:table-cell table:style-name="ce172" table:number-columns-spanned="2" table:number-rows-spanned="1"/>
          <table:covered-table-cell table:style-name="ce178"/>
          <table:table-cell table:style-name="ce171"/>
          <table:table-cell table:style-name="ce177" table:number-columns-repeated="1007"/>
        </table:table-row>
        <table:table-row table:style-name="ro2">
          <table:table-cell table:style-name="ce60" office:value-type="string" calcext:value-type="string" table:number-columns-spanned="5" table:number-rows-spanned="1">
            <text:p>Alterar Norma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E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17];[.K17])" office:value-type="string" office:string-value="EEA" calcext:value-type="string">
            <text:p>EEA</text:p>
          </table:table-cell>
          <table:table-cell table:style-name="ce62" table:formula="of:=IF(OR(ISBLANK([.H17]);ISBLANK([.I17]));IF(OR([.F17]=&quot;ALI&quot;;[.F17]=&quot;AIE&quot;);&quot;L&quot;;IF(ISBLANK([.F17]);&quot;&quot;;&quot;A&quot;));IF([.F17]=&quot;EE&quot;;IF([.I17]&gt;=3;IF([.H17]&gt;=5;&quot;H&quot;;&quot;A&quot;);IF([.I17]&gt;=2;IF([.H17]&gt;=16;&quot;H&quot;;IF([.H17]&lt;=4;&quot;L&quot;;&quot;A&quot;));IF([.H17]&lt;=15;&quot;L&quot;;&quot;A&quot;)));IF(OR([.F17]=&quot;SE&quot;;[.F17]=&quot;CE&quot;);IF([.I17]&gt;=4;IF([.H17]&gt;=6;&quot;H&quot;;&quot;A&quot;);IF([.I17]&gt;=2;IF([.H17]&gt;=20;&quot;H&quot;;IF([.H17]&lt;=5;&quot;L&quot;;&quot;A&quot;));IF([.H17]&lt;=19;&quot;L&quot;;&quot;A&quot;)));IF(OR([.F17]=&quot;ALI&quot;;[.F17]=&quot;AIE&quot;);IF([.I17]&gt;=6;IF([.H17]&gt;=20;&quot;H&quot;;&quot;A&quot;);IF([.I17]&gt;=2;IF([.H17]&gt;=51;&quot;H&quot;;IF([.H17]&lt;=19;&quot;L&quot;;&quot;A&quot;));IF([.H17]&lt;=50;&quot;L&quot;;&quot;A&quot;)))))))" office:value-type="string" office:string-value="A" calcext:value-type="string">
            <text:p>A</text:p>
          </table:table-cell>
          <table:table-cell table:style-name="ce62" table:formula="of:=IF([.K17]=&quot;L&quot;;&quot;Baixa&quot;;IF([.K17]=&quot;A&quot;;&quot;Média&quot;;IF([.K17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17]);&quot;&quot;;IF([.F17]=&quot;ALI&quot;;IF([.K17]=&quot;L&quot;;7;IF([.K17]=&quot;A&quot;;10;15));IF([.F17]=&quot;AIE&quot;;IF([.K17]=&quot;L&quot;;5;IF([.K17]=&quot;A&quot;;7;10));IF([.F17]=&quot;SE&quot;;IF([.K17]=&quot;L&quot;;4;IF([.K17]=&quot;A&quot;;5;7));IF(OR([.F17]=&quot;EE&quot;;[.F17]=&quot;CE&quot;);IF([.K17]=&quot;L&quot;;3;IF([.K17]=&quot;A&quot;;4;6)))))))" office:value-type="float" office:value="4" calcext:value-type="float">
            <text:p>4</text:p>
          </table:table-cell>
          <table:table-cell table:style-name="ce196" table:formula="of:=IF([.G17]=&quot;I&quot;;[.M17]*[Contagem.$U$14];IF([.G17]=&quot;E&quot;;[.M17]*[Contagem.$U$16];IF([.G17]=&quot;A&quot;;[.M17]*[Contagem.$U$15];IF([.G17]=&quot;T&quot;;[.M17]*[Contagem.$U$17];&quot;&quot;))))" office:value-type="float" office:value="2.4" calcext:value-type="float">
            <text:p>2,40</text:p>
          </table:table-cell>
          <table:table-cell table:style-name="ce172" table:number-columns-spanned="2" table:number-rows-spanned="1"/>
          <table:covered-table-cell table:style-name="ce178"/>
          <table:table-cell table:style-name="ce171"/>
          <table:table-cell table:style-name="ce177" table:number-columns-repeated="1007"/>
        </table:table-row>
        <table:table-row table:style-name="ro2">
          <table:table-cell table:style-name="ce60" office:value-type="string" calcext:value-type="string" table:number-columns-spanned="5" table:number-rows-spanned="1">
            <text:p>Detalhar Norma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C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18];[.K18])" office:value-type="string" office:string-value="CEA" calcext:value-type="string">
            <text:p>CEA</text:p>
          </table:table-cell>
          <table:table-cell table:style-name="ce62" table:formula="of:=IF(OR(ISBLANK([.H18]);ISBLANK([.I18]));IF(OR([.F18]=&quot;ALI&quot;;[.F18]=&quot;AIE&quot;);&quot;L&quot;;IF(ISBLANK([.F18]);&quot;&quot;;&quot;A&quot;));IF([.F18]=&quot;EE&quot;;IF([.I18]&gt;=3;IF([.H18]&gt;=5;&quot;H&quot;;&quot;A&quot;);IF([.I18]&gt;=2;IF([.H18]&gt;=16;&quot;H&quot;;IF([.H18]&lt;=4;&quot;L&quot;;&quot;A&quot;));IF([.H18]&lt;=15;&quot;L&quot;;&quot;A&quot;)));IF(OR([.F18]=&quot;SE&quot;;[.F18]=&quot;CE&quot;);IF([.I18]&gt;=4;IF([.H18]&gt;=6;&quot;H&quot;;&quot;A&quot;);IF([.I18]&gt;=2;IF([.H18]&gt;=20;&quot;H&quot;;IF([.H18]&lt;=5;&quot;L&quot;;&quot;A&quot;));IF([.H18]&lt;=19;&quot;L&quot;;&quot;A&quot;)));IF(OR([.F18]=&quot;ALI&quot;;[.F18]=&quot;AIE&quot;);IF([.I18]&gt;=6;IF([.H18]&gt;=20;&quot;H&quot;;&quot;A&quot;);IF([.I18]&gt;=2;IF([.H18]&gt;=51;&quot;H&quot;;IF([.H18]&lt;=19;&quot;L&quot;;&quot;A&quot;));IF([.H18]&lt;=50;&quot;L&quot;;&quot;A&quot;)))))))" office:value-type="string" office:string-value="A" calcext:value-type="string">
            <text:p>A</text:p>
          </table:table-cell>
          <table:table-cell table:style-name="ce62" table:formula="of:=IF([.K18]=&quot;L&quot;;&quot;Baixa&quot;;IF([.K18]=&quot;A&quot;;&quot;Média&quot;;IF([.K18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18]);&quot;&quot;;IF([.F18]=&quot;ALI&quot;;IF([.K18]=&quot;L&quot;;7;IF([.K18]=&quot;A&quot;;10;15));IF([.F18]=&quot;AIE&quot;;IF([.K18]=&quot;L&quot;;5;IF([.K18]=&quot;A&quot;;7;10));IF([.F18]=&quot;SE&quot;;IF([.K18]=&quot;L&quot;;4;IF([.K18]=&quot;A&quot;;5;7));IF(OR([.F18]=&quot;EE&quot;;[.F18]=&quot;CE&quot;);IF([.K18]=&quot;L&quot;;3;IF([.K18]=&quot;A&quot;;4;6)))))))" office:value-type="float" office:value="4" calcext:value-type="float">
            <text:p>4</text:p>
          </table:table-cell>
          <table:table-cell table:style-name="ce196" table:formula="of:=IF([.G18]=&quot;I&quot;;[.M18]*[Contagem.$U$14];IF([.G18]=&quot;E&quot;;[.M18]*[Contagem.$U$16];IF([.G18]=&quot;A&quot;;[.M18]*[Contagem.$U$15];IF([.G18]=&quot;T&quot;;[.M18]*[Contagem.$U$17];&quot;&quot;))))" office:value-type="float" office:value="2.4" calcext:value-type="float">
            <text:p>2,40</text:p>
          </table:table-cell>
          <table:table-cell table:style-name="ce172" table:number-columns-spanned="2" table:number-rows-spanned="1"/>
          <table:covered-table-cell table:style-name="ce178"/>
          <table:table-cell table:style-name="ce171"/>
          <table:table-cell table:style-name="ce177" table:number-columns-repeated="1007"/>
        </table:table-row>
        <table:table-row table:style-name="ro4">
          <table:table-cell table:style-name="ce42" office:value-type="string" calcext:value-type="string" table:number-columns-spanned="16" table:number-rows-spanned="1">
            <text:p> Possibilidade de salvamento prévio do cadastro de normativos</text:p>
            <text:p/>
          </table:table-cell>
          <table:covered-table-cell table:number-columns-repeated="4" table:style-name="ce51"/>
          <table:covered-table-cell table:style-name="ce70" table:content-validation-name="val1"/>
          <table:covered-table-cell table:style-name="ce168" table:content-validation-name="val2"/>
          <table:covered-table-cell table:number-columns-repeated="3" table:style-name="ce70"/>
          <table:covered-table-cell table:number-columns-repeated="2" table:style-name="ce187"/>
          <table:covered-table-cell table:style-name="ce70"/>
          <table:covered-table-cell table:style-name="ce194"/>
          <table:covered-table-cell table:style-name="ce209"/>
          <table:covered-table-cell table:style-name="ce216"/>
          <table:table-cell table:style-name="ce191"/>
          <table:table-cell table:style-name="ce202" table:number-columns-repeated="1007"/>
        </table:table-row>
        <table:table-row table:style-name="ro5">
          <table:table-cell table:style-name="ce60" office:value-type="string" calcext:value-type="string" table:number-columns-spanned="5" table:number-rows-spanned="1">
            <text:p>Salvar para aprovação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EE</text:p>
          </table:table-cell>
          <table:table-cell table:style-name="ce174" table:content-validation-name="val2" office:value-type="string" calcext:value-type="string">
            <text:p>I</text:p>
          </table:table-cell>
          <table:table-cell table:style-name="ce166" table:number-columns-repeated="2"/>
          <table:table-cell table:style-name="ce166" table:formula="of:=CONCATENATE([.F20];[.K20])" office:value-type="string" office:string-value="EEA" calcext:value-type="string">
            <text:p>EEA</text:p>
          </table:table-cell>
          <table:table-cell table:style-name="ce62" table:formula="of:=IF(OR(ISBLANK([.H20]);ISBLANK([.I20]));IF(OR([.F20]=&quot;ALI&quot;;[.F20]=&quot;AIE&quot;);&quot;L&quot;;IF(ISBLANK([.F20]);&quot;&quot;;&quot;A&quot;));IF([.F20]=&quot;EE&quot;;IF([.I20]&gt;=3;IF([.H20]&gt;=5;&quot;H&quot;;&quot;A&quot;);IF([.I20]&gt;=2;IF([.H20]&gt;=16;&quot;H&quot;;IF([.H20]&lt;=4;&quot;L&quot;;&quot;A&quot;));IF([.H20]&lt;=15;&quot;L&quot;;&quot;A&quot;)));IF(OR([.F20]=&quot;SE&quot;;[.F20]=&quot;CE&quot;);IF([.I20]&gt;=4;IF([.H20]&gt;=6;&quot;H&quot;;&quot;A&quot;);IF([.I20]&gt;=2;IF([.H20]&gt;=20;&quot;H&quot;;IF([.H20]&lt;=5;&quot;L&quot;;&quot;A&quot;));IF([.H20]&lt;=19;&quot;L&quot;;&quot;A&quot;)));IF(OR([.F20]=&quot;ALI&quot;;[.F20]=&quot;AIE&quot;);IF([.I20]&gt;=6;IF([.H20]&gt;=20;&quot;H&quot;;&quot;A&quot;);IF([.I20]&gt;=2;IF([.H20]&gt;=51;&quot;H&quot;;IF([.H20]&lt;=19;&quot;L&quot;;&quot;A&quot;));IF([.H20]&lt;=50;&quot;L&quot;;&quot;A&quot;)))))))" office:value-type="string" office:string-value="A" calcext:value-type="string">
            <text:p>A</text:p>
          </table:table-cell>
          <table:table-cell table:style-name="ce62" table:formula="of:=IF([.K20]=&quot;L&quot;;&quot;Baixa&quot;;IF([.K20]=&quot;A&quot;;&quot;Média&quot;;IF([.K20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20]);&quot;&quot;;IF([.F20]=&quot;ALI&quot;;IF([.K20]=&quot;L&quot;;7;IF([.K20]=&quot;A&quot;;10;15));IF([.F20]=&quot;AIE&quot;;IF([.K20]=&quot;L&quot;;5;IF([.K20]=&quot;A&quot;;7;10));IF([.F20]=&quot;SE&quot;;IF([.K20]=&quot;L&quot;;4;IF([.K20]=&quot;A&quot;;5;7));IF(OR([.F20]=&quot;EE&quot;;[.F20]=&quot;CE&quot;);IF([.K20]=&quot;L&quot;;3;IF([.K20]=&quot;A&quot;;4;6)))))))" office:value-type="float" office:value="4" calcext:value-type="float">
            <text:p>4</text:p>
          </table:table-cell>
          <table:table-cell table:style-name="ce196" table:formula="of:=IF([.G20]=&quot;I&quot;;[.M20]*[Contagem.$U$14];IF([.G20]=&quot;E&quot;;[.M20]*[Contagem.$U$16];IF([.G20]=&quot;A&quot;;[.M20]*[Contagem.$U$15];IF([.G20]=&quot;T&quot;;[.M20]*[Contagem.$U$17];&quot;&quot;))))" office:value-type="float" office:value="4" calcext:value-type="float">
            <text:p>4,00</text:p>
          </table:table-cell>
          <table:table-cell table:style-name="ce172" office:value-type="string" calcext:value-type="string" table:number-columns-spanned="2" table:number-rows-spanned="1">
            <text:p>O perfil de estagiário deve salvar a norma e aguardar aprovação para a sua publicação</text:p>
          </table:table-cell>
          <table:covered-table-cell table:style-name="ce178"/>
          <table:table-cell table:style-name="ce192"/>
          <table:table-cell table:style-name="ce205" table:number-columns-repeated="1007"/>
        </table:table-row>
        <table:table-row table:style-name="ro5">
          <table:table-cell table:style-name="ce60" office:value-type="string" calcext:value-type="string" table:number-columns-spanned="5" table:number-rows-spanned="1">
            <text:p>Aprovar Cadastro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EE</text:p>
          </table:table-cell>
          <table:table-cell table:style-name="ce174" table:content-validation-name="val2" office:value-type="string" calcext:value-type="string">
            <text:p>I</text:p>
          </table:table-cell>
          <table:table-cell table:style-name="ce166" table:number-columns-repeated="2"/>
          <table:table-cell table:style-name="ce166" table:formula="of:=CONCATENATE([.F21];[.K21])" office:value-type="string" office:string-value="EEA" calcext:value-type="string">
            <text:p>EEA</text:p>
          </table:table-cell>
          <table:table-cell table:style-name="ce62" table:formula="of:=IF(OR(ISBLANK([.H21]);ISBLANK([.I21]));IF(OR([.F21]=&quot;ALI&quot;;[.F21]=&quot;AIE&quot;);&quot;L&quot;;IF(ISBLANK([.F21]);&quot;&quot;;&quot;A&quot;));IF([.F21]=&quot;EE&quot;;IF([.I21]&gt;=3;IF([.H21]&gt;=5;&quot;H&quot;;&quot;A&quot;);IF([.I21]&gt;=2;IF([.H21]&gt;=16;&quot;H&quot;;IF([.H21]&lt;=4;&quot;L&quot;;&quot;A&quot;));IF([.H21]&lt;=15;&quot;L&quot;;&quot;A&quot;)));IF(OR([.F21]=&quot;SE&quot;;[.F21]=&quot;CE&quot;);IF([.I21]&gt;=4;IF([.H21]&gt;=6;&quot;H&quot;;&quot;A&quot;);IF([.I21]&gt;=2;IF([.H21]&gt;=20;&quot;H&quot;;IF([.H21]&lt;=5;&quot;L&quot;;&quot;A&quot;));IF([.H21]&lt;=19;&quot;L&quot;;&quot;A&quot;)));IF(OR([.F21]=&quot;ALI&quot;;[.F21]=&quot;AIE&quot;);IF([.I21]&gt;=6;IF([.H21]&gt;=20;&quot;H&quot;;&quot;A&quot;);IF([.I21]&gt;=2;IF([.H21]&gt;=51;&quot;H&quot;;IF([.H21]&lt;=19;&quot;L&quot;;&quot;A&quot;));IF([.H21]&lt;=50;&quot;L&quot;;&quot;A&quot;)))))))" office:value-type="string" office:string-value="A" calcext:value-type="string">
            <text:p>A</text:p>
          </table:table-cell>
          <table:table-cell table:style-name="ce62" table:formula="of:=IF([.K21]=&quot;L&quot;;&quot;Baixa&quot;;IF([.K21]=&quot;A&quot;;&quot;Média&quot;;IF([.K21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21]);&quot;&quot;;IF([.F21]=&quot;ALI&quot;;IF([.K21]=&quot;L&quot;;7;IF([.K21]=&quot;A&quot;;10;15));IF([.F21]=&quot;AIE&quot;;IF([.K21]=&quot;L&quot;;5;IF([.K21]=&quot;A&quot;;7;10));IF([.F21]=&quot;SE&quot;;IF([.K21]=&quot;L&quot;;4;IF([.K21]=&quot;A&quot;;5;7));IF(OR([.F21]=&quot;EE&quot;;[.F21]=&quot;CE&quot;);IF([.K21]=&quot;L&quot;;3;IF([.K21]=&quot;A&quot;;4;6)))))))" office:value-type="float" office:value="4" calcext:value-type="float">
            <text:p>4</text:p>
          </table:table-cell>
          <table:table-cell table:style-name="ce196" table:formula="of:=IF([.G21]=&quot;I&quot;;[.M21]*[Contagem.$U$14];IF([.G21]=&quot;E&quot;;[.M21]*[Contagem.$U$16];IF([.G21]=&quot;A&quot;;[.M21]*[Contagem.$U$15];IF([.G21]=&quot;T&quot;;[.M21]*[Contagem.$U$17];&quot;&quot;))))" office:value-type="float" office:value="4" calcext:value-type="float">
            <text:p>4,00</text:p>
          </table:table-cell>
          <table:table-cell table:style-name="ce172" office:value-type="string" calcext:value-type="string" table:number-columns-spanned="2" table:number-rows-spanned="1">
            <text:p>Perfil deve entrar na norma e aprovar para que a mesma seja publicada</text:p>
          </table:table-cell>
          <table:covered-table-cell table:style-name="ce178"/>
          <table:table-cell table:style-name="ce192"/>
          <table:table-cell table:style-name="ce205" table:number-columns-repeated="1007"/>
        </table:table-row>
        <table:table-row table:style-name="ro1">
          <table:table-cell table:style-name="ce45" office:value-type="string" calcext:value-type="string" table:number-columns-spanned="16" table:number-rows-spanned="1">
            <text:p>Melhoria na relevância da indexação de pesquisas</text:p>
          </table:table-cell>
          <table:covered-table-cell table:number-columns-repeated="4" table:style-name="ce51"/>
          <table:covered-table-cell table:style-name="ce70" table:content-validation-name="val1"/>
          <table:covered-table-cell table:style-name="ce168" table:content-validation-name="val2"/>
          <table:covered-table-cell table:number-columns-repeated="3" table:style-name="ce70"/>
          <table:covered-table-cell table:number-columns-repeated="2" table:style-name="ce187"/>
          <table:covered-table-cell table:style-name="ce70"/>
          <table:covered-table-cell table:style-name="ce194"/>
          <table:covered-table-cell table:style-name="ce209"/>
          <table:covered-table-cell table:style-name="ce216"/>
          <table:table-cell table:style-name="ce191"/>
          <table:table-cell table:style-name="ce202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Pesquisa Geral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S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23];[.K23])" office:value-type="string" office:string-value="SEA" calcext:value-type="string">
            <text:p>SEA</text:p>
          </table:table-cell>
          <table:table-cell table:style-name="ce62" table:formula="of:=IF(OR(ISBLANK([.H23]);ISBLANK([.I23]));IF(OR([.F23]=&quot;ALI&quot;;[.F23]=&quot;AIE&quot;);&quot;L&quot;;IF(ISBLANK([.F23]);&quot;&quot;;&quot;A&quot;));IF([.F23]=&quot;EE&quot;;IF([.I23]&gt;=3;IF([.H23]&gt;=5;&quot;H&quot;;&quot;A&quot;);IF([.I23]&gt;=2;IF([.H23]&gt;=16;&quot;H&quot;;IF([.H23]&lt;=4;&quot;L&quot;;&quot;A&quot;));IF([.H23]&lt;=15;&quot;L&quot;;&quot;A&quot;)));IF(OR([.F23]=&quot;SE&quot;;[.F23]=&quot;CE&quot;);IF([.I23]&gt;=4;IF([.H23]&gt;=6;&quot;H&quot;;&quot;A&quot;);IF([.I23]&gt;=2;IF([.H23]&gt;=20;&quot;H&quot;;IF([.H23]&lt;=5;&quot;L&quot;;&quot;A&quot;));IF([.H23]&lt;=19;&quot;L&quot;;&quot;A&quot;)));IF(OR([.F23]=&quot;ALI&quot;;[.F23]=&quot;AIE&quot;);IF([.I23]&gt;=6;IF([.H23]&gt;=20;&quot;H&quot;;&quot;A&quot;);IF([.I23]&gt;=2;IF([.H23]&gt;=51;&quot;H&quot;;IF([.H23]&lt;=19;&quot;L&quot;;&quot;A&quot;));IF([.H23]&lt;=50;&quot;L&quot;;&quot;A&quot;)))))))" office:value-type="string" office:string-value="A" calcext:value-type="string">
            <text:p>A</text:p>
          </table:table-cell>
          <table:table-cell table:style-name="ce62" table:formula="of:=IF([.K23]=&quot;L&quot;;&quot;Baixa&quot;;IF([.K23]=&quot;A&quot;;&quot;Média&quot;;IF([.K23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23]);&quot;&quot;;IF([.F23]=&quot;ALI&quot;;IF([.K23]=&quot;L&quot;;7;IF([.K23]=&quot;A&quot;;10;15));IF([.F23]=&quot;AIE&quot;;IF([.K23]=&quot;L&quot;;5;IF([.K23]=&quot;A&quot;;7;10));IF([.F23]=&quot;SE&quot;;IF([.K23]=&quot;L&quot;;4;IF([.K23]=&quot;A&quot;;5;7));IF(OR([.F23]=&quot;EE&quot;;[.F23]=&quot;CE&quot;);IF([.K23]=&quot;L&quot;;3;IF([.K23]=&quot;A&quot;;4;6)))))))" office:value-type="float" office:value="5" calcext:value-type="float">
            <text:p>5</text:p>
          </table:table-cell>
          <table:table-cell table:style-name="ce196" table:formula="of:=IF([.G23]=&quot;I&quot;;[.M23]*[Contagem.$U$14];IF([.G23]=&quot;E&quot;;[.M23]*[Contagem.$U$16];IF([.G23]=&quot;A&quot;;[.M23]*[Contagem.$U$15];IF([.G23]=&quot;T&quot;;[.M23]*[Contagem.$U$17];&quot;&quot;))))" office:value-type="float" office:value="3" calcext:value-type="float">
            <text:p>3,00</text:p>
          </table:table-cell>
          <table:table-cell table:style-name="ce172" table:number-columns-spanned="2" table:number-rows-spanned="1"/>
          <table:covered-table-cell table:style-name="ce178"/>
          <table:table-cell table:style-name="ce192"/>
          <table:table-cell table:style-name="ce205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Pesquisa de Normas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S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24];[.K24])" office:value-type="string" office:string-value="SEA" calcext:value-type="string">
            <text:p>SEA</text:p>
          </table:table-cell>
          <table:table-cell table:style-name="ce62" table:formula="of:=IF(OR(ISBLANK([.H24]);ISBLANK([.I24]));IF(OR([.F24]=&quot;ALI&quot;;[.F24]=&quot;AIE&quot;);&quot;L&quot;;IF(ISBLANK([.F24]);&quot;&quot;;&quot;A&quot;));IF([.F24]=&quot;EE&quot;;IF([.I24]&gt;=3;IF([.H24]&gt;=5;&quot;H&quot;;&quot;A&quot;);IF([.I24]&gt;=2;IF([.H24]&gt;=16;&quot;H&quot;;IF([.H24]&lt;=4;&quot;L&quot;;&quot;A&quot;));IF([.H24]&lt;=15;&quot;L&quot;;&quot;A&quot;)));IF(OR([.F24]=&quot;SE&quot;;[.F24]=&quot;CE&quot;);IF([.I24]&gt;=4;IF([.H24]&gt;=6;&quot;H&quot;;&quot;A&quot;);IF([.I24]&gt;=2;IF([.H24]&gt;=20;&quot;H&quot;;IF([.H24]&lt;=5;&quot;L&quot;;&quot;A&quot;));IF([.H24]&lt;=19;&quot;L&quot;;&quot;A&quot;)));IF(OR([.F24]=&quot;ALI&quot;;[.F24]=&quot;AIE&quot;);IF([.I24]&gt;=6;IF([.H24]&gt;=20;&quot;H&quot;;&quot;A&quot;);IF([.I24]&gt;=2;IF([.H24]&gt;=51;&quot;H&quot;;IF([.H24]&lt;=19;&quot;L&quot;;&quot;A&quot;));IF([.H24]&lt;=50;&quot;L&quot;;&quot;A&quot;)))))))" office:value-type="string" office:string-value="A" calcext:value-type="string">
            <text:p>A</text:p>
          </table:table-cell>
          <table:table-cell table:style-name="ce62" table:formula="of:=IF([.K24]=&quot;L&quot;;&quot;Baixa&quot;;IF([.K24]=&quot;A&quot;;&quot;Média&quot;;IF([.K24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24]);&quot;&quot;;IF([.F24]=&quot;ALI&quot;;IF([.K24]=&quot;L&quot;;7;IF([.K24]=&quot;A&quot;;10;15));IF([.F24]=&quot;AIE&quot;;IF([.K24]=&quot;L&quot;;5;IF([.K24]=&quot;A&quot;;7;10));IF([.F24]=&quot;SE&quot;;IF([.K24]=&quot;L&quot;;4;IF([.K24]=&quot;A&quot;;5;7));IF(OR([.F24]=&quot;EE&quot;;[.F24]=&quot;CE&quot;);IF([.K24]=&quot;L&quot;;3;IF([.K24]=&quot;A&quot;;4;6)))))))" office:value-type="float" office:value="5" calcext:value-type="float">
            <text:p>5</text:p>
          </table:table-cell>
          <table:table-cell table:style-name="ce196" table:formula="of:=IF([.G24]=&quot;I&quot;;[.M24]*[Contagem.$U$14];IF([.G24]=&quot;E&quot;;[.M24]*[Contagem.$U$16];IF([.G24]=&quot;A&quot;;[.M24]*[Contagem.$U$15];IF([.G24]=&quot;T&quot;;[.M24]*[Contagem.$U$17];&quot;&quot;))))" office:value-type="float" office:value="3" calcext:value-type="float">
            <text:p>3,00</text:p>
          </table:table-cell>
          <table:table-cell table:style-name="ce172" table:number-columns-spanned="2" table:number-rows-spanned="1"/>
          <table:covered-table-cell table:style-name="ce178"/>
          <table:table-cell table:style-name="ce192"/>
          <table:table-cell table:style-name="ce205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Pesquisa de Diário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S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25];[.K25])" office:value-type="string" office:string-value="SEA" calcext:value-type="string">
            <text:p>SEA</text:p>
          </table:table-cell>
          <table:table-cell table:style-name="ce62" table:formula="of:=IF(OR(ISBLANK([.H25]);ISBLANK([.I25]));IF(OR([.F25]=&quot;ALI&quot;;[.F25]=&quot;AIE&quot;);&quot;L&quot;;IF(ISBLANK([.F25]);&quot;&quot;;&quot;A&quot;));IF([.F25]=&quot;EE&quot;;IF([.I25]&gt;=3;IF([.H25]&gt;=5;&quot;H&quot;;&quot;A&quot;);IF([.I25]&gt;=2;IF([.H25]&gt;=16;&quot;H&quot;;IF([.H25]&lt;=4;&quot;L&quot;;&quot;A&quot;));IF([.H25]&lt;=15;&quot;L&quot;;&quot;A&quot;)));IF(OR([.F25]=&quot;SE&quot;;[.F25]=&quot;CE&quot;);IF([.I25]&gt;=4;IF([.H25]&gt;=6;&quot;H&quot;;&quot;A&quot;);IF([.I25]&gt;=2;IF([.H25]&gt;=20;&quot;H&quot;;IF([.H25]&lt;=5;&quot;L&quot;;&quot;A&quot;));IF([.H25]&lt;=19;&quot;L&quot;;&quot;A&quot;)));IF(OR([.F25]=&quot;ALI&quot;;[.F25]=&quot;AIE&quot;);IF([.I25]&gt;=6;IF([.H25]&gt;=20;&quot;H&quot;;&quot;A&quot;);IF([.I25]&gt;=2;IF([.H25]&gt;=51;&quot;H&quot;;IF([.H25]&lt;=19;&quot;L&quot;;&quot;A&quot;));IF([.H25]&lt;=50;&quot;L&quot;;&quot;A&quot;)))))))" office:value-type="string" office:string-value="A" calcext:value-type="string">
            <text:p>A</text:p>
          </table:table-cell>
          <table:table-cell table:style-name="ce62" table:formula="of:=IF([.K25]=&quot;L&quot;;&quot;Baixa&quot;;IF([.K25]=&quot;A&quot;;&quot;Média&quot;;IF([.K25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25]);&quot;&quot;;IF([.F25]=&quot;ALI&quot;;IF([.K25]=&quot;L&quot;;7;IF([.K25]=&quot;A&quot;;10;15));IF([.F25]=&quot;AIE&quot;;IF([.K25]=&quot;L&quot;;5;IF([.K25]=&quot;A&quot;;7;10));IF([.F25]=&quot;SE&quot;;IF([.K25]=&quot;L&quot;;4;IF([.K25]=&quot;A&quot;;5;7));IF(OR([.F25]=&quot;EE&quot;;[.F25]=&quot;CE&quot;);IF([.K25]=&quot;L&quot;;3;IF([.K25]=&quot;A&quot;;4;6)))))))" office:value-type="float" office:value="5" calcext:value-type="float">
            <text:p>5</text:p>
          </table:table-cell>
          <table:table-cell table:style-name="ce196" table:formula="of:=IF([.G25]=&quot;I&quot;;[.M25]*[Contagem.$U$14];IF([.G25]=&quot;E&quot;;[.M25]*[Contagem.$U$16];IF([.G25]=&quot;A&quot;;[.M25]*[Contagem.$U$15];IF([.G25]=&quot;T&quot;;[.M25]*[Contagem.$U$17];&quot;&quot;))))" office:value-type="float" office:value="3" calcext:value-type="float">
            <text:p>3,00</text:p>
          </table:table-cell>
          <table:table-cell table:style-name="ce172" table:number-columns-spanned="2" table:number-rows-spanned="1"/>
          <table:covered-table-cell table:style-name="ce178"/>
          <table:table-cell table:style-name="ce192"/>
          <table:table-cell table:style-name="ce205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Pesquisa Avançada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S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26];[.K26])" office:value-type="string" office:string-value="SEA" calcext:value-type="string">
            <text:p>SEA</text:p>
          </table:table-cell>
          <table:table-cell table:style-name="ce62" table:formula="of:=IF(OR(ISBLANK([.H26]);ISBLANK([.I26]));IF(OR([.F26]=&quot;ALI&quot;;[.F26]=&quot;AIE&quot;);&quot;L&quot;;IF(ISBLANK([.F26]);&quot;&quot;;&quot;A&quot;));IF([.F26]=&quot;EE&quot;;IF([.I26]&gt;=3;IF([.H26]&gt;=5;&quot;H&quot;;&quot;A&quot;);IF([.I26]&gt;=2;IF([.H26]&gt;=16;&quot;H&quot;;IF([.H26]&lt;=4;&quot;L&quot;;&quot;A&quot;));IF([.H26]&lt;=15;&quot;L&quot;;&quot;A&quot;)));IF(OR([.F26]=&quot;SE&quot;;[.F26]=&quot;CE&quot;);IF([.I26]&gt;=4;IF([.H26]&gt;=6;&quot;H&quot;;&quot;A&quot;);IF([.I26]&gt;=2;IF([.H26]&gt;=20;&quot;H&quot;;IF([.H26]&lt;=5;&quot;L&quot;;&quot;A&quot;));IF([.H26]&lt;=19;&quot;L&quot;;&quot;A&quot;)));IF(OR([.F26]=&quot;ALI&quot;;[.F26]=&quot;AIE&quot;);IF([.I26]&gt;=6;IF([.H26]&gt;=20;&quot;H&quot;;&quot;A&quot;);IF([.I26]&gt;=2;IF([.H26]&gt;=51;&quot;H&quot;;IF([.H26]&lt;=19;&quot;L&quot;;&quot;A&quot;));IF([.H26]&lt;=50;&quot;L&quot;;&quot;A&quot;)))))))" office:value-type="string" office:string-value="A" calcext:value-type="string">
            <text:p>A</text:p>
          </table:table-cell>
          <table:table-cell table:style-name="ce62" table:formula="of:=IF([.K26]=&quot;L&quot;;&quot;Baixa&quot;;IF([.K26]=&quot;A&quot;;&quot;Média&quot;;IF([.K26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26]);&quot;&quot;;IF([.F26]=&quot;ALI&quot;;IF([.K26]=&quot;L&quot;;7;IF([.K26]=&quot;A&quot;;10;15));IF([.F26]=&quot;AIE&quot;;IF([.K26]=&quot;L&quot;;5;IF([.K26]=&quot;A&quot;;7;10));IF([.F26]=&quot;SE&quot;;IF([.K26]=&quot;L&quot;;4;IF([.K26]=&quot;A&quot;;5;7));IF(OR([.F26]=&quot;EE&quot;;[.F26]=&quot;CE&quot;);IF([.K26]=&quot;L&quot;;3;IF([.K26]=&quot;A&quot;;4;6)))))))" office:value-type="float" office:value="5" calcext:value-type="float">
            <text:p>5</text:p>
          </table:table-cell>
          <table:table-cell table:style-name="ce196" table:formula="of:=IF([.G26]=&quot;I&quot;;[.M26]*[Contagem.$U$14];IF([.G26]=&quot;E&quot;;[.M26]*[Contagem.$U$16];IF([.G26]=&quot;A&quot;;[.M26]*[Contagem.$U$15];IF([.G26]=&quot;T&quot;;[.M26]*[Contagem.$U$17];&quot;&quot;))))" office:value-type="float" office:value="3" calcext:value-type="float">
            <text:p>3,00</text:p>
          </table:table-cell>
          <table:table-cell table:style-name="ce172" table:number-columns-spanned="2" table:number-rows-spanned="1"/>
          <table:covered-table-cell table:style-name="ce178"/>
          <table:table-cell table:style-name="ce192"/>
          <table:table-cell table:style-name="ce205" table:number-columns-repeated="1007"/>
        </table:table-row>
        <table:table-row table:style-name="ro1" table:visibility="collapse">
          <table:table-cell table:style-name="ce49" office:value-type="string" calcext:value-type="string" table:number-columns-spanned="5" table:number-rows-spanned="1">
            <text:p>Cadastrar Norma </text:p>
          </table:table-cell>
          <table:covered-table-cell table:number-columns-repeated="4" table:style-name="ce54"/>
          <table:table-cell table:style-name="ce66" table:content-validation-name="val1"/>
          <table:table-cell table:style-name="ce174" table:content-validation-name="val2"/>
          <table:table-cell table:style-name="ce166" table:number-columns-repeated="3"/>
          <table:table-cell table:style-name="ce62" table:number-columns-repeated="2"/>
          <table:table-cell table:style-name="ce166"/>
          <table:table-cell table:style-name="ce196"/>
          <table:table-cell table:style-name="ce172" table:number-columns-spanned="2" table:number-rows-spanned="1"/>
          <table:covered-table-cell table:style-name="ce178"/>
          <table:table-cell table:style-name="ce192"/>
          <table:table-cell table:style-name="ce205" table:number-columns-repeated="1007"/>
        </table:table-row>
        <table:table-row table:style-name="ro1" table:visibility="collapse">
          <table:table-cell table:style-name="ce49" office:value-type="string" calcext:value-type="string" table:number-columns-spanned="5" table:number-rows-spanned="1">
            <text:p>Editar Norma</text:p>
          </table:table-cell>
          <table:covered-table-cell table:number-columns-repeated="4" table:style-name="ce54"/>
          <table:table-cell table:style-name="ce66" table:content-validation-name="val1"/>
          <table:table-cell table:style-name="ce174" table:content-validation-name="val2"/>
          <table:table-cell table:style-name="ce166" table:number-columns-repeated="3"/>
          <table:table-cell table:style-name="ce62" table:number-columns-repeated="2"/>
          <table:table-cell table:style-name="ce166"/>
          <table:table-cell table:style-name="ce196"/>
          <table:table-cell table:style-name="ce175" table:number-columns-spanned="2" table:number-rows-spanned="1"/>
          <table:covered-table-cell table:style-name="ce178"/>
          <table:table-cell table:style-name="ce192"/>
          <table:table-cell table:style-name="ce205" table:number-columns-repeated="1007"/>
        </table:table-row>
        <table:table-row table:style-name="ro1" table:visibility="collapse">
          <table:table-cell table:style-name="ce49" office:value-type="string" calcext:value-type="string" table:number-columns-spanned="5" table:number-rows-spanned="1">
            <text:p>Detalhar Norma</text:p>
          </table:table-cell>
          <table:covered-table-cell table:number-columns-repeated="4" table:style-name="ce54"/>
          <table:table-cell table:style-name="ce66" table:content-validation-name="val1"/>
          <table:table-cell table:style-name="ce174" table:content-validation-name="val2"/>
          <table:table-cell table:style-name="ce166" table:number-columns-repeated="3"/>
          <table:table-cell table:style-name="ce62" table:number-columns-repeated="2"/>
          <table:table-cell table:style-name="ce166"/>
          <table:table-cell table:style-name="ce196"/>
          <table:table-cell table:style-name="ce172" table:number-columns-spanned="2" table:number-rows-spanned="1"/>
          <table:covered-table-cell table:style-name="ce178"/>
          <table:table-cell table:style-name="ce192"/>
          <table:table-cell table:style-name="ce205" table:number-columns-repeated="1007"/>
        </table:table-row>
        <table:table-row table:style-name="ro1">
          <table:table-cell table:style-name="ce45" office:value-type="string" calcext:value-type="string" table:number-columns-spanned="16" table:number-rows-spanned="1">
            <text:p><text:s/>Validação do texto integral das normas</text:p>
          </table:table-cell>
          <table:covered-table-cell table:number-columns-repeated="4" table:style-name="ce51"/>
          <table:covered-table-cell table:style-name="ce70" table:content-validation-name="val1"/>
          <table:covered-table-cell table:style-name="ce168" table:content-validation-name="val2"/>
          <table:covered-table-cell table:number-columns-repeated="3" table:style-name="ce70"/>
          <table:covered-table-cell table:number-columns-repeated="2" table:style-name="ce187"/>
          <table:covered-table-cell table:style-name="ce70"/>
          <table:covered-table-cell table:style-name="ce194"/>
          <table:covered-table-cell table:style-name="ce209"/>
          <table:covered-table-cell table:style-name="ce216"/>
          <table:table-cell table:style-name="ce191"/>
          <table:table-cell table:style-name="ce202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Criar arquivo 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E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31];[.K31])" office:value-type="string" office:string-value="EEA" calcext:value-type="string">
            <text:p>EEA</text:p>
          </table:table-cell>
          <table:table-cell table:style-name="ce62" table:formula="of:=IF(OR(ISBLANK([.H31]);ISBLANK([.I31]));IF(OR([.F31]=&quot;ALI&quot;;[.F31]=&quot;AIE&quot;);&quot;L&quot;;IF(ISBLANK([.F31]);&quot;&quot;;&quot;A&quot;));IF([.F31]=&quot;EE&quot;;IF([.I31]&gt;=3;IF([.H31]&gt;=5;&quot;H&quot;;&quot;A&quot;);IF([.I31]&gt;=2;IF([.H31]&gt;=16;&quot;H&quot;;IF([.H31]&lt;=4;&quot;L&quot;;&quot;A&quot;));IF([.H31]&lt;=15;&quot;L&quot;;&quot;A&quot;)));IF(OR([.F31]=&quot;SE&quot;;[.F31]=&quot;CE&quot;);IF([.I31]&gt;=4;IF([.H31]&gt;=6;&quot;H&quot;;&quot;A&quot;);IF([.I31]&gt;=2;IF([.H31]&gt;=20;&quot;H&quot;;IF([.H31]&lt;=5;&quot;L&quot;;&quot;A&quot;));IF([.H31]&lt;=19;&quot;L&quot;;&quot;A&quot;)));IF(OR([.F31]=&quot;ALI&quot;;[.F31]=&quot;AIE&quot;);IF([.I31]&gt;=6;IF([.H31]&gt;=20;&quot;H&quot;;&quot;A&quot;);IF([.I31]&gt;=2;IF([.H31]&gt;=51;&quot;H&quot;;IF([.H31]&lt;=19;&quot;L&quot;;&quot;A&quot;));IF([.H31]&lt;=50;&quot;L&quot;;&quot;A&quot;)))))))" office:value-type="string" office:string-value="A" calcext:value-type="string">
            <text:p>A</text:p>
          </table:table-cell>
          <table:table-cell table:style-name="ce62" table:formula="of:=IF([.K31]=&quot;L&quot;;&quot;Baixa&quot;;IF([.K31]=&quot;A&quot;;&quot;Média&quot;;IF([.K31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31]);&quot;&quot;;IF([.F31]=&quot;ALI&quot;;IF([.K31]=&quot;L&quot;;7;IF([.K31]=&quot;A&quot;;10;15));IF([.F31]=&quot;AIE&quot;;IF([.K31]=&quot;L&quot;;5;IF([.K31]=&quot;A&quot;;7;10));IF([.F31]=&quot;SE&quot;;IF([.K31]=&quot;L&quot;;4;IF([.K31]=&quot;A&quot;;5;7));IF(OR([.F31]=&quot;EE&quot;;[.F31]=&quot;CE&quot;);IF([.K31]=&quot;L&quot;;3;IF([.K31]=&quot;A&quot;;4;6)))))))" office:value-type="float" office:value="4" calcext:value-type="float">
            <text:p>4</text:p>
          </table:table-cell>
          <table:table-cell table:style-name="ce196" table:formula="of:=IF([.G31]=&quot;I&quot;;[.M31]*[Contagem.$U$14];IF([.G31]=&quot;E&quot;;[.M31]*[Contagem.$U$16];IF([.G31]=&quot;A&quot;;[.M31]*[Contagem.$U$15];IF([.G31]=&quot;T&quot;;[.M31]*[Contagem.$U$17];&quot;&quot;))))" office:value-type="float" office:value="2.4" calcext:value-type="float">
            <text:p>2,40</text:p>
          </table:table-cell>
          <table:table-cell table:style-name="ce175" office:value-type="string" calcext:value-type="string" table:number-columns-spanned="2" table:number-rows-spanned="9">
            <text:p>Criar pré-visualização do arquivo para exibir como vai ficar a formatação do mesmo após salvar.</text:p>
          </table:table-cell>
          <table:covered-table-cell table:style-name="ce178"/>
          <table:table-cell table:style-name="ce192"/>
          <table:table-cell table:style-name="ce205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Editar Arquivo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E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32];[.K32])" office:value-type="string" office:string-value="EEA" calcext:value-type="string">
            <text:p>EEA</text:p>
          </table:table-cell>
          <table:table-cell table:style-name="ce62" table:formula="of:=IF(OR(ISBLANK([.H32]);ISBLANK([.I32]));IF(OR([.F32]=&quot;ALI&quot;;[.F32]=&quot;AIE&quot;);&quot;L&quot;;IF(ISBLANK([.F32]);&quot;&quot;;&quot;A&quot;));IF([.F32]=&quot;EE&quot;;IF([.I32]&gt;=3;IF([.H32]&gt;=5;&quot;H&quot;;&quot;A&quot;);IF([.I32]&gt;=2;IF([.H32]&gt;=16;&quot;H&quot;;IF([.H32]&lt;=4;&quot;L&quot;;&quot;A&quot;));IF([.H32]&lt;=15;&quot;L&quot;;&quot;A&quot;)));IF(OR([.F32]=&quot;SE&quot;;[.F32]=&quot;CE&quot;);IF([.I32]&gt;=4;IF([.H32]&gt;=6;&quot;H&quot;;&quot;A&quot;);IF([.I32]&gt;=2;IF([.H32]&gt;=20;&quot;H&quot;;IF([.H32]&lt;=5;&quot;L&quot;;&quot;A&quot;));IF([.H32]&lt;=19;&quot;L&quot;;&quot;A&quot;)));IF(OR([.F32]=&quot;ALI&quot;;[.F32]=&quot;AIE&quot;);IF([.I32]&gt;=6;IF([.H32]&gt;=20;&quot;H&quot;;&quot;A&quot;);IF([.I32]&gt;=2;IF([.H32]&gt;=51;&quot;H&quot;;IF([.H32]&lt;=19;&quot;L&quot;;&quot;A&quot;));IF([.H32]&lt;=50;&quot;L&quot;;&quot;A&quot;)))))))" office:value-type="string" office:string-value="A" calcext:value-type="string">
            <text:p>A</text:p>
          </table:table-cell>
          <table:table-cell table:style-name="ce62" table:formula="of:=IF([.K32]=&quot;L&quot;;&quot;Baixa&quot;;IF([.K32]=&quot;A&quot;;&quot;Média&quot;;IF([.K32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32]);&quot;&quot;;IF([.F32]=&quot;ALI&quot;;IF([.K32]=&quot;L&quot;;7;IF([.K32]=&quot;A&quot;;10;15));IF([.F32]=&quot;AIE&quot;;IF([.K32]=&quot;L&quot;;5;IF([.K32]=&quot;A&quot;;7;10));IF([.F32]=&quot;SE&quot;;IF([.K32]=&quot;L&quot;;4;IF([.K32]=&quot;A&quot;;5;7));IF(OR([.F32]=&quot;EE&quot;;[.F32]=&quot;CE&quot;);IF([.K32]=&quot;L&quot;;3;IF([.K32]=&quot;A&quot;;4;6)))))))" office:value-type="float" office:value="4" calcext:value-type="float">
            <text:p>4</text:p>
          </table:table-cell>
          <table:table-cell table:style-name="ce196" table:formula="of:=IF([.G32]=&quot;I&quot;;[.M32]*[Contagem.$U$14];IF([.G32]=&quot;E&quot;;[.M32]*[Contagem.$U$16];IF([.G32]=&quot;A&quot;;[.M32]*[Contagem.$U$15];IF([.G32]=&quot;T&quot;;[.M32]*[Contagem.$U$17];&quot;&quot;))))" office:value-type="float" office:value="2.4" calcext:value-type="float">
            <text:p>2,40</text:p>
          </table:table-cell>
          <table:covered-table-cell table:style-name="ce172"/>
          <table:covered-table-cell table:style-name="ce178"/>
          <table:table-cell table:style-name="ce192"/>
          <table:table-cell table:style-name="ce205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Cadastrar Vide 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E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33];[.K33])" office:value-type="string" office:string-value="EEA" calcext:value-type="string">
            <text:p>EEA</text:p>
          </table:table-cell>
          <table:table-cell table:style-name="ce62" table:formula="of:=IF(OR(ISBLANK([.H33]);ISBLANK([.I33]));IF(OR([.F33]=&quot;ALI&quot;;[.F33]=&quot;AIE&quot;);&quot;L&quot;;IF(ISBLANK([.F33]);&quot;&quot;;&quot;A&quot;));IF([.F33]=&quot;EE&quot;;IF([.I33]&gt;=3;IF([.H33]&gt;=5;&quot;H&quot;;&quot;A&quot;);IF([.I33]&gt;=2;IF([.H33]&gt;=16;&quot;H&quot;;IF([.H33]&lt;=4;&quot;L&quot;;&quot;A&quot;));IF([.H33]&lt;=15;&quot;L&quot;;&quot;A&quot;)));IF(OR([.F33]=&quot;SE&quot;;[.F33]=&quot;CE&quot;);IF([.I33]&gt;=4;IF([.H33]&gt;=6;&quot;H&quot;;&quot;A&quot;);IF([.I33]&gt;=2;IF([.H33]&gt;=20;&quot;H&quot;;IF([.H33]&lt;=5;&quot;L&quot;;&quot;A&quot;));IF([.H33]&lt;=19;&quot;L&quot;;&quot;A&quot;)));IF(OR([.F33]=&quot;ALI&quot;;[.F33]=&quot;AIE&quot;);IF([.I33]&gt;=6;IF([.H33]&gt;=20;&quot;H&quot;;&quot;A&quot;);IF([.I33]&gt;=2;IF([.H33]&gt;=51;&quot;H&quot;;IF([.H33]&lt;=19;&quot;L&quot;;&quot;A&quot;));IF([.H33]&lt;=50;&quot;L&quot;;&quot;A&quot;)))))))" office:value-type="string" office:string-value="A" calcext:value-type="string">
            <text:p>A</text:p>
          </table:table-cell>
          <table:table-cell table:style-name="ce62" table:formula="of:=IF([.K33]=&quot;L&quot;;&quot;Baixa&quot;;IF([.K33]=&quot;A&quot;;&quot;Média&quot;;IF([.K33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33]);&quot;&quot;;IF([.F33]=&quot;ALI&quot;;IF([.K33]=&quot;L&quot;;7;IF([.K33]=&quot;A&quot;;10;15));IF([.F33]=&quot;AIE&quot;;IF([.K33]=&quot;L&quot;;5;IF([.K33]=&quot;A&quot;;7;10));IF([.F33]=&quot;SE&quot;;IF([.K33]=&quot;L&quot;;4;IF([.K33]=&quot;A&quot;;5;7));IF(OR([.F33]=&quot;EE&quot;;[.F33]=&quot;CE&quot;);IF([.K33]=&quot;L&quot;;3;IF([.K33]=&quot;A&quot;;4;6)))))))" office:value-type="float" office:value="4" calcext:value-type="float">
            <text:p>4</text:p>
          </table:table-cell>
          <table:table-cell table:style-name="ce196" table:formula="of:=IF([.G33]=&quot;I&quot;;[.M33]*[Contagem.$U$14];IF([.G33]=&quot;E&quot;;[.M33]*[Contagem.$U$16];IF([.G33]=&quot;A&quot;;[.M33]*[Contagem.$U$15];IF([.G33]=&quot;T&quot;;[.M33]*[Contagem.$U$17];&quot;&quot;))))" office:value-type="float" office:value="2.4" calcext:value-type="float">
            <text:p>2,40</text:p>
          </table:table-cell>
          <table:covered-table-cell table:style-name="ce172"/>
          <table:covered-table-cell table:style-name="ce178"/>
          <table:table-cell table:style-name="ce192"/>
          <table:table-cell table:style-name="ce205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Editar Vide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E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34];[.K34])" office:value-type="string" office:string-value="EEA" calcext:value-type="string">
            <text:p>EEA</text:p>
          </table:table-cell>
          <table:table-cell table:style-name="ce62" table:formula="of:=IF(OR(ISBLANK([.H34]);ISBLANK([.I34]));IF(OR([.F34]=&quot;ALI&quot;;[.F34]=&quot;AIE&quot;);&quot;L&quot;;IF(ISBLANK([.F34]);&quot;&quot;;&quot;A&quot;));IF([.F34]=&quot;EE&quot;;IF([.I34]&gt;=3;IF([.H34]&gt;=5;&quot;H&quot;;&quot;A&quot;);IF([.I34]&gt;=2;IF([.H34]&gt;=16;&quot;H&quot;;IF([.H34]&lt;=4;&quot;L&quot;;&quot;A&quot;));IF([.H34]&lt;=15;&quot;L&quot;;&quot;A&quot;)));IF(OR([.F34]=&quot;SE&quot;;[.F34]=&quot;CE&quot;);IF([.I34]&gt;=4;IF([.H34]&gt;=6;&quot;H&quot;;&quot;A&quot;);IF([.I34]&gt;=2;IF([.H34]&gt;=20;&quot;H&quot;;IF([.H34]&lt;=5;&quot;L&quot;;&quot;A&quot;));IF([.H34]&lt;=19;&quot;L&quot;;&quot;A&quot;)));IF(OR([.F34]=&quot;ALI&quot;;[.F34]=&quot;AIE&quot;);IF([.I34]&gt;=6;IF([.H34]&gt;=20;&quot;H&quot;;&quot;A&quot;);IF([.I34]&gt;=2;IF([.H34]&gt;=51;&quot;H&quot;;IF([.H34]&lt;=19;&quot;L&quot;;&quot;A&quot;));IF([.H34]&lt;=50;&quot;L&quot;;&quot;A&quot;)))))))" office:value-type="string" office:string-value="A" calcext:value-type="string">
            <text:p>A</text:p>
          </table:table-cell>
          <table:table-cell table:style-name="ce62" table:formula="of:=IF([.K34]=&quot;L&quot;;&quot;Baixa&quot;;IF([.K34]=&quot;A&quot;;&quot;Média&quot;;IF([.K34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34]);&quot;&quot;;IF([.F34]=&quot;ALI&quot;;IF([.K34]=&quot;L&quot;;7;IF([.K34]=&quot;A&quot;;10;15));IF([.F34]=&quot;AIE&quot;;IF([.K34]=&quot;L&quot;;5;IF([.K34]=&quot;A&quot;;7;10));IF([.F34]=&quot;SE&quot;;IF([.K34]=&quot;L&quot;;4;IF([.K34]=&quot;A&quot;;5;7));IF(OR([.F34]=&quot;EE&quot;;[.F34]=&quot;CE&quot;);IF([.K34]=&quot;L&quot;;3;IF([.K34]=&quot;A&quot;;4;6)))))))" office:value-type="float" office:value="4" calcext:value-type="float">
            <text:p>4</text:p>
          </table:table-cell>
          <table:table-cell table:style-name="ce196" table:formula="of:=IF([.G34]=&quot;I&quot;;[.M34]*[Contagem.$U$14];IF([.G34]=&quot;E&quot;;[.M34]*[Contagem.$U$16];IF([.G34]=&quot;A&quot;;[.M34]*[Contagem.$U$15];IF([.G34]=&quot;T&quot;;[.M34]*[Contagem.$U$17];&quot;&quot;))))" office:value-type="float" office:value="2.4" calcext:value-type="float">
            <text:p>2,40</text:p>
          </table:table-cell>
          <table:covered-table-cell table:style-name="ce172"/>
          <table:covered-table-cell table:style-name="ce178"/>
          <table:table-cell table:style-name="ce192"/>
          <table:table-cell table:style-name="ce205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Pré-Visualizar Arquivo norma alterada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CE</text:p>
          </table:table-cell>
          <table:table-cell table:style-name="ce174" table:content-validation-name="val2" office:value-type="string" calcext:value-type="string">
            <text:p>I</text:p>
          </table:table-cell>
          <table:table-cell table:style-name="ce166" table:number-columns-repeated="2"/>
          <table:table-cell table:style-name="ce166" table:formula="of:=CONCATENATE([.F35];[.K35])" office:value-type="string" office:string-value="CEA" calcext:value-type="string">
            <text:p>CEA</text:p>
          </table:table-cell>
          <table:table-cell table:style-name="ce62" table:formula="of:=IF(OR(ISBLANK([.H35]);ISBLANK([.I35]));IF(OR([.F35]=&quot;ALI&quot;;[.F35]=&quot;AIE&quot;);&quot;L&quot;;IF(ISBLANK([.F35]);&quot;&quot;;&quot;A&quot;));IF([.F35]=&quot;EE&quot;;IF([.I35]&gt;=3;IF([.H35]&gt;=5;&quot;H&quot;;&quot;A&quot;);IF([.I35]&gt;=2;IF([.H35]&gt;=16;&quot;H&quot;;IF([.H35]&lt;=4;&quot;L&quot;;&quot;A&quot;));IF([.H35]&lt;=15;&quot;L&quot;;&quot;A&quot;)));IF(OR([.F35]=&quot;SE&quot;;[.F35]=&quot;CE&quot;);IF([.I35]&gt;=4;IF([.H35]&gt;=6;&quot;H&quot;;&quot;A&quot;);IF([.I35]&gt;=2;IF([.H35]&gt;=20;&quot;H&quot;;IF([.H35]&lt;=5;&quot;L&quot;;&quot;A&quot;));IF([.H35]&lt;=19;&quot;L&quot;;&quot;A&quot;)));IF(OR([.F35]=&quot;ALI&quot;;[.F35]=&quot;AIE&quot;);IF([.I35]&gt;=6;IF([.H35]&gt;=20;&quot;H&quot;;&quot;A&quot;);IF([.I35]&gt;=2;IF([.H35]&gt;=51;&quot;H&quot;;IF([.H35]&lt;=19;&quot;L&quot;;&quot;A&quot;));IF([.H35]&lt;=50;&quot;L&quot;;&quot;A&quot;)))))))" office:value-type="string" office:string-value="A" calcext:value-type="string">
            <text:p>A</text:p>
          </table:table-cell>
          <table:table-cell table:style-name="ce62" table:formula="of:=IF([.K35]=&quot;L&quot;;&quot;Baixa&quot;;IF([.K35]=&quot;A&quot;;&quot;Média&quot;;IF([.K35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35]);&quot;&quot;;IF([.F35]=&quot;ALI&quot;;IF([.K35]=&quot;L&quot;;7;IF([.K35]=&quot;A&quot;;10;15));IF([.F35]=&quot;AIE&quot;;IF([.K35]=&quot;L&quot;;5;IF([.K35]=&quot;A&quot;;7;10));IF([.F35]=&quot;SE&quot;;IF([.K35]=&quot;L&quot;;4;IF([.K35]=&quot;A&quot;;5;7));IF(OR([.F35]=&quot;EE&quot;;[.F35]=&quot;CE&quot;);IF([.K35]=&quot;L&quot;;3;IF([.K35]=&quot;A&quot;;4;6)))))))" office:value-type="float" office:value="4" calcext:value-type="float">
            <text:p>4</text:p>
          </table:table-cell>
          <table:table-cell table:style-name="ce196" table:formula="of:=IF([.G35]=&quot;I&quot;;[.M35]*[Contagem.$U$14];IF([.G35]=&quot;E&quot;;[.M35]*[Contagem.$U$16];IF([.G35]=&quot;A&quot;;[.M35]*[Contagem.$U$15];IF([.G35]=&quot;T&quot;;[.M35]*[Contagem.$U$17];&quot;&quot;))))" office:value-type="float" office:value="4" calcext:value-type="float">
            <text:p>4,00</text:p>
          </table:table-cell>
          <table:covered-table-cell table:style-name="ce172"/>
          <table:covered-table-cell table:style-name="ce178"/>
          <table:table-cell table:style-name="ce192"/>
          <table:table-cell table:style-name="ce205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Pré-Visualizar Arquivo norma alteradora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CE</text:p>
          </table:table-cell>
          <table:table-cell table:style-name="ce174" table:content-validation-name="val2" office:value-type="string" calcext:value-type="string">
            <text:p>I</text:p>
          </table:table-cell>
          <table:table-cell table:style-name="ce166" table:number-columns-repeated="2"/>
          <table:table-cell table:style-name="ce166" table:formula="of:=CONCATENATE([.F36];[.K36])" office:value-type="string" office:string-value="CEA" calcext:value-type="string">
            <text:p>CEA</text:p>
          </table:table-cell>
          <table:table-cell table:style-name="ce62" table:formula="of:=IF(OR(ISBLANK([.H36]);ISBLANK([.I36]));IF(OR([.F36]=&quot;ALI&quot;;[.F36]=&quot;AIE&quot;);&quot;L&quot;;IF(ISBLANK([.F36]);&quot;&quot;;&quot;A&quot;));IF([.F36]=&quot;EE&quot;;IF([.I36]&gt;=3;IF([.H36]&gt;=5;&quot;H&quot;;&quot;A&quot;);IF([.I36]&gt;=2;IF([.H36]&gt;=16;&quot;H&quot;;IF([.H36]&lt;=4;&quot;L&quot;;&quot;A&quot;));IF([.H36]&lt;=15;&quot;L&quot;;&quot;A&quot;)));IF(OR([.F36]=&quot;SE&quot;;[.F36]=&quot;CE&quot;);IF([.I36]&gt;=4;IF([.H36]&gt;=6;&quot;H&quot;;&quot;A&quot;);IF([.I36]&gt;=2;IF([.H36]&gt;=20;&quot;H&quot;;IF([.H36]&lt;=5;&quot;L&quot;;&quot;A&quot;));IF([.H36]&lt;=19;&quot;L&quot;;&quot;A&quot;)));IF(OR([.F36]=&quot;ALI&quot;;[.F36]=&quot;AIE&quot;);IF([.I36]&gt;=6;IF([.H36]&gt;=20;&quot;H&quot;;&quot;A&quot;);IF([.I36]&gt;=2;IF([.H36]&gt;=51;&quot;H&quot;;IF([.H36]&lt;=19;&quot;L&quot;;&quot;A&quot;));IF([.H36]&lt;=50;&quot;L&quot;;&quot;A&quot;)))))))" office:value-type="string" office:string-value="A" calcext:value-type="string">
            <text:p>A</text:p>
          </table:table-cell>
          <table:table-cell table:style-name="ce62" table:formula="of:=IF([.K36]=&quot;L&quot;;&quot;Baixa&quot;;IF([.K36]=&quot;A&quot;;&quot;Média&quot;;IF([.K36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36]);&quot;&quot;;IF([.F36]=&quot;ALI&quot;;IF([.K36]=&quot;L&quot;;7;IF([.K36]=&quot;A&quot;;10;15));IF([.F36]=&quot;AIE&quot;;IF([.K36]=&quot;L&quot;;5;IF([.K36]=&quot;A&quot;;7;10));IF([.F36]=&quot;SE&quot;;IF([.K36]=&quot;L&quot;;4;IF([.K36]=&quot;A&quot;;5;7));IF(OR([.F36]=&quot;EE&quot;;[.F36]=&quot;CE&quot;);IF([.K36]=&quot;L&quot;;3;IF([.K36]=&quot;A&quot;;4;6)))))))" office:value-type="float" office:value="4" calcext:value-type="float">
            <text:p>4</text:p>
          </table:table-cell>
          <table:table-cell table:style-name="ce196" table:formula="of:=IF([.G36]=&quot;I&quot;;[.M36]*[Contagem.$U$14];IF([.G36]=&quot;E&quot;;[.M36]*[Contagem.$U$16];IF([.G36]=&quot;A&quot;;[.M36]*[Contagem.$U$15];IF([.G36]=&quot;T&quot;;[.M36]*[Contagem.$U$17];&quot;&quot;))))" office:value-type="float" office:value="4" calcext:value-type="float">
            <text:p>4,00</text:p>
          </table:table-cell>
          <table:covered-table-cell table:style-name="ce172"/>
          <table:covered-table-cell table:style-name="ce178"/>
          <table:table-cell table:style-name="ce192"/>
          <table:table-cell table:style-name="ce205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Adicionar Fonte 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E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37];[.K37])" office:value-type="string" office:string-value="EEA" calcext:value-type="string">
            <text:p>EEA</text:p>
          </table:table-cell>
          <table:table-cell table:style-name="ce62" table:formula="of:=IF(OR(ISBLANK([.H37]);ISBLANK([.I37]));IF(OR([.F37]=&quot;ALI&quot;;[.F37]=&quot;AIE&quot;);&quot;L&quot;;IF(ISBLANK([.F37]);&quot;&quot;;&quot;A&quot;));IF([.F37]=&quot;EE&quot;;IF([.I37]&gt;=3;IF([.H37]&gt;=5;&quot;H&quot;;&quot;A&quot;);IF([.I37]&gt;=2;IF([.H37]&gt;=16;&quot;H&quot;;IF([.H37]&lt;=4;&quot;L&quot;;&quot;A&quot;));IF([.H37]&lt;=15;&quot;L&quot;;&quot;A&quot;)));IF(OR([.F37]=&quot;SE&quot;;[.F37]=&quot;CE&quot;);IF([.I37]&gt;=4;IF([.H37]&gt;=6;&quot;H&quot;;&quot;A&quot;);IF([.I37]&gt;=2;IF([.H37]&gt;=20;&quot;H&quot;;IF([.H37]&lt;=5;&quot;L&quot;;&quot;A&quot;));IF([.H37]&lt;=19;&quot;L&quot;;&quot;A&quot;)));IF(OR([.F37]=&quot;ALI&quot;;[.F37]=&quot;AIE&quot;);IF([.I37]&gt;=6;IF([.H37]&gt;=20;&quot;H&quot;;&quot;A&quot;);IF([.I37]&gt;=2;IF([.H37]&gt;=51;&quot;H&quot;;IF([.H37]&lt;=19;&quot;L&quot;;&quot;A&quot;));IF([.H37]&lt;=50;&quot;L&quot;;&quot;A&quot;)))))))" office:value-type="string" office:string-value="A" calcext:value-type="string">
            <text:p>A</text:p>
          </table:table-cell>
          <table:table-cell table:style-name="ce62" table:formula="of:=IF([.K37]=&quot;L&quot;;&quot;Baixa&quot;;IF([.K37]=&quot;A&quot;;&quot;Média&quot;;IF([.K37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37]);&quot;&quot;;IF([.F37]=&quot;ALI&quot;;IF([.K37]=&quot;L&quot;;7;IF([.K37]=&quot;A&quot;;10;15));IF([.F37]=&quot;AIE&quot;;IF([.K37]=&quot;L&quot;;5;IF([.K37]=&quot;A&quot;;7;10));IF([.F37]=&quot;SE&quot;;IF([.K37]=&quot;L&quot;;4;IF([.K37]=&quot;A&quot;;5;7));IF(OR([.F37]=&quot;EE&quot;;[.F37]=&quot;CE&quot;);IF([.K37]=&quot;L&quot;;3;IF([.K37]=&quot;A&quot;;4;6)))))))" office:value-type="float" office:value="4" calcext:value-type="float">
            <text:p>4</text:p>
          </table:table-cell>
          <table:table-cell table:style-name="ce196" table:formula="of:=IF([.G37]=&quot;I&quot;;[.M37]*[Contagem.$U$14];IF([.G37]=&quot;E&quot;;[.M37]*[Contagem.$U$16];IF([.G37]=&quot;A&quot;;[.M37]*[Contagem.$U$15];IF([.G37]=&quot;T&quot;;[.M37]*[Contagem.$U$17];&quot;&quot;))))" office:value-type="float" office:value="2.4" calcext:value-type="float">
            <text:p>2,40</text:p>
          </table:table-cell>
          <table:covered-table-cell table:style-name="ce172"/>
          <table:covered-table-cell table:style-name="ce178"/>
          <table:table-cell table:style-name="ce192"/>
          <table:table-cell table:style-name="ce205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Editar Fonte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E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38];[.K38])" office:value-type="string" office:string-value="EEA" calcext:value-type="string">
            <text:p>EEA</text:p>
          </table:table-cell>
          <table:table-cell table:style-name="ce62" table:formula="of:=IF(OR(ISBLANK([.H38]);ISBLANK([.I38]));IF(OR([.F38]=&quot;ALI&quot;;[.F38]=&quot;AIE&quot;);&quot;L&quot;;IF(ISBLANK([.F38]);&quot;&quot;;&quot;A&quot;));IF([.F38]=&quot;EE&quot;;IF([.I38]&gt;=3;IF([.H38]&gt;=5;&quot;H&quot;;&quot;A&quot;);IF([.I38]&gt;=2;IF([.H38]&gt;=16;&quot;H&quot;;IF([.H38]&lt;=4;&quot;L&quot;;&quot;A&quot;));IF([.H38]&lt;=15;&quot;L&quot;;&quot;A&quot;)));IF(OR([.F38]=&quot;SE&quot;;[.F38]=&quot;CE&quot;);IF([.I38]&gt;=4;IF([.H38]&gt;=6;&quot;H&quot;;&quot;A&quot;);IF([.I38]&gt;=2;IF([.H38]&gt;=20;&quot;H&quot;;IF([.H38]&lt;=5;&quot;L&quot;;&quot;A&quot;));IF([.H38]&lt;=19;&quot;L&quot;;&quot;A&quot;)));IF(OR([.F38]=&quot;ALI&quot;;[.F38]=&quot;AIE&quot;);IF([.I38]&gt;=6;IF([.H38]&gt;=20;&quot;H&quot;;&quot;A&quot;);IF([.I38]&gt;=2;IF([.H38]&gt;=51;&quot;H&quot;;IF([.H38]&lt;=19;&quot;L&quot;;&quot;A&quot;));IF([.H38]&lt;=50;&quot;L&quot;;&quot;A&quot;)))))))" office:value-type="string" office:string-value="A" calcext:value-type="string">
            <text:p>A</text:p>
          </table:table-cell>
          <table:table-cell table:style-name="ce62" table:formula="of:=IF([.K38]=&quot;L&quot;;&quot;Baixa&quot;;IF([.K38]=&quot;A&quot;;&quot;Média&quot;;IF([.K38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38]);&quot;&quot;;IF([.F38]=&quot;ALI&quot;;IF([.K38]=&quot;L&quot;;7;IF([.K38]=&quot;A&quot;;10;15));IF([.F38]=&quot;AIE&quot;;IF([.K38]=&quot;L&quot;;5;IF([.K38]=&quot;A&quot;;7;10));IF([.F38]=&quot;SE&quot;;IF([.K38]=&quot;L&quot;;4;IF([.K38]=&quot;A&quot;;5;7));IF(OR([.F38]=&quot;EE&quot;;[.F38]=&quot;CE&quot;);IF([.K38]=&quot;L&quot;;3;IF([.K38]=&quot;A&quot;;4;6)))))))" office:value-type="float" office:value="4" calcext:value-type="float">
            <text:p>4</text:p>
          </table:table-cell>
          <table:table-cell table:style-name="ce196" table:formula="of:=IF([.G38]=&quot;I&quot;;[.M38]*[Contagem.$U$14];IF([.G38]=&quot;E&quot;;[.M38]*[Contagem.$U$16];IF([.G38]=&quot;A&quot;;[.M38]*[Contagem.$U$15];IF([.G38]=&quot;T&quot;;[.M38]*[Contagem.$U$17];&quot;&quot;))))" office:value-type="float" office:value="2.4" calcext:value-type="float">
            <text:p>2,40</text:p>
          </table:table-cell>
          <table:covered-table-cell table:style-name="ce172"/>
          <table:covered-table-cell table:style-name="ce178"/>
          <table:table-cell table:style-name="ce192"/>
          <table:table-cell table:style-name="ce205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Pré-Visualizar Arquivo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CE</text:p>
          </table:table-cell>
          <table:table-cell table:style-name="ce174" table:content-validation-name="val2" office:value-type="string" calcext:value-type="string">
            <text:p>I</text:p>
          </table:table-cell>
          <table:table-cell table:style-name="ce166" table:number-columns-repeated="2"/>
          <table:table-cell table:style-name="ce166" table:formula="of:=CONCATENATE([.F39];[.K39])" office:value-type="string" office:string-value="CEA" calcext:value-type="string">
            <text:p>CEA</text:p>
          </table:table-cell>
          <table:table-cell table:style-name="ce62" table:formula="of:=IF(OR(ISBLANK([.H39]);ISBLANK([.I39]));IF(OR([.F39]=&quot;ALI&quot;;[.F39]=&quot;AIE&quot;);&quot;L&quot;;IF(ISBLANK([.F39]);&quot;&quot;;&quot;A&quot;));IF([.F39]=&quot;EE&quot;;IF([.I39]&gt;=3;IF([.H39]&gt;=5;&quot;H&quot;;&quot;A&quot;);IF([.I39]&gt;=2;IF([.H39]&gt;=16;&quot;H&quot;;IF([.H39]&lt;=4;&quot;L&quot;;&quot;A&quot;));IF([.H39]&lt;=15;&quot;L&quot;;&quot;A&quot;)));IF(OR([.F39]=&quot;SE&quot;;[.F39]=&quot;CE&quot;);IF([.I39]&gt;=4;IF([.H39]&gt;=6;&quot;H&quot;;&quot;A&quot;);IF([.I39]&gt;=2;IF([.H39]&gt;=20;&quot;H&quot;;IF([.H39]&lt;=5;&quot;L&quot;;&quot;A&quot;));IF([.H39]&lt;=19;&quot;L&quot;;&quot;A&quot;)));IF(OR([.F39]=&quot;ALI&quot;;[.F39]=&quot;AIE&quot;);IF([.I39]&gt;=6;IF([.H39]&gt;=20;&quot;H&quot;;&quot;A&quot;);IF([.I39]&gt;=2;IF([.H39]&gt;=51;&quot;H&quot;;IF([.H39]&lt;=19;&quot;L&quot;;&quot;A&quot;));IF([.H39]&lt;=50;&quot;L&quot;;&quot;A&quot;)))))))" office:value-type="string" office:string-value="A" calcext:value-type="string">
            <text:p>A</text:p>
          </table:table-cell>
          <table:table-cell table:style-name="ce62" table:formula="of:=IF([.K39]=&quot;L&quot;;&quot;Baixa&quot;;IF([.K39]=&quot;A&quot;;&quot;Média&quot;;IF([.K39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39]);&quot;&quot;;IF([.F39]=&quot;ALI&quot;;IF([.K39]=&quot;L&quot;;7;IF([.K39]=&quot;A&quot;;10;15));IF([.F39]=&quot;AIE&quot;;IF([.K39]=&quot;L&quot;;5;IF([.K39]=&quot;A&quot;;7;10));IF([.F39]=&quot;SE&quot;;IF([.K39]=&quot;L&quot;;4;IF([.K39]=&quot;A&quot;;5;7));IF(OR([.F39]=&quot;EE&quot;;[.F39]=&quot;CE&quot;);IF([.K39]=&quot;L&quot;;3;IF([.K39]=&quot;A&quot;;4;6)))))))" office:value-type="float" office:value="4" calcext:value-type="float">
            <text:p>4</text:p>
          </table:table-cell>
          <table:table-cell table:style-name="ce196" table:formula="of:=IF([.G39]=&quot;I&quot;;[.M39]*[Contagem.$U$14];IF([.G39]=&quot;E&quot;;[.M39]*[Contagem.$U$16];IF([.G39]=&quot;A&quot;;[.M39]*[Contagem.$U$15];IF([.G39]=&quot;T&quot;;[.M39]*[Contagem.$U$17];&quot;&quot;))))" office:value-type="float" office:value="4" calcext:value-type="float">
            <text:p>4,00</text:p>
          </table:table-cell>
          <table:covered-table-cell table:style-name="ce172"/>
          <table:covered-table-cell table:style-name="ce178"/>
          <table:table-cell table:style-name="ce192"/>
          <table:table-cell table:style-name="ce205" table:number-columns-repeated="1007"/>
        </table:table-row>
        <table:table-row table:style-name="ro1">
          <table:table-cell table:style-name="ce40" office:value-type="string" calcext:value-type="string" table:number-columns-spanned="16" table:number-rows-spanned="1">
            <text:p>Alterar descrição dos vides</text:p>
          </table:table-cell>
          <table:covered-table-cell table:number-columns-repeated="4" table:style-name="ce51"/>
          <table:covered-table-cell table:style-name="ce70" table:content-validation-name="val1"/>
          <table:covered-table-cell table:style-name="ce168" table:content-validation-name="val2"/>
          <table:covered-table-cell table:number-columns-repeated="3" table:style-name="ce70"/>
          <table:covered-table-cell table:number-columns-repeated="2" table:style-name="ce187"/>
          <table:covered-table-cell table:style-name="ce70"/>
          <table:covered-table-cell table:style-name="ce194"/>
          <table:covered-table-cell table:style-name="ce209"/>
          <table:covered-table-cell table:style-name="ce216"/>
          <table:table-cell table:style-name="ce191"/>
          <table:table-cell table:style-name="ce202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Consultar vides – normas que afetam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C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41];[.K41])" office:value-type="string" office:string-value="CEA" calcext:value-type="string">
            <text:p>CEA</text:p>
          </table:table-cell>
          <table:table-cell table:style-name="ce62" table:formula="of:=IF(OR(ISBLANK([.H41]);ISBLANK([.I41]));IF(OR([.F41]=&quot;ALI&quot;;[.F41]=&quot;AIE&quot;);&quot;L&quot;;IF(ISBLANK([.F41]);&quot;&quot;;&quot;A&quot;));IF([.F41]=&quot;EE&quot;;IF([.I41]&gt;=3;IF([.H41]&gt;=5;&quot;H&quot;;&quot;A&quot;);IF([.I41]&gt;=2;IF([.H41]&gt;=16;&quot;H&quot;;IF([.H41]&lt;=4;&quot;L&quot;;&quot;A&quot;));IF([.H41]&lt;=15;&quot;L&quot;;&quot;A&quot;)));IF(OR([.F41]=&quot;SE&quot;;[.F41]=&quot;CE&quot;);IF([.I41]&gt;=4;IF([.H41]&gt;=6;&quot;H&quot;;&quot;A&quot;);IF([.I41]&gt;=2;IF([.H41]&gt;=20;&quot;H&quot;;IF([.H41]&lt;=5;&quot;L&quot;;&quot;A&quot;));IF([.H41]&lt;=19;&quot;L&quot;;&quot;A&quot;)));IF(OR([.F41]=&quot;ALI&quot;;[.F41]=&quot;AIE&quot;);IF([.I41]&gt;=6;IF([.H41]&gt;=20;&quot;H&quot;;&quot;A&quot;);IF([.I41]&gt;=2;IF([.H41]&gt;=51;&quot;H&quot;;IF([.H41]&lt;=19;&quot;L&quot;;&quot;A&quot;));IF([.H41]&lt;=50;&quot;L&quot;;&quot;A&quot;)))))))" office:value-type="string" office:string-value="A" calcext:value-type="string">
            <text:p>A</text:p>
          </table:table-cell>
          <table:table-cell table:style-name="ce62" table:formula="of:=IF([.K41]=&quot;L&quot;;&quot;Baixa&quot;;IF([.K41]=&quot;A&quot;;&quot;Média&quot;;IF([.K41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41]);&quot;&quot;;IF([.F41]=&quot;ALI&quot;;IF([.K41]=&quot;L&quot;;7;IF([.K41]=&quot;A&quot;;10;15));IF([.F41]=&quot;AIE&quot;;IF([.K41]=&quot;L&quot;;5;IF([.K41]=&quot;A&quot;;7;10));IF([.F41]=&quot;SE&quot;;IF([.K41]=&quot;L&quot;;4;IF([.K41]=&quot;A&quot;;5;7));IF(OR([.F41]=&quot;EE&quot;;[.F41]=&quot;CE&quot;);IF([.K41]=&quot;L&quot;;3;IF([.K41]=&quot;A&quot;;4;6)))))))" office:value-type="float" office:value="4" calcext:value-type="float">
            <text:p>4</text:p>
          </table:table-cell>
          <table:table-cell table:style-name="ce196" table:formula="of:=IF([.G41]=&quot;I&quot;;[.M41]*[Contagem.$U$14];IF([.G41]=&quot;E&quot;;[.M41]*[Contagem.$U$16];IF([.G41]=&quot;A&quot;;[.M41]*[Contagem.$U$15];IF([.G41]=&quot;T&quot;;[.M41]*[Contagem.$U$17];&quot;&quot;))))" office:value-type="float" office:value="2.4" calcext:value-type="float">
            <text:p>2,40</text:p>
          </table:table-cell>
          <table:table-cell table:style-name="ce172"/>
          <table:table-cell table:style-name="ce178"/>
          <table:table-cell table:style-name="ce192"/>
          <table:table-cell table:style-name="ce205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Alterar vides</text:p>
          </table:table-cell>
          <table:covered-table-cell table:number-columns-repeated="4" table:style-name="Default"/>
          <table:table-cell table:style-name="ce66" table:content-validation-name="val1" office:value-type="string" calcext:value-type="string">
            <text:p>E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42];[.K42])" office:value-type="string" office:string-value="EEA" calcext:value-type="string">
            <text:p>EEA</text:p>
          </table:table-cell>
          <table:table-cell table:style-name="ce62" table:formula="of:=IF(OR(ISBLANK([.H42]);ISBLANK([.I42]));IF(OR([.F42]=&quot;ALI&quot;;[.F42]=&quot;AIE&quot;);&quot;L&quot;;IF(ISBLANK([.F42]);&quot;&quot;;&quot;A&quot;));IF([.F42]=&quot;EE&quot;;IF([.I42]&gt;=3;IF([.H42]&gt;=5;&quot;H&quot;;&quot;A&quot;);IF([.I42]&gt;=2;IF([.H42]&gt;=16;&quot;H&quot;;IF([.H42]&lt;=4;&quot;L&quot;;&quot;A&quot;));IF([.H42]&lt;=15;&quot;L&quot;;&quot;A&quot;)));IF(OR([.F42]=&quot;SE&quot;;[.F42]=&quot;CE&quot;);IF([.I42]&gt;=4;IF([.H42]&gt;=6;&quot;H&quot;;&quot;A&quot;);IF([.I42]&gt;=2;IF([.H42]&gt;=20;&quot;H&quot;;IF([.H42]&lt;=5;&quot;L&quot;;&quot;A&quot;));IF([.H42]&lt;=19;&quot;L&quot;;&quot;A&quot;)));IF(OR([.F42]=&quot;ALI&quot;;[.F42]=&quot;AIE&quot;);IF([.I42]&gt;=6;IF([.H42]&gt;=20;&quot;H&quot;;&quot;A&quot;);IF([.I42]&gt;=2;IF([.H42]&gt;=51;&quot;H&quot;;IF([.H42]&lt;=19;&quot;L&quot;;&quot;A&quot;));IF([.H42]&lt;=50;&quot;L&quot;;&quot;A&quot;)))))))" office:value-type="string" office:string-value="A" calcext:value-type="string">
            <text:p>A</text:p>
          </table:table-cell>
          <table:table-cell table:style-name="ce62" table:formula="of:=IF([.K42]=&quot;L&quot;;&quot;Baixa&quot;;IF([.K42]=&quot;A&quot;;&quot;Média&quot;;IF([.K42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42]);&quot;&quot;;IF([.F42]=&quot;ALI&quot;;IF([.K42]=&quot;L&quot;;7;IF([.K42]=&quot;A&quot;;10;15));IF([.F42]=&quot;AIE&quot;;IF([.K42]=&quot;L&quot;;5;IF([.K42]=&quot;A&quot;;7;10));IF([.F42]=&quot;SE&quot;;IF([.K42]=&quot;L&quot;;4;IF([.K42]=&quot;A&quot;;5;7));IF(OR([.F42]=&quot;EE&quot;;[.F42]=&quot;CE&quot;);IF([.K42]=&quot;L&quot;;3;IF([.K42]=&quot;A&quot;;4;6)))))))" office:value-type="float" office:value="4" calcext:value-type="float">
            <text:p>4</text:p>
          </table:table-cell>
          <table:table-cell table:style-name="ce196" table:formula="of:=IF([.G42]=&quot;I&quot;;[.M42]*[Contagem.$U$14];IF([.G42]=&quot;E&quot;;[.M42]*[Contagem.$U$16];IF([.G42]=&quot;A&quot;;[.M42]*[Contagem.$U$15];IF([.G42]=&quot;T&quot;;[.M42]*[Contagem.$U$17];&quot;&quot;))))" office:value-type="float" office:value="2.4" calcext:value-type="float">
            <text:p>2,40</text:p>
          </table:table-cell>
          <table:table-cell table:style-name="ce172"/>
          <table:table-cell table:style-name="ce178"/>
          <table:table-cell table:style-name="ce192"/>
          <table:table-cell table:style-name="ce205" table:number-columns-repeated="1007"/>
        </table:table-row>
        <table:table-row table:style-name="ro1">
          <table:table-cell table:style-name="ce60" table:number-columns-spanned="5" table:number-rows-spanned="1"/>
          <table:covered-table-cell table:number-columns-repeated="4" table:style-name="Default"/>
          <table:table-cell table:style-name="ce66" table:content-validation-name="val1"/>
          <table:table-cell table:style-name="ce174" table:content-validation-name="val2"/>
          <table:table-cell table:style-name="ce166" table:number-columns-repeated="3"/>
          <table:table-cell table:style-name="ce62" table:number-columns-repeated="2"/>
          <table:table-cell table:style-name="ce166"/>
          <table:table-cell table:style-name="ce196"/>
          <table:table-cell table:style-name="ce172" table:number-columns-spanned="2" table:number-rows-spanned="1"/>
          <table:covered-table-cell table:style-name="ce178"/>
          <table:table-cell table:style-name="ce192"/>
          <table:table-cell table:style-name="ce205" table:number-columns-repeated="1007"/>
        </table:table-row>
        <table:table-row table:style-name="ro2" table:number-rows-repeated="6">
          <table:table-cell table:number-columns-repeated="16"/>
          <table:table-cell table:style-name="ce192"/>
          <table:table-cell table:style-name="ce205" table:number-columns-repeated="1007"/>
        </table:table-row>
        <table:table-row table:style-name="ro1" table:visibility="collapse" table:number-rows-repeated="1048471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Titles" table:base-cell-address="$Funções.$A$1" table:cell-range-address="Funções.$A$1:Funções.$IV$7"/>
        </table:named-expressions>
        <calcext:conditional-formats>
          <calcext:conditional-format calcext:target-range-address="Funções.G9:Funções.G10 Funções.G12:Funções.G43">
            <calcext:condition calcext:apply-style-name="cf1" calcext:value="=&quot;I&quot;" calcext:base-cell-address="Funções.G9"/>
            <calcext:condition calcext:apply-style-name="cf2" calcext:value="=&quot;A&quot;" calcext:base-cell-address="Funções.G9"/>
            <calcext:condition calcext:apply-style-name="cf3" calcext:value="=&quot;E&quot;" calcext:base-cell-address="Funções.G9"/>
          </calcext:conditional-format>
        </calcext:conditional-formats>
      </table:table>
      <table:table table:name="Sumário" table:style-name="ta3">
        <table:table-column table:style-name="co26" table:default-cell-style-name="ce80"/>
        <table:table-column table:style-name="co27" table:default-cell-style-name="ce80"/>
        <table:table-column table:style-name="co28" table:default-cell-style-name="ce80"/>
        <table:table-column table:style-name="co29" table:default-cell-style-name="ce80"/>
        <table:table-column table:style-name="co11" table:default-cell-style-name="ce80"/>
        <table:table-column table:style-name="co30" table:default-cell-style-name="ce80"/>
        <table:table-column table:style-name="co28" table:default-cell-style-name="ce80"/>
        <table:table-column table:style-name="co31" table:default-cell-style-name="ce80"/>
        <table:table-column table:style-name="co18" table:default-cell-style-name="ce80"/>
        <table:table-column table:style-name="co31" table:default-cell-style-name="ce80"/>
        <table:table-column table:style-name="co32" table:default-cell-style-name="ce80"/>
        <table:table-column table:style-name="co33" table:default-cell-style-name="ce80"/>
        <table:table-column table:style-name="co9" table:number-columns-repeated="1012" table:default-cell-style-name="ce80"/>
        <table:table-row table:style-name="ro2">
          <table:table-cell table:style-name="ce114" office:value-type="string" calcext:value-type="string" table:number-columns-spanned="12" table:number-rows-spanned="3">
            <text:p>Sumário da Contagem</text:p>
          </table:table-cell>
          <table:covered-table-cell table:number-columns-repeated="11"/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table:style-name="ce115" table:formula="of:=[Contagem.A8]&amp;&quot; : &quot;&amp;[Contagem.F8]" office:value-type="string" office:string-value="Aplicação : SINJ CADASTRO" calcext:value-type="string" table:number-columns-spanned="5" table:number-rows-spanned="1">
            <text:p>Aplicação : SINJ CADASTRO</text:p>
          </table:table-cell>
          <table:covered-table-cell table:number-columns-repeated="4"/>
          <table:table-cell table:style-name="ce140" table:formula="of:=[Contagem.A9]&amp;&quot; : &quot;&amp;[Contagem.F9]" office:value-type="string" office:string-value="Projeto : SINJ – DF" calcext:value-type="string" table:number-columns-spanned="7" table:number-rows-spanned="1">
            <text:p>Projeto : SINJ – DF</text:p>
          </table:table-cell>
          <table:covered-table-cell table:number-columns-repeated="6"/>
          <table:table-cell table:number-columns-repeated="1012"/>
        </table:table-row>
        <table:table-row table:style-name="ro2">
          <table:table-cell table:style-name="ce115" table:formula="of:=[Contagem.A10]&amp;&quot; : &quot;&amp;[Contagem.F10]" office:value-type="string" office:string-value="Responsável : João Henrique Ferreira" calcext:value-type="string" table:number-columns-spanned="5" table:number-rows-spanned="1">
            <text:p>Responsável : João Henrique Ferreira</text:p>
          </table:table-cell>
          <table:covered-table-cell table:number-columns-repeated="4"/>
          <table:table-cell table:style-name="ce140" table:formula="of:=[Contagem.A11]&amp;&quot; : &quot;&amp;[Contagem.F11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/>
          <table:table-cell table:number-columns-repeated="1012"/>
        </table:table-row>
        <table:table-row table:style-name="ro2">
          <table:table-cell table:style-name="ce116" table:formula="of:=[Contagem.A7]&amp;&quot; : &quot;&amp;[Contagem.F7]" office:value-type="string" office:string-value="Empresa : LightBase Consultoria em Software Público" calcext:value-type="string">
            <text:p>Empresa : LightBase Consultoria em Software Público</text:p>
          </table:table-cell>
          <table:table-cell table:style-name="ce122" table:number-columns-repeated="2"/>
          <table:table-cell table:style-name="ce135" table:number-columns-repeated="2"/>
          <table:table-cell table:style-name="ce56" table:formula="of:=[Contagem.R7]&amp;&quot; = &quot;&amp;VALUE([Contagem.T7])" office:value-type="string" office:string-value="R$/PF = 576" calcext:value-type="string" table:number-columns-spanned="2" table:number-rows-spanned="1">
            <text:p>R$/PF = 576</text:p>
          </table:table-cell>
          <table:covered-table-cell/>
          <table:table-cell table:style-name="ce56" table:formula="of:=&quot; Custo= &quot;&amp;DOLLAR([Contagem.W7])" office:value-type="string" office:string-value=" Custo= R$ 41.241,60" calcext:value-type="string" table:number-columns-spanned="3" table:number-rows-spanned="1">
            <text:p><text:s/>Custo= R$ 41.241,60</text:p>
          </table:table-cell>
          <table:covered-table-cell table:number-columns-repeated="2"/>
          <table:table-cell table:style-name="ce154" table:formula="of:=&quot;PF  = &quot;&amp;VALUE([Contagem.W8])" office:value-type="string" office:string-value="PF  = 71,6" calcext:value-type="string" table:number-columns-spanned="2" table:number-rows-spanned="1">
            <text:p>PF <text:s/>= 71,6</text:p>
          </table:table-cell>
          <table:covered-table-cell/>
          <table:table-cell table:number-columns-repeated="1012"/>
        </table:table-row>
        <table:table-row table:style-name="ro2">
          <table:table-cell table:style-name="ce117" office:value-type="string" calcext:value-type="string" table:number-columns-spanned="2" table:number-rows-spanned="2">
            <text:p>Tipo de Função</text:p>
          </table:table-cell>
          <table:covered-table-cell/>
          <table:table-cell table:style-name="ce129" office:value-type="string" calcext:value-type="string" table:number-columns-spanned="4" table:number-rows-spanned="2">
            <text:p>Complexidade Funcional</text:p>
          </table:table-cell>
          <table:covered-table-cell table:number-columns-repeated="3"/>
          <table:table-cell table:style-name="ce141" office:value-type="string" calcext:value-type="string" table:number-columns-spanned="1" table:number-rows-spanned="2">
            <text:p>Total por Complexidade</text:p>
          </table:table-cell>
          <table:table-cell table:style-name="ce141" table:number-columns-spanned="1" table:number-rows-spanned="2"/>
          <table:table-cell table:style-name="ce147" office:value-type="string" calcext:value-type="string" table:number-columns-spanned="2" table:number-rows-spanned="2">
            <text:p>% </text:p>
          </table:table-cell>
          <table:covered-table-cell/>
          <table:table-cell table:style-name="ce155" table:number-columns-spanned="2" table:number-rows-spanned="2"/>
          <table:covered-table-cell/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table:style-name="ce118"/>
          <table:table-cell table:style-name="ce123"/>
          <table:table-cell table:style-name="ce130" table:number-columns-repeated="9"/>
          <table:table-cell table:style-name="ce160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office:annotation draw:style-name="gr1" draw:text-style-name="P2" svg:width="23.02mm" svg:height="4.5mm" svg:x="34.13mm" svg:y="38.89mm" draw:caption-point-x="-13.6mm" draw:caption-point-y="-0.69mm">
              <dc:date>2016-03-10T00:00:00</dc:date>
              <text:p text:style-name="P1"><text:span text:style-name="T1">Entrada Externa</text:span></text:p>
            </office:annotation>
            <text:p>EE</text:p>
          </table:table-cell>
          <table:table-cell table:style-name="ce131" table:formula="of:=COUNTIF(CF;&quot;EEL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Baixa</text:p>
          </table:table-cell>
          <table:table-cell table:style-name="ce98" office:value-type="string" calcext:value-type="string">
            <text:p>x 3</text:p>
          </table:table-cell>
          <table:table-cell table:style-name="ce131" table:formula="of:=[.C10]*3" office:value-type="float" office:value="0" calcext:value-type="float">
            <text:p>0</text:p>
          </table:table-cell>
          <table:table-cell table:style-name="ce132"/>
          <table:table-cell table:style-name="ce148"/>
          <table:table-cell table:style-name="ce132" table:number-columns-repeated="2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EEA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Média</text:p>
          </table:table-cell>
          <table:table-cell table:style-name="ce98" office:value-type="string" calcext:value-type="string">
            <text:p>x 4</text:p>
          </table:table-cell>
          <table:table-cell table:style-name="ce131" table:formula="of:=[.C11]*4" office:value-type="float" office:value="0" calcext:value-type="float">
            <text:p>0</text:p>
          </table:table-cell>
          <table:table-cell table:style-name="ce132"/>
          <table:table-cell table:style-name="ce148"/>
          <table:table-cell table:style-name="ce132" table:number-columns-repeated="2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EEH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Alta</text:p>
          </table:table-cell>
          <table:table-cell table:style-name="ce98" office:value-type="string" calcext:value-type="string">
            <text:p>x 6</text:p>
          </table:table-cell>
          <table:table-cell table:style-name="ce131" table:formula="of:=[.C12]*6" office:value-type="float" office:value="0" calcext:value-type="float">
            <text:p>0</text:p>
          </table:table-cell>
          <table:table-cell table:style-name="ce132"/>
          <table:table-cell table:style-name="ce148"/>
          <table:table-cell table:style-name="ce132"/>
          <table:table-cell/>
          <table:table-cell table:style-name="ce162"/>
          <table:table-cell table:number-columns-repeated="1012"/>
        </table:table-row>
        <table:table-row table:style-name="ro6">
          <table:table-cell table:style-name="ce119"/>
          <table:table-cell/>
          <table:table-cell table:style-name="ce130"/>
          <table:table-cell table:style-name="ce132" table:number-columns-repeated="3"/>
          <table:table-cell table:style-name="ce130"/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4" office:value-type="string" calcext:value-type="string">
            <text:p>Total</text:p>
          </table:table-cell>
          <table:table-cell table:style-name="ce131" table:formula="of:=SUM([.C10:.C12])" office:value-type="float" office:value="0" calcext:value-type="float">
            <text:p>0</text:p>
          </table:table-cell>
          <table:table-cell table:style-name="ce132" table:number-columns-repeated="2"/>
          <table:table-cell table:style-name="ce124" office:value-type="string" calcext:value-type="string">
            <text:p>Total</text:p>
          </table:table-cell>
          <table:table-cell table:style-name="ce131" table:formula="of:=SUM([.G10:.G12])" office:value-type="float" office:value="0" calcext:value-type="float">
            <text:p>0</text:p>
          </table:table-cell>
          <table:table-cell table:style-name="ce132"/>
          <table:table-cell table:style-name="ce149" table:formula="of:=IF([.$G$45]&lt;&gt;0;[.G14]/[.$G$45];&quot;&quot;)">
            <text:p/>
          </table:table-cell>
          <table:table-cell table:style-name="ce132" table:number-columns-repeated="2"/>
          <table:table-cell table:style-name="ce161"/>
          <table:table-cell table:number-columns-repeated="2"/>
          <table:table-cell table:style-name="ce165"/>
          <table:table-cell table:number-columns-repeated="1009"/>
        </table:table-row>
        <table:table-row table:style-name="ro7">
          <table:table-cell table:style-name="ce120"/>
          <table:table-cell table:style-name="ce125"/>
          <table:table-cell table:style-name="ce131" table:number-columns-repeated="9"/>
          <table:table-cell table:style-name="ce163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2" table:number-columns-repeated="9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office:annotation draw:style-name="gr1" draw:text-style-name="P2" svg:width="20.37mm" svg:height="4.5mm" svg:x="34.13mm" svg:y="69.85mm" draw:caption-point-x="-13.6mm" draw:caption-point-y="-5.99mm">
              <dc:date>2016-03-10T00:00:00</dc:date>
              <text:p text:style-name="P1"><text:span text:style-name="T1">Saída Externa</text:span></text:p>
            </office:annotation>
            <text:p>SE</text:p>
          </table:table-cell>
          <table:table-cell table:style-name="ce131" table:formula="of:=COUNTIF(CF;&quot;SEL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Baixa</text:p>
          </table:table-cell>
          <table:table-cell table:style-name="ce98" office:value-type="string" calcext:value-type="string">
            <text:p>x 4</text:p>
          </table:table-cell>
          <table:table-cell table:style-name="ce131" table:formula="of:=[.C17]*4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SEA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Média</text:p>
          </table:table-cell>
          <table:table-cell table:style-name="ce98" office:value-type="string" calcext:value-type="string">
            <text:p>x 5</text:p>
          </table:table-cell>
          <table:table-cell table:style-name="ce131" table:formula="of:=[.C18]*5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SEH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Alta</text:p>
          </table:table-cell>
          <table:table-cell table:style-name="ce98" office:value-type="string" calcext:value-type="string">
            <text:p>x 7</text:p>
          </table:table-cell>
          <table:table-cell table:style-name="ce131" table:formula="of:=[.C19]*7" office:value-type="float" office:value="0" calcext:value-type="float">
            <text:p>0</text:p>
          </table:table-cell>
          <table:table-cell table:style-name="ce132" table:number-columns-repeated="4"/>
          <table:table-cell table:style-name="ce162"/>
          <table:table-cell table:number-columns-repeated="1012"/>
        </table:table-row>
        <table:table-row table:style-name="ro6">
          <table:table-cell table:style-name="ce119"/>
          <table:table-cell/>
          <table:table-cell table:style-name="ce130"/>
          <table:table-cell table:style-name="ce132" table:number-columns-repeated="3"/>
          <table:table-cell table:style-name="ce130"/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4" office:value-type="string" calcext:value-type="string">
            <text:p>Total</text:p>
          </table:table-cell>
          <table:table-cell table:style-name="ce131" table:formula="of:=SUM([.C17:.C19])" office:value-type="float" office:value="0" calcext:value-type="float">
            <text:p>0</text:p>
          </table:table-cell>
          <table:table-cell table:style-name="ce132" table:number-columns-repeated="2"/>
          <table:table-cell table:style-name="ce124" office:value-type="string" calcext:value-type="string">
            <text:p>Total</text:p>
          </table:table-cell>
          <table:table-cell table:style-name="ce131" table:formula="of:=SUM([.G17:.G19])" office:value-type="float" office:value="0" calcext:value-type="float">
            <text:p>0</text:p>
          </table:table-cell>
          <table:table-cell table:style-name="ce132"/>
          <table:table-cell table:style-name="ce150" table:formula="of:=IF([.$G$45]&lt;&gt;0;[.G21]/[.$G$45];&quot;&quot;)">
            <text:p/>
          </table:table-cell>
          <table:table-cell table:style-name="ce132" table:number-columns-repeated="2"/>
          <table:table-cell table:style-name="ce161"/>
          <table:table-cell table:number-columns-repeated="1012"/>
        </table:table-row>
        <table:table-row table:style-name="ro7">
          <table:table-cell table:style-name="ce120"/>
          <table:table-cell table:style-name="ce125"/>
          <table:table-cell table:style-name="ce131" table:number-columns-repeated="9"/>
          <table:table-cell table:style-name="ce163"/>
          <table:table-cell table:number-columns-repeated="1012"/>
        </table:table-row>
        <table:table-row table:style-name="ro2">
          <table:table-cell table:style-name="ce118"/>
          <table:table-cell table:style-name="ce123"/>
          <table:table-cell table:style-name="ce132"/>
          <table:table-cell table:style-name="ce130" table:number-columns-repeated="3"/>
          <table:table-cell table:style-name="ce132"/>
          <table:table-cell table:style-name="ce130" table:number-columns-repeated="4"/>
          <table:table-cell table:style-name="ce160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office:annotation draw:style-name="gr1" draw:text-style-name="P2" svg:width="24.08mm" svg:height="4.23mm" svg:x="34.13mm" svg:y="100.81mm" draw:caption-point-x="-13.6mm" draw:caption-point-y="-11.29mm">
              <dc:date>2016-03-10T00:00:00</dc:date>
              <text:p text:style-name="P1"><text:span text:style-name="T1">Consulta Externa</text:span></text:p>
            </office:annotation>
            <text:p>CE</text:p>
          </table:table-cell>
          <table:table-cell table:style-name="ce131" table:formula="of:=COUNTIF(CF;&quot;CEL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Baixa</text:p>
          </table:table-cell>
          <table:table-cell table:style-name="ce98" office:value-type="string" calcext:value-type="string">
            <text:p>x 3</text:p>
          </table:table-cell>
          <table:table-cell table:style-name="ce131" table:formula="of:=[.C24]*3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CEA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Média</text:p>
          </table:table-cell>
          <table:table-cell table:style-name="ce98" office:value-type="string" calcext:value-type="string">
            <text:p>x 4</text:p>
          </table:table-cell>
          <table:table-cell table:style-name="ce131" table:formula="of:=[.C25]*4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CEH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Alta</text:p>
          </table:table-cell>
          <table:table-cell table:style-name="ce98" office:value-type="string" calcext:value-type="string">
            <text:p>x 6</text:p>
          </table:table-cell>
          <table:table-cell table:style-name="ce131" table:formula="of:=[.C26]*6" office:value-type="float" office:value="0" calcext:value-type="float">
            <text:p>0</text:p>
          </table:table-cell>
          <table:table-cell table:style-name="ce132" table:number-columns-repeated="4"/>
          <table:table-cell table:style-name="ce162"/>
          <table:table-cell table:number-columns-repeated="1012"/>
        </table:table-row>
        <table:table-row table:style-name="ro6">
          <table:table-cell table:style-name="ce119"/>
          <table:table-cell/>
          <table:table-cell table:style-name="ce130"/>
          <table:table-cell table:style-name="ce132" table:number-columns-repeated="3"/>
          <table:table-cell table:style-name="ce130"/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4" office:value-type="string" calcext:value-type="string">
            <text:p>Total</text:p>
          </table:table-cell>
          <table:table-cell table:style-name="ce131" table:formula="of:=SUM([.C24:.C26])" office:value-type="float" office:value="0" calcext:value-type="float">
            <text:p>0</text:p>
          </table:table-cell>
          <table:table-cell table:style-name="ce132" table:number-columns-repeated="2"/>
          <table:table-cell table:style-name="ce124" office:value-type="string" calcext:value-type="string">
            <text:p>Total</text:p>
          </table:table-cell>
          <table:table-cell table:style-name="ce131" table:formula="of:=SUM([.G24:.G26])" office:value-type="float" office:value="0" calcext:value-type="float">
            <text:p>0</text:p>
          </table:table-cell>
          <table:table-cell table:style-name="ce132"/>
          <table:table-cell table:style-name="ce151" table:formula="of:=IF([.$G$45]&lt;&gt;0;[.G28]/[.$G$45];&quot;&quot;)">
            <text:p/>
          </table:table-cell>
          <table:table-cell table:style-name="ce132" table:number-columns-repeated="2"/>
          <table:table-cell table:style-name="ce161"/>
          <table:table-cell table:number-columns-repeated="1012"/>
        </table:table-row>
        <table:table-row table:style-name="ro7">
          <table:table-cell table:style-name="ce120"/>
          <table:table-cell table:style-name="ce125"/>
          <table:table-cell table:style-name="ce131" table:number-columns-repeated="9"/>
          <table:table-cell table:style-name="ce163"/>
          <table:table-cell table:number-columns-repeated="1012"/>
        </table:table-row>
        <table:table-row table:style-name="ro2">
          <table:table-cell table:style-name="ce118"/>
          <table:table-cell table:style-name="ce123"/>
          <table:table-cell table:style-name="ce132"/>
          <table:table-cell table:style-name="ce130" table:number-columns-repeated="3"/>
          <table:table-cell table:style-name="ce132"/>
          <table:table-cell table:style-name="ce130" table:number-columns-repeated="4"/>
          <table:table-cell table:style-name="ce160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office:annotation draw:style-name="gr1" draw:text-style-name="P2" svg:width="30.69mm" svg:height="4.5mm" svg:x="34.13mm" svg:y="131.76mm" draw:caption-point-x="-13.6mm" draw:caption-point-y="-16.57mm">
              <dc:date>2016-03-10T00:00:00</dc:date>
              <text:p text:style-name="P1"><text:span text:style-name="T1">Arquivo Lógico Interno</text:span></text:p>
            </office:annotation>
            <text:p>ALI</text:p>
          </table:table-cell>
          <table:table-cell table:style-name="ce131" table:formula="of:=COUNTIF(CF;&quot;ALIL&quot;)" office:value-type="float" office:value="0" calcext:value-type="float">
            <text:p>0</text:p>
          </table:table-cell>
          <table:table-cell table:style-name="ce132"/>
          <table:table-cell table:style-name="ce132" office:value-type="string" calcext:value-type="string">
            <text:p>Baixa</text:p>
          </table:table-cell>
          <table:table-cell table:style-name="ce132" office:value-type="string" calcext:value-type="string">
            <text:p>x 7</text:p>
          </table:table-cell>
          <table:table-cell table:style-name="ce131" table:formula="of:=[.C31]*7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ALIA&quot;)" office:value-type="float" office:value="0" calcext:value-type="float">
            <text:p>0</text:p>
          </table:table-cell>
          <table:table-cell table:style-name="ce132"/>
          <table:table-cell table:style-name="ce132" office:value-type="string" calcext:value-type="string">
            <text:p>Média</text:p>
          </table:table-cell>
          <table:table-cell table:style-name="ce132" office:value-type="string" calcext:value-type="string">
            <text:p>x 10</text:p>
          </table:table-cell>
          <table:table-cell table:style-name="ce131" table:formula="of:=[.C32]*10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ALIH&quot;)" office:value-type="float" office:value="0" calcext:value-type="float">
            <text:p>0</text:p>
          </table:table-cell>
          <table:table-cell table:style-name="ce132"/>
          <table:table-cell table:style-name="ce132" office:value-type="string" calcext:value-type="string">
            <text:p>Alta</text:p>
          </table:table-cell>
          <table:table-cell table:style-name="ce132" office:value-type="string" calcext:value-type="string">
            <text:p>x 15</text:p>
          </table:table-cell>
          <table:table-cell table:style-name="ce131" table:formula="of:=[.C33]*15" office:value-type="float" office:value="0" calcext:value-type="float">
            <text:p>0</text:p>
          </table:table-cell>
          <table:table-cell table:style-name="ce132" table:number-columns-repeated="4"/>
          <table:table-cell table:style-name="ce162"/>
          <table:table-cell table:number-columns-repeated="1012"/>
        </table:table-row>
        <table:table-row table:style-name="ro6">
          <table:table-cell table:style-name="ce119"/>
          <table:table-cell/>
          <table:table-cell table:style-name="ce130"/>
          <table:table-cell table:style-name="ce132" table:number-columns-repeated="3"/>
          <table:table-cell table:style-name="ce130"/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4" office:value-type="string" calcext:value-type="string">
            <text:p>Total</text:p>
          </table:table-cell>
          <table:table-cell table:style-name="ce131" table:formula="of:=SUM([.C31:.C33])" office:value-type="float" office:value="0" calcext:value-type="float">
            <text:p>0</text:p>
          </table:table-cell>
          <table:table-cell table:style-name="ce132" table:number-columns-repeated="2"/>
          <table:table-cell table:style-name="ce124" office:value-type="string" calcext:value-type="string">
            <text:p>Total</text:p>
          </table:table-cell>
          <table:table-cell table:style-name="ce131" table:formula="of:=SUM([.G31:.G33])" office:value-type="float" office:value="0" calcext:value-type="float">
            <text:p>0</text:p>
          </table:table-cell>
          <table:table-cell table:style-name="ce132"/>
          <table:table-cell table:style-name="ce152" table:formula="of:=IF([.$G$45]&lt;&gt;0;[.G35]/[.$G$45];&quot;&quot;)">
            <text:p/>
          </table:table-cell>
          <table:table-cell table:style-name="ce132" table:number-columns-repeated="2"/>
          <table:table-cell table:style-name="ce161"/>
          <table:table-cell table:number-columns-repeated="1012"/>
        </table:table-row>
        <table:table-row table:style-name="ro7">
          <table:table-cell table:style-name="ce120"/>
          <table:table-cell table:style-name="ce125"/>
          <table:table-cell table:style-name="ce131" table:number-columns-repeated="9"/>
          <table:table-cell table:style-name="ce163"/>
          <table:table-cell table:number-columns-repeated="1012"/>
        </table:table-row>
        <table:table-row table:style-name="ro2">
          <table:table-cell table:style-name="ce118"/>
          <table:table-cell table:style-name="ce123"/>
          <table:table-cell table:style-name="ce132"/>
          <table:table-cell table:style-name="ce130" table:number-columns-repeated="3"/>
          <table:table-cell table:style-name="ce132"/>
          <table:table-cell table:style-name="ce130" table:number-columns-repeated="4"/>
          <table:table-cell table:style-name="ce160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office:annotation draw:style-name="gr1" draw:text-style-name="P2" svg:width="38.89mm" svg:height="4.23mm" svg:x="34.13mm" svg:y="162.72mm" draw:caption-point-x="-13.6mm" draw:caption-point-y="-21.87mm">
              <dc:date>2016-03-10T00:00:00</dc:date>
              <text:p text:style-name="P1"><text:span text:style-name="T1">Arquivo de Interface Externa</text:span></text:p>
            </office:annotation>
            <text:p>AIE</text:p>
          </table:table-cell>
          <table:table-cell table:style-name="ce131" table:formula="of:=COUNTIF(CF;&quot;AIEL&quot;)" office:value-type="float" office:value="0" calcext:value-type="float">
            <text:p>0</text:p>
          </table:table-cell>
          <table:table-cell table:style-name="ce132"/>
          <table:table-cell table:style-name="ce132" office:value-type="string" calcext:value-type="string">
            <text:p>Baixa</text:p>
          </table:table-cell>
          <table:table-cell table:style-name="ce132" office:value-type="string" calcext:value-type="string">
            <text:p>x 5</text:p>
          </table:table-cell>
          <table:table-cell table:style-name="ce131" table:formula="of:=[.C38]*5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AIEA&quot;)" office:value-type="float" office:value="0" calcext:value-type="float">
            <text:p>0</text:p>
          </table:table-cell>
          <table:table-cell table:style-name="ce132"/>
          <table:table-cell table:style-name="ce132" office:value-type="string" calcext:value-type="string">
            <text:p>Média</text:p>
          </table:table-cell>
          <table:table-cell table:style-name="ce132" office:value-type="string" calcext:value-type="string">
            <text:p>x 7</text:p>
          </table:table-cell>
          <table:table-cell table:style-name="ce131" table:formula="of:=[.C39]*7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AIEH&quot;)" office:value-type="float" office:value="0" calcext:value-type="float">
            <text:p>0</text:p>
          </table:table-cell>
          <table:table-cell table:style-name="ce132"/>
          <table:table-cell table:style-name="ce132" office:value-type="string" calcext:value-type="string">
            <text:p>Alta</text:p>
          </table:table-cell>
          <table:table-cell table:style-name="ce132" office:value-type="string" calcext:value-type="string">
            <text:p>x 10</text:p>
          </table:table-cell>
          <table:table-cell table:style-name="ce131" table:formula="of:=[.C40]*10" office:value-type="float" office:value="0" calcext:value-type="float">
            <text:p>0</text:p>
          </table:table-cell>
          <table:table-cell table:style-name="ce132" table:number-columns-repeated="4"/>
          <table:table-cell table:style-name="ce162"/>
          <table:table-cell table:number-columns-repeated="1012"/>
        </table:table-row>
        <table:table-row table:style-name="ro6">
          <table:table-cell table:style-name="ce119"/>
          <table:table-cell/>
          <table:table-cell table:style-name="ce130"/>
          <table:table-cell table:style-name="ce132" table:number-columns-repeated="3"/>
          <table:table-cell table:style-name="ce130"/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4" office:value-type="string" calcext:value-type="string">
            <text:p>Total</text:p>
          </table:table-cell>
          <table:table-cell table:style-name="ce131" table:formula="of:=SUM([.C38:.C40])" office:value-type="float" office:value="0" calcext:value-type="float">
            <text:p>0</text:p>
          </table:table-cell>
          <table:table-cell table:style-name="ce132" table:number-columns-repeated="2"/>
          <table:table-cell table:style-name="ce124" office:value-type="string" calcext:value-type="string">
            <text:p>Total</text:p>
          </table:table-cell>
          <table:table-cell table:style-name="ce131" table:formula="of:=SUM([.G38:.G40])" office:value-type="float" office:value="0" calcext:value-type="float">
            <text:p>0</text:p>
          </table:table-cell>
          <table:table-cell table:style-name="ce132"/>
          <table:table-cell table:style-name="ce153" table:formula="of:=IF([.$G$45]&lt;&gt;0;[.G42]/[.$G$45];&quot;&quot;)">
            <text:p/>
          </table:table-cell>
          <table:table-cell table:style-name="ce132" table:number-columns-repeated="2"/>
          <table:table-cell table:style-name="ce161"/>
          <table:table-cell table:number-columns-repeated="1012"/>
        </table:table-row>
        <table:table-row table:style-name="ro7">
          <table:table-cell table:style-name="ce120"/>
          <table:table-cell table:style-name="ce125"/>
          <table:table-cell table:style-name="ce131" table:number-columns-repeated="9"/>
          <table:table-cell table:style-name="ce163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2" table:number-columns-repeated="5"/>
          <table:table-cell table:style-name="ce132">
            <draw:frame table:end-cell-address="Sumário.L51" table:end-x="11.66mm" table:end-y="4.51mm" draw:z-index="0" draw:name="Chart 8" draw:style-name="gr2" svg:width="57.64mm" svg:height="32.77mm" svg:x="2.18mm" svg:y="1.38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32" table:number-columns-repeated="3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text:p>Total PF não ajustados (contagem detalhada)</text:p>
          </table:table-cell>
          <table:table-cell table:style-name="ce132" table:number-columns-repeated="4"/>
          <table:table-cell table:style-name="ce131" table:formula="of:=SUM([.G14]+[.G21]+[.G28]+[.G35]+[.G42])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office:annotation draw:style-name="gr1" draw:text-style-name="P2" svg:width="64.29mm" svg:height="15.61mm" svg:x="34.4mm" svg:y="196.59mm" draw:caption-point-x="-13.87mm" draw:caption-point-y="-25.84mm">
              <dc:date>2016-03-10T00:00:00</dc:date>
              <text:p text:style-name="P1"><text:span text:style-name="T1">Técnica de estimativa do tamanho desenvolvida pela NESMA. Assume que os arquivos lógicos são de complexidade baixa e as transações são de complexidade média. </text:span></text:p>
            </office:annotation>
            <text:p>Total PF não ajustados (contagem estimativa)</text:p>
          </table:table-cell>
          <table:table-cell table:style-name="ce132" table:number-columns-repeated="4"/>
          <table:table-cell table:style-name="ce131" table:formula="of:=([.C10]+[.C11]+[.C12])*4+([.C17]+[.C18]+[.C19])*5+([.C24]+[.C25]+[.C26])*4+([.C31]+[.C32]+[.C33])*7+([.C38]+[.C39]+[.C40])*5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office:annotation draw:style-name="gr1" draw:text-style-name="P2" svg:width="64.29mm" svg:height="15.61mm" svg:x="34.4mm" svg:y="200.82mm" draw:caption-point-x="-13.87mm" draw:caption-point-y="-25.84mm">
              <dc:date>2016-03-10T00:00:00</dc:date>
              <text:p text:style-name="P1"><text:span text:style-name="T1">Técnica de estimativa do tamanho desenvolvida pela NESMA. Basie-se apenas nos arquivos lógicos. Assume que cada ALI tem um peso de 35 PF e cada AIE um peso de 15 PF</text:span></text:p>
            </office:annotation>
            <text:p>Total PF não ajustados (contagem indicativa)</text:p>
          </table:table-cell>
          <table:table-cell table:style-name="ce132" table:number-columns-repeated="4"/>
          <table:table-cell table:style-name="ce131" table:formula="of:=([.C31]+[.C32]+[.C33])*35+([.C38]+[.C39]+[.C40])*15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 table:number-rows-repeated="2">
          <table:table-cell table:style-name="ce119"/>
          <table:table-cell/>
          <table:table-cell table:style-name="ce132" table:number-columns-repeated="9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number-columns-repeated="6"/>
          <table:table-cell table:style-name="ce132" table:number-columns-repeated="3"/>
          <table:table-cell/>
          <table:table-cell table:style-name="ce161"/>
          <table:table-cell table:number-columns-repeated="1012"/>
        </table:table-row>
        <table:table-row table:style-name="ro8">
          <table:table-cell table:style-name="ce119"/>
          <table:table-cell table:number-columns-repeated="6"/>
          <table:table-cell table:style-name="ce132" table:number-columns-repeated="3"/>
          <table:table-cell/>
          <table:table-cell table:style-name="ce161"/>
          <table:table-cell table:number-columns-repeated="1012"/>
        </table:table-row>
        <table:table-row table:style-name="ro2">
          <table:table-cell table:style-name="ce118"/>
          <table:table-cell table:style-name="ce123" table:number-columns-repeated="10"/>
          <table:table-cell table:style-name="ce160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text:p>Total de PF Local</text:p>
          </table:table-cell>
          <table:table-cell table:number-columns-repeated="9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number-columns-repeated="3"/>
          <table:table-cell table:style-name="ce204" office:value-type="string" calcext:value-type="string">
            <text:p>NÃO AJS</text:p>
          </table:table-cell>
          <table:table-cell table:style-name="ce204" office:value-type="string" calcext:value-type="string">
            <text:p>DFL</text:p>
          </table:table-cell>
          <table:table-cell table:style-name="ce204" office:value-type="string" calcext:value-type="string">
            <text:p>LOCAL</text:p>
          </table:table-cell>
          <table:table-cell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6" office:value-type="string" calcext:value-type="string" table:number-columns-spanned="3" table:number-rows-spanned="1">
            <text:p>INCLUSÃO (ADD)</text:p>
          </table:table-cell>
          <table:covered-table-cell table:number-columns-repeated="2"/>
          <table:table-cell table:style-name="ce137" table:formula="of:=SUMIF([Funções.$G$9:.$G$1048508];&quot;I&quot;;[Funções.$M$9:.$M$1048508])" office:value-type="float" office:value="20" calcext:value-type="float">
            <text:p>20,00</text:p>
          </table:table-cell>
          <table:table-cell table:style-name="ce137" table:formula="of:=[Contagem.U14]" office:value-type="float" office:value="1" calcext:value-type="float">
            <text:p>1,00</text:p>
          </table:table-cell>
          <table:table-cell table:style-name="ce142" table:formula="of:=[.F55]*[.E55]" office:value-type="float" office:value="20" calcext:value-type="float">
            <text:p>20,00</text:p>
          </table:table-cell>
          <table:table-cell table:style-name="ce145" table:number-columns-repeated="3"/>
          <table:table-cell table:style-name="ce156" office:value-type="string" calcext:value-type="string">
            <text:p>TOTAL</text:p>
          </table:table-cell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6" office:value-type="string" calcext:value-type="string" table:number-columns-spanned="3" table:number-rows-spanned="1">
            <text:p>ALTERAÇÃO (CHG)</text:p>
          </table:table-cell>
          <table:covered-table-cell table:number-columns-repeated="2"/>
          <table:table-cell table:style-name="ce137" table:formula="of:=SUMIF([Funções.$G$9:.$G$1048508];&quot;A&quot;;[Funções.$M$9:.$M$1048517])" office:value-type="float" office:value="86" calcext:value-type="float">
            <text:p>86,00</text:p>
          </table:table-cell>
          <table:table-cell table:style-name="ce137" table:formula="of:=[Contagem.U15]" office:value-type="float" office:value="0.6" calcext:value-type="float">
            <text:p>0,60</text:p>
          </table:table-cell>
          <table:table-cell table:style-name="ce142" table:formula="of:=[.F56]*[.E56]" office:value-type="float" office:value="51.6" calcext:value-type="float">
            <text:p>51,60</text:p>
          </table:table-cell>
          <table:table-cell table:style-name="ce145" table:number-columns-repeated="3"/>
          <table:table-cell table:style-name="ce157" table:formula="of:=[Contagem.W8]" office:value-type="float" office:value="71.6" calcext:value-type="float">
            <text:p>71,60</text:p>
          </table:table-cell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6" office:value-type="string" calcext:value-type="string" table:number-columns-spanned="3" table:number-rows-spanned="1">
            <text:p>EXCLUSÃO (DEL)</text:p>
          </table:table-cell>
          <table:covered-table-cell table:number-columns-repeated="2"/>
          <table:table-cell table:style-name="ce137" table:formula="of:=SUMIF([Funções.$G$12:.$G$43];&quot;E&quot;;[Funções.$M$12:.$M$43])" office:value-type="float" office:value="0" calcext:value-type="float">
            <text:p>0,00</text:p>
          </table:table-cell>
          <table:table-cell table:style-name="ce137" table:formula="of:=[Contagem.U16]" office:value-type="float" office:value="0.4" calcext:value-type="float">
            <text:p>0,40</text:p>
          </table:table-cell>
          <table:table-cell table:style-name="ce142" table:formula="of:=[.F57]*[.E57]" office:value-type="float" office:value="0" calcext:value-type="float">
            <text:p>0,00</text:p>
          </table:table-cell>
          <table:table-cell table:style-name="ce145" table:number-columns-repeated="3"/>
          <table:table-cell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6" office:value-type="string" calcext:value-type="string" table:number-columns-spanned="3" table:number-rows-spanned="1">
            <text:p>TESTE (TST)</text:p>
          </table:table-cell>
          <table:covered-table-cell table:number-columns-repeated="2"/>
          <table:table-cell table:style-name="ce137" table:formula="of:=SUMIF([Funções.$G$12:.$G$43];&quot;T&quot;;[Funções.$M$12:.$M$43])" office:value-type="float" office:value="0" calcext:value-type="float">
            <text:p>0,00</text:p>
          </table:table-cell>
          <table:table-cell table:style-name="ce137" table:formula="of:=[Contagem.U17]" office:value-type="float" office:value="0.6" calcext:value-type="float">
            <text:p>0,60</text:p>
          </table:table-cell>
          <table:table-cell table:style-name="ce142" table:formula="of:=[.F58]*[.E58]" office:value-type="float" office:value="0" calcext:value-type="float">
            <text:p>0,00</text:p>
          </table:table-cell>
          <table:table-cell table:style-name="ce145" table:number-columns-repeated="3"/>
          <table:table-cell/>
          <table:table-cell table:style-name="ce161"/>
          <table:table-cell table:number-columns-repeated="1012"/>
        </table:table-row>
        <table:table-row table:style-name="ro2">
          <table:table-cell table:style-name="ce121"/>
          <table:table-cell table:style-name="ce127"/>
          <table:table-cell table:style-name="ce133"/>
          <table:table-cell table:style-name="ce136"/>
          <table:table-cell table:style-name="ce138"/>
          <table:table-cell table:style-name="ce136"/>
          <table:table-cell table:style-name="ce143"/>
          <table:table-cell table:style-name="ce146" table:number-columns-repeated="3"/>
          <table:table-cell table:style-name="ce158"/>
          <table:table-cell table:style-name="ce164"/>
          <table:table-cell table:number-columns-repeated="1012"/>
        </table:table-row>
        <table:table-row table:style-name="ro2" table:number-rows-repeated="2">
          <table:table-cell/>
          <table:table-cell table:style-name="ce128"/>
          <table:table-cell table:style-name="ce134"/>
          <table:table-cell/>
          <table:table-cell table:style-name="ce139"/>
          <table:table-cell/>
          <table:table-cell table:style-name="ce144"/>
          <table:table-cell table:style-name="ce145" table:number-columns-repeated="3"/>
          <table:table-cell table:style-name="ce159"/>
          <table:table-cell table:number-columns-repeated="1013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Sumário.$A$1" table:cell-range-address="Sumário.$A$1:Sumário.$L$59"/>
        </table:named-expressions>
      </table:table>
      <table:named-expressions>
        <table:named-range table:name="CF" table:base-cell-address="$Funções.$A$1" table:cell-range-address="Funções.$J$12:Funções.$J$43"/>
        <table:named-range table:name="Data" table:base-cell-address="$Contagem.$A$1" table:cell-range-address="Contagem.$X$10"/>
        <table:named-range table:name="Projeto" table:base-cell-address="$Contagem.$A$1" table:cell-range-address="Contagem.$F$9"/>
        <table:named-range table:name="Responsável" table:base-cell-address="$Contagem.$A$1" table:cell-range-address="Contagem.$F$10"/>
        <table:named-range table:name="Revisor" table:base-cell-address="$Contagem.$A$1" table:cell-range-address="Contagem.$F$11"/>
        <table:named-range table:name="Revisão" table:base-cell-address="$Contagem.$A$1" table:cell-range-address="Contagem.$X$11"/>
        <table:named-range table:name="UFPB" table:base-cell-address="$Contagem.$A$1" table:cell-range-address="Contagem.$Y$15"/>
        <table:named-expression table:name="VAF" table:base-cell-address="$Contagem.$A$1" table:expression="#REF!"/>
        <table:named-expression table:name="VAFA" table:base-cell-address="$Contagem.$A$1" table:expression="#REF!"/>
        <table:named-expression table:name="VAFB" table:base-cell-address="$Contagem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Franklin Gothic Medium" svg:font-family="'Franklin Gothic Medium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26mm" svg:stroke-color="#000000" draw:stroke-linejoin="round" svg:stroke-linecap="butt" draw:fill-color="#ffffff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>R$</number:currency-symbol>
      <number:number number:decimal-places="2" loext:min-decimal-places="2" number:min-integer-digits="1" number:grouping="true"/>
      <number:text> </number:text>
    </number:currency-style>
    <number:currency-style style:name="N111P1" style:volatile="true">
      <number:currency-symbol>R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11P2" style:volatile="true">
      <number:currency-symbol>R$</number:currency-symbol>
      <number:text>-</number:text>
      <number:number number:decimal-places="0" loext:min-decimal-places="0" number:min-integer-digits="2"/>
      <number:text>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number:text>-</number:text>
      <number:number number:decimal-places="0" loext:min-decimal-places="0" number:min-integer-digits="2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08">
      <number:currency-symbol>R$</number:currency-symbol>
      <number:number number:decimal-places="2" loext:min-decimal-places="2" number:min-integer-digits="1" number:grouping="true"/>
      <number:text> </number:text>
    </number:currency-style>
    <number:currency-style style:name="N109">
      <number:currency-symbol>R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10">
      <number:currency-symbol>R$</number:currency-symbol>
      <number:text>-</number:text>
      <number:number number:decimal-places="0" loext:min-decimal-places="0" number:min-integer-digits="2"/>
      <number:text> </number:text>
    </number:currency-style>
    <number:number-style style:name="N112">
      <number:number number:decimal-places="2" loext:min-decimal-places="2" number:min-integer-digits="1" number:grouping="true"/>
      <number:text> </number:text>
    </number:number-style>
    <number:number-style style:name="N113">
      <number:text> (</number:text>
      <number:number number:decimal-places="2" loext:min-decimal-places="2" number:min-integer-digits="1" number:grouping="true"/>
      <number:text>)</number:text>
    </number:number-style>
    <number:number-style style:name="N114">
      <number:text>-</number:text>
      <number:number number:decimal-places="0" loext:min-decimal-places="0" number:min-integer-digits="2"/>
      <number:text> </number:text>
    </number:number-style>
    <number:percentage-style style:name="N116">
      <number:number number:decimal-places="1" loext:min-decimal-places="1" number:min-integer-digits="1"/>
      <number:text>%</number:text>
    </number:percentage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1">
      <number:day/>
      <number:text>/</number:text>
      <number:month/>
      <number:text>/</number:text>
      <number:year number:style="long"/>
    </number:date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Ênfase1" style:display-name="20% - Ênfase1" style:family="table-cell" style:parent-style-name="Default" style:data-style-name="N0">
      <style:table-cell-properties fo:background-color="#ffffff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2_0_25__20_-_20_Ênfase2" style:display-name="20% - Ênfase2" style:family="table-cell" style:parent-style-name="Default" style:data-style-name="N0">
      <style:table-cell-properties fo:background-color="#ffcc99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2_0_25__20_-_20_Ênfase3" style:display-name="20% - Ênfase3" style:family="table-cell" style:parent-style-name="Default" style:data-style-name="N0">
      <style:table-cell-properties fo:background-color="#ffffc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2_0_25__20_-_20_Ênfase4" style:display-name="20% - Ênfase4" style:family="table-cell" style:parent-style-name="Default" style:data-style-name="N0">
      <style:table-cell-properties fo:background-color="#ffffff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2_0_25__20_-_20_Ênfase5" style:display-name="20% - Ênfase5" style:family="table-cell" style:parent-style-name="Default" style:data-style-name="N0">
      <style:table-cell-properties fo:background-color="#ccffff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2_0_25__20_-_20_Ênfase6" style:display-name="20% - Ênfase6" style:family="table-cell" style:parent-style-name="Default" style:data-style-name="N0">
      <style:table-cell-properties fo:background-color="#ffcc99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4_0_25__20_-_20_Ênfase1" style:display-name="40% - Ênfase1" style:family="table-cell" style:parent-style-name="Default" style:data-style-name="N0">
      <style:table-cell-properties fo:background-color="#c0c0c0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4_0_25__20_-_20_Ênfase2" style:display-name="40% - Ênfase2" style:family="table-cell" style:parent-style-name="Default" style:data-style-name="N0">
      <style:table-cell-properties fo:background-color="#ff8080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4_0_25__20_-_20_Ênfase3" style:display-name="40% - Ênfase3" style:family="table-cell" style:parent-style-name="Default" style:data-style-name="N0">
      <style:table-cell-properties fo:background-color="#ffff99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4_0_25__20_-_20_Ênfase4" style:display-name="40% - Ênfase4" style:family="table-cell" style:parent-style-name="Default" style:data-style-name="N0">
      <style:table-cell-properties fo:background-color="#c0c0c0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4_0_25__20_-_20_Ênfase5" style:display-name="40% - Ênfase5" style:family="table-cell" style:parent-style-name="Default" style:data-style-name="N0">
      <style:table-cell-properties fo:background-color="#99ccff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4_0_25__20_-_20_Ênfase6" style:display-name="40% - Ênfase6" style:family="table-cell" style:parent-style-name="Default" style:data-style-name="N0">
      <style:table-cell-properties fo:background-color="#ffcc99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6_0_25__20_-_20_Ênfase1" style:display-name="60% - Ênfase1" style:family="table-cell" style:parent-style-name="Default" style:data-style-name="N0">
      <style:table-cell-properties fo:background-color="#33cccc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6_0_25__20_-_20_Ênfase2" style:display-name="60% - Ênfase2" style:family="table-cell" style:parent-style-name="Default" style:data-style-name="N0">
      <style:table-cell-properties fo:background-color="#ff8080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6_0_25__20_-_20_Ênfase3" style:display-name="60% - Ênfase3" style:family="table-cell" style:parent-style-name="Default" style:data-style-name="N0">
      <style:table-cell-properties fo:background-color="#ffff99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6_0_25__20_-_20_Ênfase4" style:display-name="60% - Ênfase4" style:family="table-cell" style:parent-style-name="Default" style:data-style-name="N0">
      <style:table-cell-properties fo:background-color="#c0c0c0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6_0_25__20_-_20_Ênfase5" style:display-name="60% - Ênfase5" style:family="table-cell" style:parent-style-name="Default" style:data-style-name="N0">
      <style:table-cell-properties fo:background-color="#33cccc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6_0_25__20_-_20_Ênfase6" style:display-name="60% - Ênfase6" style:family="table-cell" style:parent-style-name="Default" style:data-style-name="N0">
      <style:table-cell-properties fo:background-color="#ffcc99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Bom" style:family="table-cell" style:parent-style-name="Default" style:data-style-name="N0">
      <style:table-cell-properties fo:background-color="#ccffcc"/>
      <style:text-properties fo:color="#006411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Cálculo" style:family="table-cell" style:parent-style-name="Default" style:data-style-name="N0">
      <style:table-cell-properties fo:background-color="#ffffff" fo:border="0.06pt solid #808080"/>
      <style:text-properties fo:color="#ff9900" style:font-name="Calibri" fo:font-family="Calibri" fo:font-size="12pt" fo:font-weight="bold" style:font-name-asian="Calibri" style:font-family-asian="Calibri" style:font-size-asian="12pt" style:font-weight-asian="bold" style:font-name-complex="Calibri" style:font-family-complex="Calibri" style:font-size-complex="12pt" style:font-weight-complex="bold"/>
    </style:style>
    <style:style style:name="Célula_20_de_20_Verificação" style:display-name="Célula de Verificação" style:family="table-cell" style:parent-style-name="Default" style:data-style-name="N0">
      <style:table-cell-properties fo:background-color="#969696" fo:border="0.06pt solid #333333"/>
      <style:text-properties fo:color="#ffffff" style:font-name="Calibri" fo:font-family="Calibri" fo:font-size="12pt" fo:font-weight="bold" style:font-name-asian="Calibri" style:font-family-asian="Calibri" style:font-size-asian="12pt" style:font-weight-asian="bold" style:font-name-complex="Calibri" style:font-family-complex="Calibri" style:font-size-complex="12pt" style:font-weight-complex="bold"/>
    </style:style>
    <style:style style:name="Célula_20_Vinculada" style:display-name="Célula Vinculada" style:family="table-cell" style:parent-style-name="Default" style:data-style-name="N0">
      <style:table-cell-properties fo:border-bottom="0.06pt solid #ff9900" fo:border-left="none" fo:border-right="none" fo:border-top="none"/>
      <style:text-properties fo:color="#ff99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Ênfase1" style:family="table-cell" style:parent-style-name="Default" style:data-style-name="N0">
      <style:table-cell-properties fo:background-color="#33cccc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Ênfase2" style:family="table-cell" style:parent-style-name="Default" style:data-style-name="N0">
      <style:table-cell-properties fo:background-color="#90713a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Ênfase3" style:family="table-cell" style:parent-style-name="Default" style:data-style-name="N0">
      <style:table-cell-properties fo:background-color="#90713a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Ênfase4" style:family="table-cell" style:parent-style-name="Default" style:data-style-name="N0">
      <style:table-cell-properties fo:background-color="#666699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Ênfase5" style:family="table-cell" style:parent-style-name="Default" style:data-style-name="N0">
      <style:table-cell-properties fo:background-color="#33cccc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Ênfase6" style:family="table-cell" style:parent-style-name="Default" style:data-style-name="N0">
      <style:table-cell-properties fo:background-color="#ff6600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Entrada" style:family="table-cell" style:parent-style-name="Default" style:data-style-name="N0">
      <style:table-cell-properties fo:background-color="#ffcc99" fo:border="0.06pt solid #808080"/>
      <style:text-properties fo:color="#333399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Incorreto" style:family="table-cell" style:parent-style-name="Default" style:data-style-name="N0">
      <style:table-cell-properties fo:background-color="#ff99cc"/>
      <style:text-properties fo:color="#f20884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Moeda" style:family="table-cell" style:parent-style-name="Default" style:data-style-name="N111"/>
    <style:style style:name="Neutra" style:family="table-cell" style:parent-style-name="Default" style:data-style-name="N0">
      <style:table-cell-properties fo:background-color="#ffff99"/>
      <style:text-properties fo:color="#9933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ta" style:family="table-cell" style:parent-style-name="Default" style:data-style-name="N0">
      <style:table-cell-properties fo:background-color="#ffffcc" fo:border="0.06pt solid #c0c0c0"/>
    </style:style>
    <style:style style:name="Porcentagem" style:family="table-cell" style:parent-style-name="Default" style:data-style-name="N10"/>
    <style:style style:name="Saída" style:family="table-cell" style:parent-style-name="Default" style:data-style-name="N0">
      <style:table-cell-properties fo:background-color="#ffffff" fo:border="0.06pt solid #333333"/>
      <style:text-properties fo:color="#333333" style:font-name="Calibri" fo:font-family="Calibri" fo:font-size="12pt" fo:font-weight="bold" style:font-name-asian="Calibri" style:font-family-asian="Calibri" style:font-size-asian="12pt" style:font-weight-asian="bold" style:font-name-complex="Calibri" style:font-family-complex="Calibri" style:font-size-complex="12pt" style:font-weight-complex="bold"/>
    </style:style>
    <style:style style:name="Texto_20_de_20_Aviso" style:display-name="Texto de Aviso" style:family="table-cell" style:parent-style-name="Default" style:data-style-name="N0">
      <style:text-properties fo:color="#dd0806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Texto_20_Explicativo" style:display-name="Texto Explicativo" style:family="table-cell" style:parent-style-name="Default" style:data-style-name="N0">
      <style:text-properties fo:color="#808080" style:font-name="Calibri" fo:font-family="Calibri" fo:font-size="12pt" fo:font-style="italic" style:font-name-asian="Calibri" style:font-family-asian="Calibri" style:font-size-asian="12pt" style:font-style-asian="italic" style:font-name-complex="Calibri" style:font-family-complex="Calibri" style:font-size-complex="12pt" style:font-style-complex="italic"/>
    </style:style>
    <style:style style:name="Título_20_1" style:display-name="Título 1" style:family="table-cell" style:parent-style-name="Default" style:data-style-name="N0">
      <style:text-properties fo:color="#333399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Título_20_1_20_1" style:display-name="Título 1 1" style:family="table-cell" style:parent-style-name="Default" style:data-style-name="N0">
      <style:table-cell-properties fo:border-bottom="2.49pt solid #33cccc" fo:border-left="none" fo:border-right="none" fo:border-top="none"/>
      <style:text-properties fo:color="#333399" style:font-name="Calibri" fo:font-family="Calibri" fo:font-size="15pt" fo:font-weight="bold" style:font-name-asian="Calibri" style:font-family-asian="Calibri" style:font-size-asian="15pt" style:font-weight-asian="bold" style:font-name-complex="Calibri" style:font-family-complex="Calibri" style:font-size-complex="15pt" style:font-weight-complex="bold"/>
    </style:style>
    <style:style style:name="Título_20_2" style:display-name="Título 2" style:family="table-cell" style:parent-style-name="Default" style:data-style-name="N0">
      <style:table-cell-properties fo:border-bottom="2.49pt solid #c0c0c0" fo:border-left="none" fo:border-right="none" fo:border-top="none"/>
      <style:text-properties fo:color="#333399" style:font-name="Calibri" fo:font-family="Calibri" fo:font-size="13pt" fo:font-weight="bold" style:font-name-asian="Calibri" style:font-family-asian="Calibri" style:font-size-asian="13pt" style:font-weight-asian="bold" style:font-name-complex="Calibri" style:font-family-complex="Calibri" style:font-size-complex="13pt" style:font-weight-complex="bold"/>
    </style:style>
    <style:style style:name="Título_20_3" style:display-name="Título 3" style:family="table-cell" style:parent-style-name="Default" style:data-style-name="N0">
      <style:table-cell-properties fo:border-bottom="2.01pt solid #33cccc" fo:border-left="none" fo:border-right="none" fo:border-top="none"/>
      <style:text-properties fo:color="#333399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Título_20_4" style:display-name="Título 4" style:family="table-cell" style:parent-style-name="Default" style:data-style-name="N0">
      <style:text-properties fo:color="#333399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Total" style:family="table-cell" style:parent-style-name="Default" style:data-style-name="N0">
      <style:table-cell-properties fo:border-bottom="0.06pt solid #33cccc" fo:border-left="none" fo:border-right="none" fo:border-top="0.06pt solid #33cccc"/>
      <style:text-properties fo:color="#000000" style:font-name="Calibri" fo:font-family="Calibri" fo:font-size="12pt" fo:font-weight="bold" style:font-name-asian="Calibri" style:font-family-asian="Calibri" style:font-size-asian="12pt" style:font-weight-asian="bold" style:font-name-complex="Calibri" style:font-family-complex="Calibri" style:font-size-complex="12pt" style:font-weight-complex="bold"/>
    </style:style>
    <style:style style:name="Vírgula" style:family="table-cell" style:parent-style-name="Default" style:data-style-name="N115"/>
    <style:style style:name="cf1" style:family="table-cell" style:parent-style-name="Default">
      <style:table-cell-properties fo:background-color="#ccffff"/>
      <style:text-properties fo:color="#006411" fo:font-style="italic" style:font-style-asian="italic" style:font-style-complex="italic"/>
    </style:style>
    <style:style style:name="cf2" style:family="table-cell" style:parent-style-name="Default">
      <style:table-cell-properties fo:background-color="#ffff99"/>
      <style:text-properties fo:color="#ff6600"/>
    </style:style>
    <style:style style:name="cf3" style:family="table-cell" style:parent-style-name="Default">
      <style:table-cell-properties fo:background-color="#ffcc99"/>
      <style:text-properties fo:color="#dd0806" fo:font-weight="bold" style:font-weight-asian="bold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13mm" fo:margin-left="24.99mm" fo:margin-right="24.99mm" style:print-page-order="ttb" style:first-page-number="continue" style:scale-to="100%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portrait" fo:margin-top="8.01mm" fo:margin-bottom="14.99mm" fo:margin-left="14.99mm" fo:margin-right="14.99mm" style:print-page-order="ttb" style:first-page-number="continue" style:scale-to="100%" style:print="charts drawings objects"/>
      <style:header-style>
        <style:header-footer-properties fo:min-height="21.01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5">
      <style:page-layout-properties style:num-format="1" style:print-orientation="portrait" fo:margin-top="13mm" fo:margin-bottom="13mm" fo:margin-left="19mm" fo:margin-right="19mm" style:print-page-order="ttb" style:first-page-number="continue" style:scale-to="100%" style:print="charts drawings objects"/>
      <style:header-style>
        <style:header-footer-properties fo:min-height="20mm" fo:margin-left="0mm" fo:margin-right="0mm" fo:margin-bottom="0mm"/>
      </style:header-style>
      <style:footer-style>
        <style:header-footer-properties fo:min-height="11.99mm" fo:margin-left="0mm" fo:margin-right="0mm" fo:margin-top="0mm"/>
      </style:footer-style>
    </style:page-layout>
    <style:style style:name="MT1" style:family="text">
      <style:text-properties fo:color="#000000" fo:font-size="8pt" style:font-size-asian="8pt" style:font-size-complex="8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 style:data-style-name="N2" text:time-value="17:29:59.87710573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style:region-center>
          <text:p>Coordenação-Geral de Tecnologia da Informação – Governança de TI</text:p>
          <text:p/>
          <text:p/>
        </style:region-center>
        <style:region-right>
          <text:p/>
          <text:p/>
          <text:p>PDS - Processo de Gerenciamento de Projetos</text:p>
          <text:p>PPF – Planilha de Contagem de Pontos de Função</text:p>
          <text:p/>
        </style:region-right>
      </style:header>
      <style:header-left style:display="false"/>
      <style:footer>
        <style:region-left>
          <text:p>Mod. PPF – Planilha de Contagem por Ponto de Função – versão 2.0</text:p>
        </style:region-left>
        <style:region-right>
          <text:p><text:span text:style-name="MT1"><text:page-number>1</text:page-number></text:span><text:span text:style-name="MT1"><text:s/>/ </text:span><text:span text:style-name="MT1"><text:page-count>99</text:page-count></text:span></text:p>
        </style:region-right>
      </style:footer>
      <style:footer-left style:display="false"/>
    </style:master-page>
    <style:master-page style:name="mp2" style:page-layout-name="Mpm4">
      <style:header>
        <style:region-center>
          <text:p>Coordenação-Geral de Tecnologia da Informação – Governança de TI</text:p>
          <text:p/>
          <text:p/>
        </style:region-center>
        <style:region-right>
          <text:p/>
          <text:p/>
          <text:p>PDS - Processo de Gerenciamento de Projetos</text:p>
          <text:p>PPF – Planilha de Contagem de Pontos de Função</text:p>
          <text:p/>
        </style:region-right>
      </style:header>
      <style:header-left style:display="false"/>
      <style:footer>
        <style:region-left>
          <text:p>Mod. PPF – Planilha de Contagem por Ponto de Função – versão 2.0</text:p>
        </style:region-left>
        <style:region-right>
          <text:p><text:page-number>1</text:page-number><text:s/>/ <text:page-count>99</text:page-count></text:p>
        </style:region-right>
      </style:footer>
      <style:footer-left style:display="false"/>
    </style:master-page>
    <style:master-page style:name="mp3" style:page-layout-name="Mpm5">
      <style:header>
        <style:region-center>
          <text:p>Coordenação-Geral de Tecnologia da Informação – Governança de TI</text:p>
          <text:p/>
          <text:p/>
        </style:region-center>
        <style:region-right>
          <text:p/>
          <text:p/>
          <text:p>PDS - Processo de Gerenciamento de Projetos</text:p>
          <text:p>PPF – Planilha de Contagem de Pontos de Função</text:p>
        </style:region-right>
      </style:header>
      <style:header-left style:display="false"/>
      <style:footer>
        <style:region-left>
          <text:p>Mod. PPF – Planilha de Contagem por Ponto de Função – versão 2.0 </text:p>
        </style:region-left>
        <style:region-right>
          <text:p><text:span text:style-name="MT1"><text:page-number>1</text:page-number></text:span><text:span text:style-name="MT1"><text:s/>/ </text:span><text:span text:style-name="M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meta:initial-creator>Cássio Guedes</meta:initial-creator>
    <meta:creation-date>2011-10-06T19:57:08Z</meta:creation-date>
    <dc:date>2019-11-26T17:30:24.775957744</dc:date>
    <meta:print-date>2016-03-10T17:54:20Z</meta:print-date>
    <meta:editing-duration>P2DT2H14M48S</meta:editing-duration>
    <meta:editing-cycles>155</meta:editing-cycles>
    <meta:document-statistic meta:table-count="3" meta:cell-count="4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size="7.99991989135742pt" fo:font-weight="bold" style:font-family-asian="Arial" style:font-size-asian="7.99991989135742pt" style:font-weight-asian="bold" style:font-family-complex="Arial" style:font-size-complex="7.99991989135742pt" style:font-weight-complex="bold"/>
    </style:style>
    <style:style style:name="ch3" style:family="chart">
      <style:graphic-properties svg:stroke-width="0.035cm" draw:fill="solid" draw:fill-color="#ffffff"/>
      <style:text-properties fo:color="#000000" style:text-position="0% 100%" fo:font-size="5.25023984909058pt" style:font-family-asian="Arial" style:font-size-asian="5.25023984909058pt" style:font-family-complex="Arial" style:font-size-complex="5.25023984909058pt"/>
    </style:style>
    <style:style style:name="ch4" style:family="chart">
      <style:chart-properties chart:angle-offset="0"/>
      <style:graphic-properties draw:stroke="none" draw:fill="none"/>
    </style:style>
    <style:style style:name="ch5" style:family="chart" style:data-style-name="N0">
      <style:chart-properties chart:display-label="false" chart:logarithmic="false" chart:reverse-direction="true" text:line-break="false" loext:try-staggering-first="true" chart:link-data-style-to-source="false" chart:axis-position="0" chart:axis-label-position="outside-start" chart:tick-mark-position="at-labels"/>
      <style:text-properties fo:font-size="10pt" style:font-size-asian="10pt" style:font-size-complex="10pt"/>
    </style:style>
    <style:style style:name="ch6" style:family="chart" style:data-style-name="N0">
      <style:chart-properties chart:display-label="false" chart:logarithmic="false" chart:reverse-direction="false" text:line-break="false" loext:try-staggering-first="true" chart:link-data-style-to-source="false" chart:axis-position="end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>
        <chart:label-separator>
          <text:p>;</text:p>
        </chart:label-separator>
      </style:chart-properties>
      <style:graphic-properties svg:stroke-width="0.009cm"/>
      <style:text-properties fo:color="#000000" style:text-position="0% 100%" fo:font-size="10.0000801086426pt" style:font-family-asian="Arial" style:font-size-asian="10.0000801086426pt" style:font-family-complex="Arial" style:font-size-complex="10.0000801086426pt"/>
    </style:style>
    <style:style style:name="ch8" style:family="chart">
      <style:chart-properties chart:solid-type="cuboid" chart:data-label-number="value" chart:data-label-text="false" chart:data-label-symbol="false" chart:label-position="avoid-overlap"/>
      <style:graphic-properties draw:fill-color="#9999ff"/>
    </style:style>
    <style:style style:name="ch9" style:family="chart">
      <style:chart-properties chart:solid-type="cuboid" chart:data-label-number="value" chart:data-label-text="false" chart:data-label-symbol="false" chart:label-position="avoid-overlap"/>
      <style:graphic-properties draw:fill-color="#993366"/>
      <style:text-properties fo:font-size="7.99991989135742pt" style:font-size-asian="7.99991989135742pt" style:font-size-complex="7.99991989135742pt"/>
    </style:style>
    <style:style style:name="ch10" style:family="chart">
      <style:chart-properties chart:solid-type="cuboid" chart:data-label-number="value" chart:data-label-text="false" chart:data-label-symbol="false" chart:label-position="avoid-overlap"/>
      <style:graphic-properties draw:fill-color="#ffffcc"/>
      <style:text-properties fo:font-size="7.99991989135742pt" style:font-size-asian="7.99991989135742pt" style:font-size-complex="7.99991989135742pt"/>
    </style:style>
    <style:style style:name="ch11" style:family="chart">
      <style:chart-properties chart:solid-type="cuboid" chart:data-label-number="value" chart:data-label-text="false" chart:data-label-symbol="false" chart:label-position="avoid-overlap"/>
      <style:graphic-properties draw:fill-color="#ccffff"/>
      <style:text-properties fo:font-size="7.99991989135742pt" style:font-size-asian="7.99991989135742pt" style:font-size-complex="7.99991989135742pt"/>
    </style:style>
    <style:style style:name="ch12" style:family="chart">
      <style:chart-properties chart:solid-type="cuboid" chart:data-label-number="value" chart:data-label-text="false" chart:data-label-symbol="false" chart:label-position="avoid-overlap"/>
      <style:graphic-properties draw:fill-color="#660066"/>
      <style:text-properties fo:font-size="7.99991989135742pt" style:font-size-asian="7.99991989135742pt" style:font-size-complex="7.99991989135742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5.874cm" svg:height="3.387cm" xlink:href="." xlink:type="simple" chart:class="chart:circle" chart:style-name="ch1">
        <chart:title svg:x="1.391cm" svg:y="0.185cm" chart:style-name="ch2">
          <text:p>% por Tipo de Função</text:p>
        </chart:title>
        <chart:legend chart:legend-position="end" svg:x="5.239cm" svg:y="1.429cm" style:legend-expansion="high" chart:style-name="ch3"/>
        <chart:plot-area chart:style-name="ch4" chart:data-source-has-labels="both" svg:x="2.566cm" svg:y="1.667cm" svg:width="0.741cm" svg:height="0.741cm">
          <chartooo:coordinate-region svg:x="2.566cm" svg:y="1.667cm" svg:width="0.741cm" svg:height="0.741cm"/>
          <chart:axis chart:dimension="x" chart:name="primary-x" chart:style-name="ch5" chartooo:axis-type="text">
            <chart:categories table:cell-range-address="local-table.$A$2:.$A$6"/>
          </chart:axis>
          <chart:axis chart:dimension="y" chart:name="primary-y" chart:style-name="ch6"/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